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c9211e" loext:opacity="100%" fo:language="grc" fo:country="GR" fo:font-weight="bold" style:font-weight-asian="bold" style:font-weight-complex="bold"/>
    </style:style>
    <style:style style:name="P2" style:family="paragraph" style:parent-style-name="Preformatted_20_Text">
      <style:text-properties fo:color="#c9211e" loext:opacity="100%" fo:language="grc" fo:country="GR"/>
    </style:style>
    <style:style style:name="P3" style:family="paragraph" style:parent-style-name="Preformatted_20_Text">
      <style:text-properties fo:language="grc" fo:country="GR"/>
    </style:style>
    <style:style style:name="T1" style:family="text">
      <style:text-properties fo:color="#c9211e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Ἁγίου Ἀνδρέου Κρήτης <text:s text:c="49"/>Mtakatifu Andrew wa Krete</text:p>
      <text:p text:style-name="P3"/>
      <text:p text:style-name="P1">ΜΕΓΑΣ ΚΑΝΩΝ <text:s text:c="58"/>KANE MKUBWA</text:p>
      <text:p text:style-name="P3"/>
      <text:p text:style-name="P2">«Ψυχή μου, ψυχή μου, ἀνάστα, τί καθεύδεις;» <text:s text:c="26"/>"Nafsi yangu, roho yangu, inuka, umeketi nini?"</text:p>
      <text:p text:style-name="P3"/>
      <text:p text:style-name="P2">Εἰσαγωγή, νεοελληνικὴ ἀπόδοσις, σχόλια: <text:s text:c="30"/>Utangulizi, tafsiri ya kisasa ya Kigiriki, inatoa maoni:</text:p>
      <text:p text:style-name="P2">Μητροπολίτης Νέας Σμύρνης Συμεών <text:s text:c="37"/>Simeoni Metropolitan wa Smirna Mpya</text:p>
      <text:p text:style-name="P2"/>
      <text:p text:style-name="P2">Ὠδὴ α´. Ἦχος πλ. β´. Εἱρμός. <text:s text:c="41"/>Ὠδὴ a´. hos pl. b'. Mshikamano.</text:p>
      <text:p text:style-name="P3"/>
      <text:p text:style-name="P3">Ἔγινε βοηθὸς καὶ σκεπαστής μου <text:s text:c="39"/>Akawa msaidizi na mlinzi wangu</text:p>
      <text:p text:style-name="P3">ὁδηγώντας με στὴ σωτηρία <text:s text:c="45"/>kuniongoza kwenye wokovu</text:p>
      <text:p text:style-name="P3">ὁ ἀληθινὸς Θεός μου, <text:s text:c="49"/>Mungu wangu wa kweli,</text:p>
      <text:p text:style-name="P3">γι᾿ αὐτὸ θὰ Τὸν δοξάσω. <text:s text:c="46"/>kwa hilo nitamsifu.</text:p>
      <text:p text:style-name="P3">Εἶν᾿ ὁ Θεὸς τῶν πατέρων μου, <text:s text:c="41"/>Yeye ni Mungu wa baba zangu,</text:p>
      <text:p text:style-name="P3">γι᾿ αὐτὸ θὰ Τὸν φυλάξω ψηλὰ στὴν καρδιά μου, <text:s text:c="25"/>kwa hiyo nitamweka juu moyoni mwangu,</text:p>
      <text:p text:style-name="P3">μιὰ καὶ μὲ δοξολογίες δοξάζεται. <text:s text:c="37"/>na kwa sifa anatukuzwa.</text:p>
      <text:p text:style-name="P3">Ποῦθε ν᾿ ἀρχίσω νὰ θρηνῶ <text:s text:c="45"/>Nianze kuomboleza wapi?</text:p>
      <text:p text:style-name="P3">τὶς πράξεις τῆς ἄθλιας ζωῆς μου; <text:s text:c="37"/>matendo ya maisha yangu duni?</text:p>
      <text:p text:style-name="P3">Ποιά νὰ βάλω, <text:s text:c="56"/>Niweke yupi?</text:p>
      <text:p text:style-name="P3">Χριστέ μου, πρώτη <text:s text:c="52"/>Kristo, kwanza</text:p>
      <text:p text:style-name="P3">σ᾿ αὐτό μου τὸν θρῆνο; <text:s text:c="47"/>katika kilio changu hiki?</text:p>
      <text:p text:style-name="P3">Σπλαχνικὸς ὅμως καθὼς εἶσαι, δῶσ᾿ μου <text:s text:c="32"/>Lakini mpole kama ulivyo, nipe</text:p>
      <text:p text:style-name="P3">τῶν ἁμαρτημάτων μου τὴν ἄφεση. <text:s text:c="39"/>msamaha wa dhambi zangu.</text:p>
      <text:p text:style-name="P3">Ἐμπρός, ταλαίπωρη ψυχή, <text:s text:c="46"/>Kuendelea, roho inayoteseka,</text:p>
      <text:p text:style-name="P3">μὲ τὸ σῶμα σου στὸν Δημιουργὸ τῶν πάντων <text:s text:c="29"/>na mwili wako kwa Muumba wa kila kitu</text:p>
      <text:p text:style-name="P3">ἐξομολογήσου. <text:s text:c="56"/>kukiri.</text:p>
      <text:p text:style-name="P3">Καὶ δῶσε πιὰ ὑπόσχεση ἀποχῆς <text:s text:c="41"/>Na kutoa ahadi ya kujizuia</text:p>
      <text:p text:style-name="P3">ἀπὸ τ᾿ ἄλογα πάθη ποὺ ἐνεργοῦσες. <text:s text:c="36"/>kutokana na tamaa za farasi ulizotenda.</text:p>
      <text:p text:style-name="P3">Καὶ δεῖξε μετάνοια <text:s text:c="51"/>Na onyesha toba</text:p>
      <text:p text:style-name="P3">προσφέροντας στὸν Θεὸ δάκρυα. <text:s text:c="40"/>kumtolea Mungu machozi.</text:p>
      <text:p text:style-name="P3">Ἔνιωσα τὸν ἑαυτό μου, <text:s text:c="48"/>nilijihisi,</text:p>
      <text:p text:style-name="P3">καθὼς προσπαθοῦσε νὰ ξεπεράσει <text:s text:c="39"/>alipokuwa akijaribu kushinda</text:p>
      <text:p text:style-name="P3">στὴν παράβαση τῆς ἐντολῆς <text:s text:c="44"/>katika ukiukaji wa amri</text:p>
      <text:p text:style-name="P3">τὸν πρωτόπλαστο Ἀδάμ, <text:s text:c="48"/>Adamu wa kwanza,</text:p>
      <text:p text:style-name="P3">νὰ μένει γυμνὸς ἀπ᾿ τὴ χάρη τοῦ Θεοῦ <text:s text:c="33"/>kubaki uchi wa neema ya Mungu</text:p>
      <text:p text:style-name="P3">καὶ νὰ χάνει, <text:s text:c="56"/>na kupoteza</text:p>
      <text:p text:style-name="P3">γιὰ τὶς ἁμαρτίες μου, <text:s text:c="48"/>kwa ajili ya dhambi zangu</text:p>
      <text:p text:style-name="P3">τὴν αἰώνια βασιλεία καὶ ἀπόλαυση. <text:s text:c="36"/>ufalme wa milele na furaha.</text:p>
      <text:p text:style-name="P3">Ἀλίμονο, ταλαίπωρη ψυχή! <text:s text:c="45"/>Ole, roho inayoteseka!</text:p>
      <text:p text:style-name="P3">Γιατί μιμήθηκες τὴν πρώτη Εὔα; <text:s text:c="39"/>Kwa nini ulimwiga Hawa wa kwanza?</text:p>
      <text:p text:style-name="P3">Κοίταξες πονηρὰ <text:s text:c="54"/>Ulionekana mbaya</text:p>
      <text:p text:style-name="P3">καὶ πληγώθηκες πικρά. <text:s text:c="48"/>na uliumizwa sana.</text:p>
      <text:p text:style-name="P3">Ἅπλωσες τὸ χέρι στὸ δέντρο νὰ πάρεις τὸν καρπό. <text:s text:c="22"/>Ulifika kwenye mti kuchukua matunda.</text:p>
      <text:p text:style-name="P3">Καὶ γεύτηκες μ᾿ αὐθάδεια <text:s text:c="45"/>Na ukaionja kwa idhini</text:p>
      <text:p text:style-name="P3">τὴν ἀπατηλὴ τροφὴ (τὴν ἁμαρτία). <text:s text:c="37"/>chakula cha udanganyifu (dhambi).</text:p>
      <text:p text:style-name="P3">Ἀντὶ γιὰ τὴν αἰσθητὴ <text:s text:c="49"/>Badala ya hisia</text:p>
      <text:p text:style-name="P3">θρονιάστηκε μέσα μου ἡ νοητὴ Εὔα, <text:s text:c="36"/>akaketi ndani yangu Hawa wa kiakili,</text:p>
      <text:p text:style-name="P3">τῆς σάρκας <text:s text:c="59"/>wa mwili</text:p>
      <text:p text:style-name="P3">ὁ ἐμπαθὴς λογισμός, <text:s text:c="50"/>hesabu ya huruma,</text:p>
      <text:p text:style-name="P3">ποὺ μοῦ δείχνει τὰ εὐχάριστα, <text:s text:c="40"/>anayenionyesha upendeleo,</text:p>
      <text:p text:style-name="P3">καὶ γεύεται συνεχῶς <text:s text:c="50"/>na ina ladha nzuri kila wakati</text:p>
      <text:p text:style-name="P3">τὴν πικρὴ τροφὴ τῆς ἁμαρτίας. <text:s text:c="40"/>chakula kichungu cha dhambi.</text:p>
      <text:p text:style-name="P3">Δίκαια πετάχτηκε <text:s text:c="53"/>Imetupwa kwa haki</text:p>
      <text:p text:style-name="P3">ἔξω ἀπ᾿ τὴν Ἐδέμ, Σωτήρα μου, <text:s text:c="40"/>kutoka Edeni, Mwokozi wangu,</text:p>
      <text:p text:style-name="P3">τότε ὁ Ἀδάμ, <text:s text:c="57"/>kisha Adamu,</text:p>
      <text:p text:style-name="P3">ποὺ δὲν φύλαξε τὴν ἐντολή Σου. <text:s text:c="39"/>ambao hawakushika amri zako.</text:p>
      <text:p text:style-name="P3">Ἐγὼ ὅμως τί θὰ πάθω, <text:s text:c="49"/>Lakini nini kitatokea kwangu?</text:p>
      <text:p text:style-name="P3">ποὺ ἀθετῶ ὁλοχρονὶς <text:s text:c="50"/>ambayo mimi siitii milele</text:p>
      <text:p text:style-name="P3">τὰ ζωηφόρα λόγια Σου; <text:s text:c="48"/>Maneno yako hai?</text:p>
      <text:p text:style-name="P3">Τοῦ Κάιν ἀντιγράφοντας <text:s text:c="47"/>Kaini anaiga</text:p>
      <text:p text:style-name="P3">μὲ τὴν προαίρεσή μου τὸν φριχτὸ φόνο, <text:s text:c="32"/>kwa chaguo langu mauaji ya kutisha,</text:p>
      <text:p text:style-name="P3">τῆς συνειδήσεώς μου <text:s text:c="50"/>ya dhamiri yangu</text:p>
      <text:p text:style-name="P3">ἔγινα φονιάς. <text:s text:c="56"/>Nikawa muuaji.</text:p>
      <text:p text:style-name="P3">Κολάκεψα τὶς ὀρέξεις τῆς σάρκας <text:s text:c="38"/>Nilijiingiza katika matamanio ya mwili</text:p>
      <text:p text:style-name="P3">καὶ μὲ τὶς πονηρές μου πράξεις <text:s text:c="39"/>na kwa matendo yangu maovu</text:p>
      <text:p text:style-name="P3">τὴν ὁδήγησα στὴν ἀπώλεια. <text:s text:c="44"/>Nilimpeleka kwenye hasara.</text:p>
      <text:p text:style-name="P3">Δὲν ἔμοιασα, Ἰησοῦ μου, <text:s text:c="46"/>Sikufanana, Yesu wangu,</text:p>
      <text:p text:style-name="P3">τοῦ Ἄβελ στὴ δικαιοσύνη. <text:s text:c="45"/>ya Abeli ​​katika haki.</text:p>
      <text:p text:style-name="P3">Δῶρα εὐπρόσδεχτα <text:s text:c="53"/>Zawadi zinakaribishwa</text:p>
      <text:p text:style-name="P3">ποτέ μου δὲν Σοῦ πρόσφερα. <text:s text:c="43"/>Sijawahi kukutolea.</text:p>
      <text:p text:style-name="P3">Οὔτε πράξεις θεάρεστες, <text:s text:c="46"/>Wala matendo hayaonekani,</text:p>
      <text:p text:style-name="P3">οὔτε θυσία καθαρή, <text:s text:c="51"/>wala sadaka safi,</text:p>
      <text:p text:style-name="P3">οὔτε ζωὴ ἀψεγάδιαστη. <text:s text:c="48"/>wala maisha yasiyo na dosari.</text:p>
      <text:p text:style-name="P3">Ὅπως ὁ Κάιν ἔτσι κι ἐμεῖς, <text:s text:c="43"/>Kama Kaini ndivyo sisi,</text:p>
      <text:p text:style-name="P3">ψυχή μου ἄθλια, στὸν Κτίστη ὅλης τῆς δημιουργίας, <text:s text:c="20"/>nafsi yangu maskini, kwa Muumba wa viumbe vyote,</text:p>
      <text:p text:style-name="P3">μαζὶ προσφέραμε <text:s text:c="54"/>pamoja tulitoa</text:p>
      <text:p text:style-name="P3">ἔργα ἀκάθαρτα, <text:s text:c="55"/>kazi chafu,</text:p>
      <text:p text:style-name="P3">θυσία ἀξιοκατάκριτη <text:s text:c="50"/>sadaka inayostahili</text:p>
      <text:p text:style-name="P3">καὶ βίο χωρὶς καμιὰ ἀξία. <text:s text:c="44"/>na maisha bila thamani yoyote.</text:p>
      <text:p text:style-name="P3">Γι᾿ αὐτὸ κατακριθήκαμε. <text:s text:c="46"/>Ndiyo maana tulikosolewa.</text:p>
      <text:p text:style-name="P3">Τὴ λάσπη, θεῖε Κεραμέα, <text:s text:c="46"/>Tope, mjomba Keramea,</text:p>
      <text:p text:style-name="P3">πλάθοντας ὕπαρξη, μοῦ ᾿δωσες <text:s text:c="41"/>kuunda uwepo, ulinipa</text:p>
      <text:p text:style-name="P3">σάρκες, κόκαλα, <text:s text:c="54"/>nyama, mifupa,</text:p>
      <text:p text:style-name="P3">πνοὴ καὶ ζωή. <text:s text:c="56"/>pumzi na uhai.</text:p>
      <text:p text:style-name="P3">Σὺ τώρα, Πλάστη μου, <text:s text:c="49"/>Wewe sasa, Muumba wangu,</text:p>
      <text:p text:style-name="P3">Λυτρωτή μου καὶ Κριτή, <text:s text:c="47"/>Mkombozi na Hakimu wangu,</text:p>
      <text:p text:style-name="P3">δέξου μου τὴ μετάνοια. <text:s text:c="47"/>ukubali toba yangu.</text:p>
      <text:p text:style-name="P3">Σὲ Σένα ἀπαριθμῶ Σωτήρα μου, <text:s text:c="41"/>Kwako nahesabu Mwokozi wangu,</text:p>
      <text:p text:style-name="P3">τὶς ἁμαρτίες ποὺ ᾿πραξα. <text:s text:c="45"/>dhambi nilizofanya.</text:p>
      <text:p text:style-name="P3">Τὶς πληγὲς τῆς ψυχῆς <text:s text:c="49"/>Majeraha ya roho</text:p>
      <text:p text:style-name="P3">καὶ τοῦ σώματος <text:s text:c="54"/>na mwili</text:p>
      <text:p text:style-name="P3">ποὺ μέσα μου <text:s text:c="57"/>wapi ndani yangu</text:p>
      <text:p text:style-name="P3">σὰν ληστὲς ἄνοιξαν, <text:s text:c="50"/>kama wanyang'anyi walifungua,</text:p>
      <text:p text:style-name="P3">οἱ ἀκάθαρτοι λογισμοί. <text:s text:c="47"/>mahesabu machafu.</text:p>
      <text:p text:style-name="P3">Ἁμάρτησα, Σωτήρα μου! <text:s text:c="48"/>Nimetenda dhambi, Mwokozi wangu!</text:p>
      <text:p text:style-name="P3">Γνωρίζω ὅμως τὴ φιλανθρωπία Σου. <text:s text:c="37"/>Lakini naijua hisani Yako.</text:p>
      <text:p text:style-name="P3">Τιμωρεῖς μὲ συμπάθεια <text:s text:c="48"/>Unaadhibu kwa huruma</text:p>
      <text:p text:style-name="P3">καὶ σπλαχνίζεσαι μὲ θερμότητα. <text:s text:c="39"/>na unaona huruma na joto.</text:p>
      <text:p text:style-name="P3">Βλέπεις τὰ δάκρυα <text:s text:c="52"/>Unaona machozi</text:p>
      <text:p text:style-name="P3">καὶ τρέχεις σὰν Πατέρας στοργικὸς <text:s text:c="36"/>na unakimbia kama Baba mwenye upendo</text:p>
      <text:p text:style-name="P3">γιὰ νὰ φέρεις πίσω τὸν ἄσωτο. <text:s text:c="40"/>kumrudisha mpotevu.</text:p>
      <text:p text:style-name="P3">Ἦρθα κι ἔπεσα, Σωτήρα μου, <text:s text:c="43"/>Nilikuja na kuanguka, Mwokozi wangu,</text:p>
      <text:p text:style-name="P3">τώρα στὰ γεράματά μου μπροστὰ στὴν πόρτα τοῦ ἐλέους Σου. <text:s text:c="13"/>sasa katika uzee wangu mbele ya mlango wa rehema Yako.</text:p>
      <text:p text:style-name="P3">Μὴ μὲ πετάξεις <text:s text:c="55"/>Usinitupe</text:p>
      <text:p text:style-name="P3">χωρὶς ἔλεος στὸν ἅδη· <text:s text:c="48"/>bila huruma kuzimu;</text:p>
      <text:p text:style-name="P3">δῶσ᾿ μου Σύ, Φιλάνθρωπε, <text:s text:c="45"/>Nipe Wewe, Mfadhili,</text:p>
      <text:p text:style-name="P3">τὴν ἄφεση τῶν ἁμαρτιῶν μου, <text:s text:c="42"/>msamaha wa dhambi zangu,</text:p>
      <text:p text:style-name="P3">πρὶν ἔρθει ἡ ὥρα τοῦ θανάτου μου. <text:s text:c="36"/>kabla ya wakati wa kufa kwangu haujafika.</text:p>
      <text:p text:style-name="P3">Ἐγὼ εἶμαι ἐκεῖνος ποὺ ἀπ᾿ τοὺς λογισμούς μου, <text:s text:c="24"/>Mimi ndiye ambaye kutokana na hesabu zangu,</text:p>
      <text:p text:style-name="P3">σὰν ἀπὸ ληστές, κυριεύτηκα! <text:s text:c="42"/>kana kwamba na majambazi, nilipagawa!</text:p>
      <text:p text:style-name="P3">Κι αὐτὴ τὴν ὥρα βρίσκομαι τραυματισμένος, <text:s text:c="28"/>Na wakati huu nimejeruhiwa,</text:p>
      <text:p text:style-name="P3">γεμάτος πληγές, <text:s text:c="54"/>kamili ya majeraha</text:p>
      <text:p text:style-name="P3">ποὺ μοῦ ἄφησαν αὐτοί. <text:s text:c="48"/>kwamba waliniacha.</text:p>
      <text:p text:style-name="P3">Σὺ ὅμως, Χριστὲ καὶ Σωτήρα μου, <text:s text:c="38"/>Lakini wewe, Kristo na Mwokozi wangu,</text:p>
      <text:p text:style-name="P3">φτάσε καὶ γιάτρεψέ με. <text:s text:c="47"/>njoo uniponye.</text:p>
      <text:p text:style-name="P3">Ἱερέας μὲ εἶδε πρῶτος <text:s text:c="48"/>Kasisi aliniona kwanza</text:p>
      <text:p text:style-name="P3">καὶ προσπέρασε. Καὶ ὁ Λευίτης, <text:s text:c="39"/>na kupita. Na Mlawi,</text:p>
      <text:p text:style-name="P3">βλέποντάς με σὲ κατάσταση φριχτή, <text:s text:c="36"/>kuniona katika hali ya kutisha,</text:p>
      <text:p text:style-name="P3">μὲ παράτησε γυμνό! <text:s text:c="51"/>niache uchi!</text:p>
      <text:p text:style-name="P3">Ἀλλά, Σύ, Ἰησοῦ μου, <text:s text:c="49"/>Lakini wewe, Yesu wangu,</text:p>
      <text:p text:style-name="P3">ποὺ ἀπ᾿ τὰ σπλάχνα τῆς Μαρίας σὰν ἄλλος ἥλιος ἀνέτειλες, <text:s text:c="13"/>aliyechomoza kutoka tumboni mwa Mariamu kama jua jingine.</text:p>
      <text:p text:style-name="P3">φτάσε κι ἐλέησέ με. <text:s text:c="50"/>njoo unirehemu.</text:p>
      <text:p text:style-name="P3">Σὺ Κύριέ μου, τοῦ Θεοῦ ὁ Ἀμνός, <text:s text:c="38"/>Wewe, Bwana wangu, Mwana-Kondoo wa Mungu,</text:p>
      <text:p text:style-name="P3">ποὺ σηκώνεις ὅλων τὶς ἁμαρτίες, <text:s text:c="38"/>aliyebeba dhambi zote,</text:p>
      <text:p text:style-name="P3">πάρε ἀπὸ πάνω μου <text:s text:c="52"/>nipite</text:p>
      <text:p text:style-name="P3">τὸν βαρὺ χαλκὰ <text:s text:c="55"/>shaba nzito</text:p>
      <text:p text:style-name="P3">τῆς ἁμαρτίας ποὺ μὲ πνίγει. <text:s text:c="42"/>ya dhambi inayonisumbua.</text:p>
      <text:p text:style-name="P3">Καὶ καθὼς εἶσαι σπλαχνικὸς <text:s text:c="43"/>Na kama wewe ni mpole</text:p>
      <text:p text:style-name="P3">συγχώρεσέ μου τ᾿ ἁμαρτήματα. <text:s text:c="41"/>unisamehe dhambi zangu.</text:p>
      <text:p text:style-name="P3">Τῆς μετανοίας εἶναι καιρός! <text:s text:c="42"/>Ni wakati wa toba!</text:p>
      <text:p text:style-name="P3">Σὲ Σένα καταφεύγω, τὸν Πλαστουργό μου. <text:s text:c="31"/>Najikinga Kwako, Muumba wangu.</text:p>
      <text:p text:style-name="P3">Πάρε ἀπὸ πάνω μου <text:s text:c="52"/>Nenda juu yangu</text:p>
      <text:p text:style-name="P3">τὸν βαρὺ χαλκὰ <text:s text:c="55"/>shaba nzito</text:p>
      <text:p text:style-name="P3">τῆς ἁμαρτίας ποὺ μὲ πνίγει. <text:s text:c="42"/>ya dhambi inayonisumbua.</text:p>
      <text:p text:style-name="P3">Καὶ καθὼς εἶσαι σπλαχνικὸς <text:s text:c="43"/>Na kama wewe ni mpole</text:p>
      <text:p text:style-name="P3">συγχώρεσέ μου τ᾿ ἁμαρτήματα. <text:s text:c="41"/>unisamehe dhambi zangu.</text:p>
      <text:p text:style-name="P3">Σωτήρα μου, μὴ μὲ ἀποστραφεῖς! <text:s text:c="39"/>Mwokozi wangu, usinigeuze!</text:p>
      <text:p text:style-name="P3">Μὴ μὲ πετάξεις μακριὰ ἀπ᾿ τὸ θεῖο πρόσωπό Σου! <text:s text:c="23"/>Usinitupe mbali na uso Wako wa Kimungu!</text:p>
      <text:p text:style-name="P3">Πάρε ἀπὸ πάνω μου <text:s text:c="52"/>Nenda juu yangu</text:p>
      <text:p text:style-name="P3">τὸν βαρὺ χαλκὰ <text:s text:c="55"/>shaba nzito</text:p>
      <text:p text:style-name="P3">τῆς ἁμαρτίας ποὺ μὲ πνίγει. <text:s text:c="42"/>ya dhambi inayonisumbua.</text:p>
      <text:p text:style-name="P3">Καὶ καθὼς εἶσαι σπλαχνικὸς <text:s text:c="43"/>Na kama wewe ni mpole</text:p>
      <text:p text:style-name="P3">συγχώρεσέ μου τ᾿ ἁμαρτήματα. <text:s text:c="41"/>unisamehe dhambi zangu.</text:p>
      <text:p text:style-name="P3">Συγχώρεσε, Σωτήρα μου, τὰ ἁμαρτήματά μου. <text:s text:c="28"/>Nisamehe, Mwokozi wangu, dhambi zangu.</text:p>
      <text:p text:style-name="P3">Ὅλα ὅσα κάνω μὲ τὴ θέλησή μου <text:s text:c="40"/>Kila kitu nafanya kwa hiari yangu</text:p>
      <text:p text:style-name="P3">ἢ χωρὶς αὐτήν. Ὅσα φανερὰ <text:s text:c="44"/>au bila yeye. Kama dhahiri</text:p>
      <text:p text:style-name="P3">καὶ ὅσα κρυφά, ὅσα γνωρίζω <text:s text:c="43"/>na yale yaliyofichwa, ninayoyajua</text:p>
      <text:p text:style-name="P3">καὶ ὅσα δὲν γνωρίζω. Ὅλα <text:s text:c="45"/>na nisichokijua. Wote</text:p>
      <text:p text:style-name="P3">συγχώρεσὲ τα ὡς Θεός. <text:s text:c="48"/>wasamehe kama Mungu.</text:p>
      <text:p text:style-name="P3">Γίνε εὔσπλαχνος καὶ σῶσε με. <text:s text:c="41"/>Unirehemu na uniokoe.</text:p>
      <text:p text:style-name="P3">Ἀπ᾿ τὰ χρόνια τῆς νιότης, Σωτήρα μου, <text:s text:c="32"/>Tangu miaka ya ujana, Mwokozi wangu,</text:p>
      <text:p text:style-name="P3">περιφρόνησα τὶς ἐντολές Σου! <text:s text:c="41"/>Nimezidharau amri zako!</text:p>
      <text:p text:style-name="P3">Πέρασα τὴ ζωή μου ὁλόκληρη <text:s text:c="43"/>Nilitumia maisha yangu yote</text:p>
      <text:p text:style-name="P3">δουλεύοντας στὰ πάθη, <text:s text:c="48"/>kufanya kazi juu ya tamaa,</text:p>
      <text:p text:style-name="P3">μ᾿ ἀμέλεια καὶ τεμπελιά! <text:s text:c="45"/>kwa uzembe na uvivu!</text:p>
      <text:p text:style-name="P3">Γι᾿ αὐτὸ φωνάζω δυνατά, Σωτήρα μου: <text:s text:c="34"/>Kwa hiyo nalia kwa sauti kuu, Mwokozi wangu:</text:p>
      <text:p text:style-name="P3">Ἔστω καὶ στὸ τέλος τῆς ζωῆς μου σῶσε με. <text:s text:c="29"/>Hata mwisho wa maisha yangu niokoe.</text:p>
      <text:p text:style-name="P3">Τὰ δῶρα τῆς ἀθάνατης ψυχῆς <text:s text:c="43"/>Zawadi za roho isiyoweza kufa</text:p>
      <text:p text:style-name="P3">ξόδεψα στὶς ἀσωτίες. <text:s text:c="49"/>Nilitumia kwenye ufisadi.</text:p>
      <text:p text:style-name="P3">Εἶμαι ἄδειος <text:s text:c="57"/>Mimi ni mtupu</text:p>
      <text:p text:style-name="P3">ἀπὸ εὐσέβεια καὶ ἀρετή! <text:s text:c="46"/>kutokana na uchamungu na wema!</text:p>
      <text:p text:style-name="P3">Πεινασμένος πνευματικὰ φωνάζω δυνατά: <text:s text:c="32"/>Nikiwa na njaa ya kiroho, ninapiga kelele kwa sauti kuu:</text:p>
      <text:p text:style-name="P3">Σὺ ὁ Πατέρας ὁ σπλαχνικὸς <text:s text:c="44"/>Wewe ni Baba mwenye huruma</text:p>
      <text:p text:style-name="P3">φτάσε κι ἐλέησέ με. <text:s text:c="50"/>njoo unirehemu.</text:p>
      <text:p text:style-name="P3">Στὰ πόδια Σου πέφτω, Ἰησοῦ! <text:s text:c="42"/>Ninaanguka miguuni pako, Yesu!</text:p>
      <text:p text:style-name="P3">Σὲ Σένα ἔχω ἁμαρτήσει, γίνε εὔσπλαχνος. <text:s text:c="30"/>Nimekutenda dhambi, unirehemu.</text:p>
      <text:p text:style-name="P3">Πάρε ἀπὸ πάνω μου <text:s text:c="52"/>Nenda juu yangu</text:p>
      <text:p text:style-name="P3">τὸν βαρὺ χαλκὰ <text:s text:c="55"/>shaba nzito</text:p>
      <text:p text:style-name="P3">τῆς ἁμαρτίας ποὺ μὲ πνίγει. <text:s text:c="42"/>ya dhambi inayonisumbua.</text:p>
      <text:p text:style-name="P3">Καὶ σὰν σπλαχνικὸς ποὺ ᾿σαι δῶσ᾿ μου <text:s text:c="33"/>Na kama wewe ni mpole kwangu</text:p>
      <text:p text:style-name="P3">δάκρυα κατανύξεως. <text:s text:c="51"/>machozi ya kukojoa.</text:p>
      <text:p text:style-name="P3">Μὴν καταπιαστεῖς μὲ μένα νὰ μὲ κρίνεις, Παντο- <text:s text:c="23"/>Usijisumbue kunihukumu, Panto-</text:p>
      <text:p text:style-name="P3">φέρνοντας στὸ φῶς τὶς πράξεις μου <text:s text:c="4"/>[δύναμε, <text:s text:c="23"/>kuyaangazia matendo yangu [nguvu,</text:p>
      <text:p text:style-name="P3">ἢ ἐξετάζοντας τὰ λόγια μου <text:s text:c="43"/>au kuchunguza maneno yangu</text:p>
      <text:p text:style-name="P3">καὶ καλώντας με νὰ λογοδοτήσω γιὰ τὶς ὁρμές μου. <text:s text:c="21"/>na kuniita niwajibike kwa misukumo yangu.</text:p>
      <text:p text:style-name="P3">Ἀλλὰ μέσα στὸ ἔλεός Σου τὸ πολὺ <text:s text:c="38"/>Lakini ndani ya rehema zako kuna kura</text:p>
      <text:p text:style-name="P3">παράβλεψε τὰ φοβερὰ ἁμαρτήματά μου <text:s text:c="35"/>usijali dhambi zangu mbaya</text:p>
      <text:p text:style-name="P3">καὶ σῶσε με. <text:s text:c="57"/>na uniokoe.</text:p>
      <text:p text:style-name="P3">Δόξα ἀνήκει στὸν Πατέρα <text:s text:c="46"/>Utukufu una Baba</text:p>
      <text:p text:style-name="P3">καὶ τὸν Υἱὸ καὶ τὸ Ἅγιο Πνεῦμα. <text:s text:c="38"/>na Mwana na Roho Mtakatifu.</text:p>
      <text:p text:style-name="P3">Τριάδα, ποὺ ἡ οὐσία Σου εἶναι ἀπρόσιτη, <text:s text:c="30"/>Utatu, ambaye asili yake haifikiki,</text:p>
      <text:p text:style-name="P3">Σὲ προσκυνοῦμε ὡς Μονάδα. <text:s text:c="44"/>Tunakuabudu kama Kitengo.</text:p>
      <text:p text:style-name="P3">Πάρε ἀπὸ πάνω μου <text:s text:c="52"/>Nenda juu yangu</text:p>
      <text:p text:style-name="P3">τὸν βαρὺ χαλκὰ <text:s text:c="55"/>shaba nzito</text:p>
      <text:p text:style-name="P3">τῆς ἁμαρτίας ποὺ μὲ πνίγει. <text:s text:c="42"/>ya dhambi inayonisumbua.</text:p>
      <text:p text:style-name="P3">Καὶ σὰν σπλαχνικὴ ποὺ ᾿σαι δῶσ᾿ μου <text:s text:c="34"/>Na kama wewe ni mpole kwangu</text:p>
      <text:p text:style-name="P3">δάκρυα κατανύξεως. <text:s text:c="51"/>machozi ya kukojoa.</text:p>
      <text:p text:style-name="P3"/>
      <text:p text:style-name="P3">Καὶ τώρα καὶ πάντοτε καὶ στοὺς <text:s text:c="39"/>Na sasa na siku zote na kwa</text:p>
      <text:p text:style-name="P3">ἀτέλειωτους αἰῶνες. Ἀμήν. <text:span text:style-name="T1">Θεοτοκίο.</text:span> <text:s text:c="34"/>zama zisizo na mwisho. Amina. <text:span text:style-name="T1">Bikira Maria</text:span>.</text:p>
      <text:p text:style-name="P3"/>
      <text:p text:style-name="P3">Θεοτόκε, ἡ ἐλπίδα <text:s text:c="52"/>Mama wa Mungu, tumaini</text:p>
      <text:p text:style-name="P3">καὶ προστασία ὅσων σὲ ὑμνοῦν, <text:s text:c="40"/>na ulinzi wa wanaokusifu,</text:p>
      <text:p text:style-name="P3">πάρε ἀπὸ πάνω μου <text:s text:c="52"/>nipite</text:p>
      <text:p text:style-name="P3">τὸν βαρὺ χαλκὰ <text:s text:c="55"/>shaba nzito</text:p>
      <text:p text:style-name="P3">τῆς ἁμαρτίας ποὺ μὲ πνίγει. <text:s text:c="42"/>ya dhambi inayonisumbua.</text:p>
      <text:p text:style-name="P3">Καὶ σὰν πάναγνη Δέσποινα <text:s text:c="45"/>Na kama Despina bikira</text:p>
      <text:p text:style-name="P3">δέξου μου τὴ μετάνοια. <text:s text:c="47"/>ukubali toba yangu.</text:p>
      <text:p text:style-name="P3"/>
      <text:p text:style-name="P2">Ὠδὴ β´. Εἱρμός. <text:s text:c="54"/>Ὠδὴ b´. Mshikamano.</text:p>
      <text:p text:style-name="P3"/>
      <text:p text:style-name="P3">Οὐρανέ, δῶσε προσοχὴ τώρα ποὺ θὰ λαλήσω· <text:s text:c="29"/>Mbinguni, zingatia sasa kwamba nitaimba;</text:p>
      <text:p text:style-name="P3">θὰ ἀνυμνήσω τὸν Χριστό. <text:s text:c="46"/>Nitamsifu Kristo.</text:p>
      <text:p text:style-name="P3">Κεῖνον ποὺ ἀπ᾿ τὰ σπλάχνα τῆς Παρθένου <text:s text:c="31"/>Yeye ambaye kutoka kwa matumbo ya Bikira</text:p>
      <text:p text:style-name="P3">ὡς ἄνθρωπος ἦρθε στὸν κόσμο. <text:s text:c="41"/>kama mwanadamu alikuja ulimwenguni.</text:p>
      <text:p text:style-name="P3">Οὐρανέ, δῶσε προσοχὴ τώρα ποὺ θὰ λαλήσω· <text:s text:c="29"/>Mbinguni, zingatia sasa kwamba nitaimba;</text:p>
      <text:p text:style-name="P3">Γῆ, ἄκουσε φωνὴ ἀνθρώπου <text:s text:c="45"/>Dunia, sikia sauti ya mtu</text:p>
      <text:p text:style-name="P3">ποὺ στὸν Θεὸ μετανοεῖ <text:s text:c="48"/>anayetubu kwa Mungu</text:p>
      <text:p text:style-name="P3">καὶ ἀνυμνεῖ τὴ δόξα Του. <text:s text:c="45"/>na anauhimidi utukufu wake.</text:p>
      <text:p text:style-name="P3">Θεέ μου σπλαχνικέ, ρίξε πάνω μου <text:s text:c="37"/>Mungu mpendwa, nimiminie</text:p>
      <text:p text:style-name="P3">τὸ βλέμμα σου τὸ συγχωρητικὸ <text:s text:c="41"/>sura yako ya kusamehe</text:p>
      <text:p text:style-name="P3">καὶ δέξου <text:s text:c="60"/>na ukubali</text:p>
      <text:p text:style-name="P3">τὴ θερμή μου ἐξομολόγηση. <text:s text:c="44"/>ungamo langu la joto.</text:p>
      <text:p text:style-name="P3">Ἁμάρτησα πιότερο ἀπ᾿ ὅλους τοὺς ἀνθρώπους! <text:s text:c="27"/>Nimetenda dhambi kuliko wanadamu wote!</text:p>
      <text:p text:style-name="P3">Ἐγὼ μόνος ἔχω σὲ Σένα ἁμαρτήσει. <text:s text:c="37"/>Mimi peke yangu nimekutenda dhambi.</text:p>
      <text:p text:style-name="P3">Ἀλλὰ ὡς Θεός, Σωτήρα μου, <text:s text:c="44"/>Lakini kama Mungu, Mwokozi wangu,</text:p>
      <text:p text:style-name="P3">σπλαχνίσου τὸ δικό Σου δημιούργημα. <text:s text:c="34"/>rehema kwa viumbe vyako.</text:p>
      <text:p text:style-name="P3">Βρίσκομαι κυκλωμένος στὴ ζάλη τῶν κακῶν, <text:s text:c="29"/>Nimezungukwa na kizunguzungu cha maovu,</text:p>
      <text:p text:style-name="P3">εὔσπλαχνε Κύριε. <text:s text:c="53"/>rehema Bwana</text:p>
      <text:p text:style-name="P3">Γι᾿ αὐτό, ὅπως στὸν Πέτρο, καὶ σὲ μένα <text:s text:c="31"/>Kwa hiyo, kama katika Petro, na ndani yangu</text:p>
      <text:p text:style-name="P3">ἅπλωσε τὸ χέρι Σου. <text:s text:c="50"/>nyosha mkono Wako.</text:p>
      <text:p text:style-name="P3">Τὰ δάκρυα τῆς Πόρνης, Πολυέλεε, <text:s text:c="38"/>Machozi ya Kahaba, Polyelee,</text:p>
      <text:p text:style-name="P3">Σοῦ προσφέρω κι ἐγώ. <text:s text:c="49"/>Nakupa wewe pia.</text:p>
      <text:p text:style-name="P3">Μὲς στὴν πολλὴ εὐσπλαχνία Σου, <text:s text:c="39"/>Kwa rehema zako kuu,</text:p>
      <text:p text:style-name="P3">Σωτήρα μου, συγχώρεσέ με. <text:s text:c="44"/>Mwokozi wangu, nisamehe.</text:p>
      <text:p text:style-name="P3">Μὲ τὶς ἐμπαθεῖς ἡδονὲς <text:s text:c="47"/>Kwa furaha za mapenzi</text:p>
      <text:p text:style-name="P3">ἀμαύρωσα τῆς ψυχῆς μου τὴν ὡραιότητα. <text:s text:c="32"/>Niliharibu uzuri wa roho yangu.</text:p>
      <text:p text:style-name="P3">Κι ὁλότελα τὸν νοῦ μου ὁλόκληρο <text:s text:c="38"/>Na akili yangu yote</text:p>
      <text:p text:style-name="P3">τὸν ἔσυρα μὲς στὴ λάσπη. <text:s text:c="45"/>Nilimkokota kwenye tope.</text:p>
      <text:p text:style-name="P3">Ξέσκισα τὴν πρώτη μου στολή, <text:s text:c="41"/>Nilivua sare yangu ya kwanza,</text:p>
      <text:p text:style-name="P3">ποὺ μοῦ ὕφανε <text:s text:c="56"/>ambayo nilifumwa</text:p>
      <text:p text:style-name="P3">ὁ Πλαστουργὸς ἀπ᾿ τὴν ὥρα τῆς δημιουργίας! <text:s text:c="27"/>Mzushi tangu wakati wa kuumbwa!</text:p>
      <text:p text:style-name="P3">Ἔτσι εἶμαι πεσμένος χάμω γυμνός! <text:s text:c="37"/>Ndivyo nilivyoanguka, nimepotea, uchi!</text:p>
      <text:p text:style-name="P3">Ἔχω ντυθεῖ χιτώνα ξεσκισμένο, <text:s text:c="40"/>nimevikwa kanzu iliyoraruka,</text:p>
      <text:p text:style-name="P3">ποὺ μοῦ ὕφανε <text:s text:c="56"/>ambayo nilifumwa</text:p>
      <text:p text:style-name="P3">ὁ διάβολος μὲ τὴν πονηρή του συμβουλή, <text:s text:c="31"/>shetani kwa shauri lake la hila,</text:p>
      <text:p text:style-name="P3">καὶ ντρέπομαι γιὰ τὴν κατάστασή μου. <text:s text:c="33"/>na nina aibu kwa hali yangu.</text:p>
      <text:p text:style-name="P3">Κοίταξα τὴν ὀμορφιὰ τοῦ δέντρου <text:s text:c="38"/>Niliutazama uzuri wa ule mti</text:p>
      <text:p text:style-name="P3">καὶ ξεγελάστηκε ὁ νοῦς μου. <text:s text:c="42"/>na akili yangu ilidanganywa.</text:p>
      <text:p text:style-name="P3">Ἀπ᾿ αὐτὸ εἶμαι πεσμένος χάμω γυμνὸς <text:s text:c="34"/>Kutokana na hili nimeanguka, ninaangamia, uchi</text:p>
      <text:p text:style-name="P3">καὶ γιὰ τὴν κατάστασή μου ντρέπομαι. <text:s text:c="33"/>na nina aibu kwa hali yangu.</text:p>
      <text:p text:style-name="P3">Μηχανεύονταν πίσω ἀπ᾿ τὴν πλάτη μου ὅλοι <text:s text:c="29"/>Wote walikuwa wanapanga njama nyuma yangu</text:p>
      <text:p text:style-name="P3">οἱ ἀρχηγοὶ τῶν κακῶν, <text:s text:c="48"/>wakuu wa uovu,</text:p>
      <text:p text:style-name="P3">καὶ παρέτειναν γιὰ πολὺ εἰς βάρος μου <text:s text:c="32"/>na waliendelea kwa muda mrefu kwa gharama yangu</text:p>
      <text:p text:style-name="P3">τὴν ἀνομία τὴ δική τους. <text:s text:c="45"/>uovu wao.</text:p>
      <text:p text:style-name="P3">Ἔχασα τὴν πρώτη ἐκείνη ὀμορφιὰ <text:s text:c="39"/>Nilipoteza uzuri wa kwanza</text:p>
      <text:p text:style-name="P3">καὶ τὴν εὐπρέπεια ποὺ μοῦ ᾿δωσε ὁ Κτίστης. <text:s text:c="27"/>na heshima ambayo Muumba alinipa.</text:p>
      <text:p text:style-name="P3">Καὶ τώρα εἶμαι πεσμένος χάμω γυμνὸς <text:s text:c="34"/>Na sasa niko chini, nimepotea, uchi</text:p>
      <text:p text:style-name="P3">καὶ ντρέπομαι γιὰ τὴν κατάστασή μου. <text:s text:c="33"/>na nina aibu kwa hali yangu.</text:p>
      <text:p text:style-name="P3">Ἔραψε τοὺς δερμάτινους χιτῶνες <text:s text:c="39"/>Alishona nguo za ngozi</text:p>
      <text:p text:style-name="P3">καὶ σὲ μένα ἡ ἁμαρτία, <text:s text:c="47"/>na dhambi ndani yangu,</text:p>
      <text:p text:style-name="P3">ἀφοῦ νωρίτερα μὲ γύμνωσε <text:s text:c="45"/>kwani alinivua nguo mapema</text:p>
      <text:p text:style-name="P3">ἀπ᾿ τὴ θεοΰφαντη στολή μου. <text:s text:c="42"/>kutoka katika vazi langu la kimungu.</text:p>
      <text:p text:style-name="P3">Περιβλήθηκα τῆς ντροπῆς τὸν στολισμὸ <text:s text:c="33"/>Nilikuwa na aibu kwa mapambo</text:p>
      <text:p text:style-name="P3">σὰν φύλλα συκιᾶς, <text:s text:c="52"/>kama majani ya mtini</text:p>
      <text:p text:style-name="P3">κι ἔτσι γίνονται φανερὰ <text:s text:c="46"/>na hivyo ndivyo zinavyodhihirika</text:p>
      <text:p text:style-name="P3">τὰ θεληματικά μου πάθη. <text:s text:c="46"/>mapenzi yangu ya hiari.</text:p>
      <text:p text:style-name="P3">Στολίστηκα χιτώνα κηλιδωμένο <text:s text:c="41"/>Nilijipamba kwa vazi lenye madoadoa</text:p>
      <text:p text:style-name="P3">καὶ λερωμένο ἀπ᾿ τὰ αἵματα <text:s text:c="43"/>na kuchafuliwa na damu</text:p>
      <text:p text:style-name="P3">τῶν αἰσχρῶν παθῶν <text:s text:c="52"/>ya tamaa mbaya</text:p>
      <text:p text:style-name="P3">τῆς φιλήδονης ζωῆς. <text:s text:c="50"/>ya maisha ya tamaa.</text:p>
      <text:p text:style-name="P3">Σπίλωσα τῆς σάρκας μου τὸν χιτώνα <text:s text:c="36"/>Vazi la mwili wangu nimelitia unajisi</text:p>
      <text:p text:style-name="P3">καὶ γέμισα ἀπὸ κηλίδες, <text:s text:c="46"/>na nilikuwa nimejaa madoa,</text:p>
      <text:p text:style-name="P3">Σωτήρα μου, τὸ «κατ᾿ εἰκόνα» <text:s text:c="41"/>Mwokozi wangu, "katika picha"</text:p>
      <text:p text:style-name="P3">καὶ τὸ «καθ᾿ ὁμοίωσιν». <text:s text:c="46"/>na "kwa mfano".</text:p>
      <text:p text:style-name="P3">Ὑπέκυψα στῶν παθῶν τὴν ἀθλιότητα <text:s text:c="37"/>Nilishindwa na tamaa za umaskini</text:p>
      <text:p text:style-name="P3">καὶ στὰ φθαρτὰ τὰ ὑλικά. <text:s text:c="45"/>na vifaa vinavyoharibika.</text:p>
      <text:p text:style-name="P3">Καὶ γι᾿ αὐτὸ τώρα ὁ ἐχθρὸς <text:s text:c="43"/>Na ndio maana sasa adui</text:p>
      <text:p text:style-name="P3">μὲ πιέζει ἀφάνταστα. <text:s text:c="49"/>inanisisitiza unimaginably.</text:p>
      <text:p text:style-name="P3">Ἀντὶ τῆς ἀκτημοσύνης, Σωτήρα μου, <text:s text:c="36"/>Badala ya mali, Mwokozi wangu,</text:p>
      <text:p text:style-name="P3">διάλεξα τῆς ὕλης καὶ τῆς πλεονεξίας τὴ ζωή. <text:s text:c="26"/>Nilichagua maisha ya kupenda mali na uchoyo.</text:p>
      <text:p text:style-name="P3">Γι᾿ αὐτὸ καὶ τώρα <text:s text:c="52"/>Ndiyo maana sasa</text:p>
      <text:p text:style-name="P3">βρίσκομαι δεμένος μὲ βαριὰ ἁλυσίδα. <text:s text:c="34"/>Nimefungwa na mnyororo mzito.</text:p>
      <text:p text:style-name="P3">Στόλισα τὴ σάρκα ποὺ μὲ περιβάλλει <text:s text:c="35"/>Nilipamba nyama inayonizunguka</text:p>
      <text:p text:style-name="P3">μὲ τῶν αἰσχρῶν λογισμῶν <text:s text:c="46"/>kwa mahesabu chafu</text:p>
      <text:p text:style-name="P3">τὴν παρδαλὴ φορεσιά. <text:s text:c="49"/>vazi la zambarau.</text:p>
      <text:p text:style-name="P3">Γι᾿ αὐτὸ καταδικάζομαι. <text:s text:c="46"/>Ndiyo maana ninahukumiwa.</text:p>
      <text:p text:style-name="P3">Μόνο τοῦ ἔξω ἀνθρώπου φρόντισα <text:s text:c="39"/>Nilimtunza mtu wa nje tu</text:p>
      <text:p text:style-name="P3">περίτεχνα τὸν στολισμό, <text:s text:c="46"/>mapambo ya kina,</text:p>
      <text:p text:style-name="P3">παραβλέποντας τοῦ μέσα ἀνθρώπου <text:s text:c="38"/>kumtazama mtu wa ndani</text:p>
      <text:p text:style-name="P3">τὴ θεοτύπωτη σκηνή. <text:s text:c="50"/>tukio la kimungu.</text:p>
      <text:p text:style-name="P3">Μορφοποίησα μὲ τὶς φιλήδονες ὁρμὲς <text:s text:c="35"/>Nilijiumba kwa matamanio ya tamaa</text:p>
      <text:p text:style-name="P3">τὰ ἄτακτα πάθη. <text:s text:c="54"/>tamaa mbaya.</text:p>
      <text:p text:style-name="P3">Ἔτσι ἀφάνισα <text:s text:c="57"/>Ndivyo nilivyotoweka</text:p>
      <text:p text:style-name="P3">τοῦ νοῦ τὴν ὀμορφιά. <text:s text:c="49"/>uzuri wa akili.</text:p>
      <text:p text:style-name="P3">Μόλυνα τῆς εἰκόνας τοῦ Θεοῦ τὸ κάλλος, <text:s text:c="31"/>Unajisi wa sura ya Mungu uzuri,</text:p>
      <text:p text:style-name="P3">Σωτήρα, μὲ τὰ πάθη μου. <text:s text:c="46"/>Mwokozi, pamoja na shauku zangu.</text:p>
      <text:p text:style-name="P3">Ἀλλ᾿ ὅπως κάποτε τὴ χαμένη δραχμὴ <text:s text:c="36"/>Lakini kama drakma iliyopotea mara moja</text:p>
      <text:p text:style-name="P3">ψάξε νὰ μὲ ἀνεύρεις. <text:s text:c="49"/>jaribu kunitafuta.</text:p>
      <text:p text:style-name="P3">Ὅπως ἡ Πόρνη φωνάζω δυνατά: Ἁμάρτησα! <text:s text:c="32"/>Kama yule kahaba nalia kwa sauti kuu: Nimetenda dhambi!</text:p>
      <text:p text:style-name="P3">Ἔχω ἁμαρτήσει σὲ Σένα μονάχος μου. <text:s text:c="35"/>Nimekutenda dhambi Wewe peke yako.</text:p>
      <text:p text:style-name="P3">Ὅπως ἀπὸ κείνη τὸ μύρο, Σωτήρα μου, <text:s text:c="34"/>Kama vile manemane, Mwokozi wangu,</text:p>
      <text:p text:style-name="P3">δέξου κι ἀπὸ μένα τὰ δάκρυα. <text:s text:c="41"/>ukubali machozi kutoka kwangu pia.</text:p>
      <text:p text:style-name="P3">Γλίστρησα στὴν ἀκολασία ὅπως ὁ Δαβὶδ <text:s text:c="33"/>Nilijiingiza katika uasherati kama Daudi</text:p>
      <text:p text:style-name="P3">καὶ κυλίστηκα μέσα στὸν βοῦρκο! <text:s text:c="38"/>na nilibingiria kwenye tope!</text:p>
      <text:p text:style-name="P3">Εἴθε κι ἐμένα ν᾿ ἀποπλύνεις, <text:s text:c="41"/>Unaweza kuniosha pia,</text:p>
      <text:p text:style-name="P3">Σωτήρα, μὲ τὰ δάκρυα. <text:s text:c="48"/>Mwokozi, kwa machozi.</text:p>
      <text:p text:style-name="P3">Ὅπως ὁ Τελώνης φωνάζω δυνατά: Σπλαχνίσου· <text:s text:c="28"/>Kama mtoza ushuru ninapaza sauti: Uwe na huruma;</text:p>
      <text:p text:style-name="P3">Σωτήρα μου, σπλαχνίσου με. <text:s text:c="43"/>Mwokozi wangu, nihurumie.</text:p>
      <text:p text:style-name="P3">Γιατὶ κανένας ἀπ᾿ τοὺς ἀπογόνους τοῦ Ἀδάμ, <text:s text:c="27"/>Kwani hakuna katika kizazi cha Adam.</text:p>
      <text:p text:style-name="P3">ὅπως ἐγὼ σὲ Σένα, δὲν ἁμάρτησε. <text:s text:c="38"/>kama nilivyokutenda Wewe, yeye hakutenda dhambi.</text:p>
      <text:p text:style-name="P3">Οὔτε δάκρυα, οὔτε μετάνοια, <text:s text:c="42"/>Hakuna machozi, hakuna toba,</text:p>
      <text:p text:style-name="P3">οὔτε κατάνυξη ἔχω! <text:s text:c="51"/>Hata sina haraka!</text:p>
      <text:p text:style-name="P3">Σύ, Σωτήρα μου, ὡς Θεός, <text:s text:c="45"/>Wewe, Mwokozi wangu, kama Mungu,</text:p>
      <text:p text:style-name="P3">χάρισέ μου τα. <text:s text:c="55"/>nipe hao</text:p>
      <text:p text:style-name="P3">Κύριε! Μὴ μοῦ κλείσεις τότε, <text:s text:c="41"/>Bwana! Usinifunge basi</text:p>
      <text:p text:style-name="P3">Κύριε, τὴ θύρα τοῦ νυμφώνα Σου. <text:s text:c="38"/>Bwana, mlango wa nymph yako.</text:p>
      <text:p text:style-name="P3">Ἀλλ᾿ ἄνοιξέ μου την, <text:s text:c="49"/>Lakini nifungulie,</text:p>
      <text:p text:style-name="P3">βλέποντας τὴ μετάνοιά μου. <text:s text:c="43"/>kuona toba yangu.</text:p>
      <text:p text:style-name="P3">Φιλάνθρωπε, ποὺ θέλεις ὅλοι νὰ σωθοῦν, <text:s text:c="31"/>Mfadhili, ambaye anataka wote waokolewe,</text:p>
      <text:p text:style-name="P3">Σὲ παρακαλῶ νὰ μὲ ξαναφέρεις κοντά Σου <text:s text:c="31"/>Ninakuomba unirudishe Kwako</text:p>
      <text:p text:style-name="P3">καὶ νὰ δεχτεῖς σὰν ἀγαθὸς <text:s text:c="44"/>na kukubali kuwa nzuri</text:p>
      <text:p text:style-name="P3">τὴ μετάνοιά μου. <text:s text:c="53"/>toba yangu</text:p>
      <text:p text:style-name="P3">Ἄκουσε μὲ προσοχὴ τοὺς στεναγμοὺς τῆς ψυχῆς μου <text:s text:c="22"/>Sikiliza kwa makini mihemo ya nafsi yangu</text:p>
      <text:p text:style-name="P3">καὶ κάνε δεχτὰ τὰ δάκρυα, <text:s text:c="44"/>na kukubali machozi,</text:p>
      <text:p text:style-name="P3">ποὺ στάζουν ἀπ᾿ τὰ μάτια μου. <text:s text:c="40"/>drip kutoka machoni mwangu.</text:p>
      <text:p text:style-name="P3">Κι ἔτσι, Σωτήρα, σῶσε με. <text:s text:c="44"/>Na hivyo, Mwokozi, niokoe.</text:p>
      <text:p text:style-name="P3"><text:span text:style-name="T1"/></text:p>
      <text:p text:style-name="P3"><text:span text:style-name="T1">Θεοτοκίο</text:span>. <text:s text:c="60"/><text:span text:style-name="T1">Bikira Maria.</text:span></text:p>
      <text:p text:style-name="P3"/>
      <text:p text:style-name="P3">Ἄχραντη παρθένε Θεοτόκε, <text:s text:c="45"/>Bikira Mtakatifu Theotokos,</text:p>
      <text:p text:style-name="P3">σὺ ποὺ ξεχωριστὰ κι ἀτέλειωτα ὑμνεῖσαι, <text:s text:c="30"/>ninyi mnaosifu kwa pekee na bila kikomo,</text:p>
      <text:p text:style-name="P3">ἱκέτευε ἀκατάπαυστα <text:s text:c="50"/>aliomba bila kukoma</text:p>
      <text:p text:style-name="P3">γιὰ νὰ σωθοῦμε ἐμεῖς οἱ ἄνθρωποι. <text:s text:c="36"/>ili sisi wanadamu tupate kuokolewa.</text:p>
      <text:p text:style-name="P3">Εἱρμὸς ἄλλος. <text:s text:c="56"/>Mwingine.</text:p>
      <text:p text:style-name="P3">Κοιτάξτε! Κοιτάξτε, <text:s text:c="50"/>Tazama! Angalia,</text:p>
      <text:p text:style-name="P3">γιὰ νὰ βεβαιωθεῖτε ὅτι ἐγὼ ᾿μαι ὁ Θεός, <text:s text:c="30"/>ili mpate kujua ya kuwa mimi ndimi Mungu,</text:p>
      <text:p text:style-name="P3">ποὺ ᾿βρεξα τὸ μάννα <text:s text:c="50"/>kwamba nililowesha mana</text:p>
      <text:p text:style-name="P3">κι ἔκανα νὰ ξεπηδήσει παλαιότερα γιὰ χάρη τοῦ <text:s text:c="24"/>na nikaifanya ichipuke mapema kwa ajili yake</text:p>
      <text:p text:style-name="P3">μὲς στὴν ἔρημο ἀπ᾿ τὴν πέτρα τὸ νερό, <text:s text:c="11"/>[λαοῦ μου <text:s text:c="11"/>maji kutoka kwenye jiwe jangwani, [watu wangu</text:p>
      <text:p text:style-name="P3">μὲ τὸ δεξί μου χέρι μόνο <text:s text:c="45"/>kwa mkono wangu wa kulia tu</text:p>
      <text:p text:style-name="P3">καὶ τὴ δική μου δύναμη! <text:s text:c="46"/>na nguvu zangu mwenyewe!</text:p>
      <text:p text:style-name="P3">Κοιτάξτε! Κοιτάξτε, <text:s text:c="50"/>Tazama! Angalia,</text:p>
      <text:p text:style-name="P3">γιὰ νὰ βεβαιωθεῖτε ὅτι ἐγὼ ᾿μαι ὁ Θεός! <text:s text:c="30"/>ili kuhakikisha kwamba mimi ni Mungu!</text:p>
      <text:p text:style-name="P3">Ἄκουσε μὲ προσοχή, ψυχή μου, <text:s text:c="41"/>Sikiliza kwa makini, roho yangu,</text:p>
      <text:p text:style-name="P3">τὸν Κύριο ποὺ φωνάζει δυνατά! <text:s text:c="40"/>Bwana aliaye kwa sauti kuu!</text:p>
      <text:p text:style-name="P3">Ξεκόλλησε ἀπ᾿ τὴ ζωὴ τῆς ἁμαρτίας ποὺ ζεῖς ὣς <text:s text:c="24"/>Achana na maisha ya dhambi unayoishi</text:p>
      <text:p text:style-name="P3">Φοβήσου τον ὡς δικαστὴ <text:s/>[τώρα. <text:s text:c="39"/>Mwogopeni yeye kama hakimu [sasa.</text:p>
      <text:p text:style-name="P3">καὶ ὡς κριτὴ καὶ Θεό! <text:s text:c="48"/>na kama hakimu na Mungu!</text:p>
      <text:p text:style-name="P3">Μὲ ποιόν ἔγινες ὅμοια, <text:s text:c="47"/>Umekuwa kama nani,</text:p>
      <text:p text:style-name="P3">ψυχή μου, γεμάτη ἁμαρτίες; <text:s text:c="43"/>nafsi yangu, iliyojaa dhambi?</text:p>
      <text:p text:style-name="P3">Ἀλίμονο! Τοῦ Κάιν τοῦ παλιοῦ <text:s text:c="41"/>Ole! Ya Kaini mzee</text:p>
      <text:p text:style-name="P3">κι ἐκείνου τοῦ Λάμεχ ἔμοιασες! <text:s text:c="39"/>nawe umefanana na huyo Lameki!</text:p>
      <text:p text:style-name="P3">Λιθοβόλησες καὶ θανάτωσες τὸ σῶμα μὲ τὶς κακὲς <text:s text:c="23"/>Ulipiga mawe na kuua mwili kwa uovu</text:p>
      <text:p text:style-name="P3">καὶ σκότωσες τὸν νοῦ <text:s text:c="6"/>[σου πράξεις <text:s text:c="30"/>nawe ukaua akili yako [matendo yako</text:p>
      <text:p text:style-name="P3">μὲ τὶς παράλογες ὁρμές! <text:s text:c="46"/>kwa tamaa zisizo na maana!</text:p>
      <text:p text:style-name="P3">Ὅλους τοὺς δίκαιους, ποὺ ἔζησαν πρὶν νὰ δοθεῖ <text:s text:c="24"/>Wenye haki wote, walioishi kabla hajatoa</text:p>
      <text:p text:style-name="P3">παρέτρεξες, ψυχή μου, ἀστόχαστα! <text:s text:c="6"/>[ὁ νόμος, <text:s text:c="21"/>umepotea, nafsi yangu, bila kufikiri! [sheria,</text:p>
      <text:p text:style-name="P3">Δὲν ἔμοιασες τοῦ Σήθ. <text:s text:c="48"/>Hukufanana na Sith.</text:p>
      <text:p text:style-name="P3">Δὲν μιμήθηκες τὸν Ἐνώς. <text:s text:c="46"/>Hukumwiga Enoshi.</text:p>
      <text:p text:style-name="P3">Οὔτε τοῦ Ἐνὼχ τὴ μετάθεση στοὺς οὐρανούς, <text:s text:c="28"/>Hata uhamisho wa Henoko kwenda mbinguni,</text:p>
      <text:p text:style-name="P3">Ἀποδείχτηκες φτωχή, <text:s text:c="7"/>[οὔτε τὸν Νῶε. <text:s text:c="28"/>Uligeuka kuwa maskini, [hata Nuhu.</text:p>
      <text:p text:style-name="P3">συγκρινόμενη μὲ τῶν δικαίων τὸν βίο. <text:s text:c="33"/>wakilinganisha maisha ya watu wema.</text:p>
      <text:p text:style-name="P3">Μόνη σου ἄνοιξες, <text:s text:c="52"/>Umeifungua mwenyewe</text:p>
      <text:p text:style-name="P3">ψυχή μου, τοὺς καταρράχτες <text:s text:c="43"/>nafsi yangu, maporomoko ya maji</text:p>
      <text:p text:style-name="P3">τῆς θεϊκῆς ὀργῆς. <text:s text:c="52"/>ya ghadhabu ya Mungu.</text:p>
      <text:p text:style-name="P3">Κι ὅπως τότε κατακλύστηκε ἡ γῆ, ἔτσι τώρα <text:s text:c="28"/>Na kama wakati huo nchi ilifurika, ndivyo na sasa</text:p>
      <text:p text:style-name="P3">πλημμύρισες τὸ σῶμα ὁλόκληρο, τὶς πράξεις καὶ <text:s text:c="24"/>ulifurika mwili mzima, vitendo pia</text:p>
      <text:p text:style-name="P3">κι ἔμεινες ἔξω <text:s text:c="8"/>[τὸν βίο <text:s text:c="38"/>nawe ukakaa nje [ya maisha</text:p>
      <text:p text:style-name="P3">ἀπ᾿ τὴ σωστικὴ Κιβωτό. <text:s text:c="47"/>kutoka kwa safina ya uokoaji.</text:p>
      <text:p text:style-name="P3">Ὁ Λάμεχ θρηνώντας φώναζε δυνατὰ <text:s text:c="38"/>Lameki alikuwa akilia kwa nguvu</text:p>
      <text:p text:style-name="P3">κι ἔλεγε: <text:s text:c="60"/>na akasema:</text:p>
      <text:p text:style-name="P3">σκότωσα ἄνθρωπο γιὰ δικό μου κακὸ <text:s text:c="36"/>Nilimuua mtu kwa ubaya wangu mwenyewe</text:p>
      <text:p text:style-name="P3">καὶ νέο γιὰ δική μου συμφορά. <text:s text:c="40"/>na habari za msiba wangu.</text:p>
      <text:p text:style-name="P3">Καὶ σύ, ψυχή μου, πῶς δὲν τρέμεις, <text:s text:c="35"/>Na wewe, roho yangu, kwa nini usitetemeke,</text:p>
      <text:p text:style-name="P3">ποὺ λερώθηκες καταμολύνοντας <text:s text:c="41"/>kwamba umekuwa mchafu kwa kuchafua</text:p>
      <text:p text:style-name="P3">τὴ σάρκα καὶ τὸν νοῦ; <text:s text:c="48"/>mwili na akili?</text:p>
      <text:p text:style-name="P3">Ἀλίμονο! Πῶς ζήλεψα <text:s text:c="50"/>Ole! Jinsi nilivyokuwa na wivu</text:p>
      <text:p text:style-name="P3">τὸν ἀρχαῖο Λάμεχ τὸν φονιά! <text:s text:c="42"/>Lameki wa kale muuaji!</text:p>
      <text:p text:style-name="P3">Τὴν ψυχή μου, ὅπως ἐκεῖνος τὸν ἄντρα, <text:s text:c="32"/>Nafsi yangu, kama mtu huyo,</text:p>
      <text:p text:style-name="P3">τὸν νοῦ, ὅπως τὸν νεανίσκο, <text:s text:c="42"/>akili, kama vijana,</text:p>
      <text:p text:style-name="P3">καὶ τὸ σῶμα μου, ὅπως ὁ Κάιν ὁ φονιάς, <text:s text:c="31"/>na mwili wangu kama Kaini mwuaji.</text:p>
      <text:p text:style-name="P3">σὰν ἀδελφό μου δολοφόνησα <text:s text:c="44"/>kama kaka yangu niliyemuua</text:p>
      <text:p text:style-name="P3">μὲ τὶς φιλήδονες ὁρμές! <text:s text:c="46"/>kwa tamaa mbaya!</text:p>
      <text:p text:style-name="P3">Πύργο σοφίστηκες <text:s text:c="53"/>Mnara, umekuwa na hekima</text:p>
      <text:p text:style-name="P3">νὰ χτίσεις, ψυχή μου, <text:s text:c="48"/>kujenga, roho yangu,</text:p>
      <text:p text:style-name="P3">καὶ νὰ στήσεις κάστρο <text:s text:c="48"/>na kujenga ngome</text:p>
      <text:p text:style-name="P3">μὲ τὶς ἁμαρτωλές σου ἐπιθυμίες, <text:s text:c="38"/>na tamaa zako za dhambi,</text:p>
      <text:p text:style-name="P3">ἂν δὲν ἔφερνε σύγχυση ὁ Κτίστης στὶς βουλές σου <text:s text:c="22"/>ikiwa Muumba hakuleta mkanganyiko kwenye mabaraza yenu</text:p>
      <text:p text:style-name="P3">καὶ δὲν σώριαζε κάτω στὴ γῆ <text:s text:c="42"/>na haikuzama chini</text:p>
      <text:p text:style-name="P3">τὰ πονηρά σου σχέδια. <text:s text:c="48"/>mipango yako mbaya.</text:p>
      <text:p text:style-name="P3">Τραυματίστηκα! Πληγώθηκα! <text:s text:c="44"/>Niliumia! Niliumia!</text:p>
      <text:p text:style-name="P3">Νὰ καὶ τὰ βέλη τοῦ ἐχθροῦ, <text:s text:c="43"/>Na mishale ya adui,</text:p>
      <text:p text:style-name="P3">ποὺ κατατρύπησαν <text:s text:c="53"/>iliyopenya</text:p>
      <text:p text:style-name="P3">τὴν ψυχή μου καὶ τὸ σῶμα. <text:s text:c="44"/>nafsi yangu na mwili wangu.</text:p>
      <text:p text:style-name="P3">Νὰ τὰ τραύματα, οἱ φλεγμονές, τὰ σακατέματα. <text:s text:c="25"/>Tazama majeraha, kuvimba, kukatwa viungo.</text:p>
      <text:p text:style-name="P3">Φανερώνουν τὰ χτυπήματα <text:s text:c="46"/>Wanaonyesha matuta</text:p>
      <text:p text:style-name="P3">τῶν ἀκυβέρνητων παθῶν μου. <text:s text:c="43"/>ya mapenzi yangu yasiyotawalika.</text:p>
      <text:p text:style-name="P3">Ἔβρεξε κάποτε <text:s text:c="56"/>Mvua ilinyesha mara moja</text:p>
      <text:p text:style-name="P3">ὁ Κύριος, κατὰ παραχώρηση τοῦ Πατέρα Του, <text:s text:c="28"/>Bwana, kwa kibali cha Baba yake,</text:p>
      <text:p text:style-name="P3">κι ἔκαψε τῶν Σοδόμων <text:s text:c="5"/>[φωτιὰ <text:s text:c="37"/>na kuiteketeza Sodoma [moto</text:p>
      <text:p text:style-name="P3">τὴ μανιασμένη ἀνομία. <text:s text:c="48"/>uovu mkali.</text:p>
      <text:p text:style-name="P3">Καὶ σύ, ψυχή μου, ἄναψες τῆς γέεννας τὸ πῦρ, <text:s text:c="25"/>Na wewe, roho yangu, umewasha moto wa kuzimu,</text:p>
      <text:p text:style-name="P3">μὲς στὸ ὁποῖο πρόκειται <text:s text:c="46"/>kwa nani inahusika</text:p>
      <text:p text:style-name="P3">νὰ καίγεσαι μὲ τοὺς Σοδομίτες πικρά. <text:s text:c="33"/>kuungua kwa uchungu pamoja na watu wa Sodoma.</text:p>
      <text:p text:style-name="P3">Μάθετε ρωτώντας καὶ στοχαστεῖτε <text:s text:c="38"/>Jifunze kwa kuuliza na kufikiri</text:p>
      <text:p text:style-name="P3">ὅτι ἐγὼ ᾿μαι ὁ Θεός, <text:s text:c="49"/>kwa maana mimi ni Mungu,</text:p>
      <text:p text:style-name="P3">ποὺ ἐρευνᾶ τὶς καρδιὲς <text:s text:c="47"/>anayechunguza mioyo</text:p>
      <text:p text:style-name="P3">καὶ τιμωρεῖ λογισμούς. <text:s text:c="47"/>na kuadhibu mahesabu.</text:p>
      <text:p text:style-name="P3">Ἐλέγχει πράξεις καὶ κατακαίει ἁμαρτίες. <text:s text:c="30"/>Inadhibiti matendo na kuchoma dhambi.</text:p>
      <text:p text:style-name="P3">Καὶ ὑπερασπίζεται τὸ δίκιο τοῦ ὀρφανοῦ, <text:s text:c="30"/>Na anailinda haki ya yatima.</text:p>
      <text:p text:style-name="P3">τοῦ ταπεινοῦ καὶ τοῦ φτωχοῦ. <text:s text:c="41"/>ya wanyenyekevu na maskini.</text:p>
      <text:p text:style-name="P3">Δόξα ἀνήκει στὸν Πατέρα... <text:s text:c="43"/>Utukufu una Baba...</text:p>
      <text:p text:style-name="P3">Τριάδα, ποὺ οὔτε ἀρχὴ ἔχεις οὔτε εἶσαι κτίσμα· <text:s text:c="23"/>Utatu, ambao hauna mwanzo wala uumbaji;</text:p>
      <text:p text:style-name="P3">Μονάδα, ποὺ μένεις ἀδιαίρετη, <text:s text:c="40"/>Kitengo, ambacho bado hakijagawanywa,</text:p>
      <text:p text:style-name="P3">δέξου μου τὴ μετάνοια. <text:s text:c="47"/>ukubali toba yangu.</text:p>
      <text:p text:style-name="P3">Σῶσε με τὸν ἁμαρτωλό. <text:s text:c="48"/>Niokoe mimi mwenye dhambi.</text:p>
      <text:p text:style-name="P3">Πλάσμα δικό Σου εἶμαι· μὴ μὲ παραβλέψεις. <text:s text:c="28"/>Mimi ni kiumbe Wako, usiniache.</text:p>
      <text:p text:style-name="P3">Ἀλλὰ λυπήσου καὶ λύτρωσέ με <text:s text:c="42"/>Lakini unirehemu na unikomboe</text:p>
      <text:p text:style-name="P3">ἀπ᾿ τὴ φωτιὰ τῆς αἰώνιας καταδίκης. <text:s text:c="34"/>kutoka kwa moto wa laana ya milele.</text:p>
      <text:p text:style-name="P3"/>
      <text:p text:style-name="P3">Καὶ τώρα... <text:span text:style-name="T1">Θεοτοκίο</text:span>. <text:s text:c="48"/>Na sasa ... <text:span text:style-name="T1">Bikira Maria.</text:span></text:p>
      <text:p text:style-name="P3"/>
      <text:p text:style-name="P3">Ἄχραντη θεογεννήτρια Δέσποινα, <text:s text:c="39"/>Jenereta Safi wa Mungu Despina,</text:p>
      <text:p text:style-name="P3">ἡ ἐλπίδα κείνων <text:s text:c="54"/>matumaini yao</text:p>
      <text:p text:style-name="P3">ποὺ σὲ σένα καταφεύγουν <text:s text:c="46"/>wanaokimbilia kwako</text:p>
      <text:p text:style-name="P3">καὶ τὸ λιμάνι κείνων ποὺ παραδέρνονται στὸ πέλα- <text:s text:c="21"/>na bandari ya wanao ng'ang'ania baharini.</text:p>
      <text:p text:style-name="P3">κάνε νὰ γίνει καὶ σὲ μένα σπλαχνικὸς [γος τοῦ βίου, <text:s text:c="18"/>unifanye kuwa roho ya uhai kwangu pia,</text:p>
      <text:p text:style-name="P3">μὲ τὶς δικές σου ἱκεσίες <text:s text:c="45"/>kwa maombi yako mwenyewe</text:p>
      <text:p text:style-name="P3">ὁ ἐλεήμονας Κύριος καὶ Κτίστης καὶ Υἱός σου. <text:s text:c="25"/>Bwana mwenye rehema na Muumba na Mwanao.</text:p>
      <text:p text:style-name="P3"/>
      <text:p text:style-name="P2">Ὠδὴ γ´. Εἱρμός. <text:s text:c="54"/>Ὠδὴ c'. Mshikamano.</text:p>
      <text:p text:style-name="P3"/>
      <text:p text:style-name="P3">Ἀπάνω στὸν ἀσάλευτο βράχο <text:s text:c="44"/>Juu ya mwamba ambao haujaguswa</text:p>
      <text:p text:style-name="P3">τῶν ἐντολῶν Σου, Χριστέ, <text:s text:c="45"/>ya amri zako, Kristo,</text:p>
      <text:p text:style-name="P3">στερέωσε τὴν Ἐκκλησία Σου. <text:s text:c="43"/>imarisha Kanisa lako.</text:p>
      <text:p text:style-name="P3">Φωτιά, ψυχή μου, παλαιότερα <text:s text:c="42"/>Moto, roho yangu, hapo awali</text:p>
      <text:p text:style-name="P3">ἔβρεξε ὁ Κύριος <text:s text:c="54"/>Bwana alinyesha mvua</text:p>
      <text:p text:style-name="P3">καὶ κατέκαψε τὴ χώρα τῶν Σοδόμων. <text:s text:c="36"/>na kuiteketeza nchi ya Sodoma.</text:p>
      <text:p text:style-name="P3">Ὅπως ὁ παλιὸς ἐκεῖνος Λώτ, ψυχή μου, <text:s text:c="33"/>Kama Lutu yule mzee, roho yangu,</text:p>
      <text:p text:style-name="P3">τρέξε στὸ βουνὸ γιὰ νὰ σωθεῖς <text:s text:c="40"/>kimbia mlimani ili ujiokoe</text:p>
      <text:p text:style-name="P3">καὶ στὴ Σηγὼρ νὰ φτάσεις σώα γρήγορα. <text:s text:c="32"/>na kwa Sighor kufika salama na haraka.</text:p>
      <text:p text:style-name="P3">Φύγε τὸν ἐμπρησμό, ψυχή μου! <text:s text:c="41"/>Acha uchomaji, roho yangu!</text:p>
      <text:p text:style-name="P3">Φύγε τῶν Σοδόμων τὸ κάψιμο! <text:s text:c="42"/>Mbali na kuchomwa kwa Sodoma!</text:p>
      <text:p text:style-name="P3">Φύγε τὴν καταστροφὴ τῆς θεϊκῆς φωτιᾶς! <text:s text:c="31"/>Kimbieni uharibifu wa moto wa kimungu!</text:p>
      <text:p text:style-name="P3">Σοῦ ἐξομολογοῦμαι, Σωτήρα μου. <text:s text:c="39"/>Ninaungama kwako, Mwokozi wangu.</text:p>
      <text:p text:style-name="P3">Ἁμάρτησα! Ἁμάρτησα σὲ Σένα! <text:s text:c="42"/>Nimetenda dhambi! Nimekutenda dhambi!</text:p>
      <text:p text:style-name="P3">Λευτέρωσέ με καὶ συγχώρεσέ με ὡς εὔσπλαχνος. <text:s text:c="25"/>Niweke huru na unisamehe kama Mwingi wa Rehema.</text:p>
      <text:p text:style-name="P3">Μόνος ἐγὼ σὲ Σένα ἁμάρτησα! <text:s text:c="42"/>Ni mimi tu nimekutenda dhambi!</text:p>
      <text:p text:style-name="P3">Ἁμάρτησα πιότερο ἀπ᾿ ὅλους τοὺς ἀνθρώπους <text:s text:c="28"/>Nimetenda dhambi kuliko wanadamu wote</text:p>
      <text:p text:style-name="P3">Χριστὲ Σωτήρα, μὴ μὲ καταφρονήσεις. <text:s text:c="34"/>Kristo Mwokozi, usinidharau.</text:p>
      <text:p text:style-name="P3">Σύ ᾿σαι ὁ Ποιμένας ὁ καλός. <text:s text:c="42"/>Wewe ndiwe Mchungaji mwema.</text:p>
      <text:p text:style-name="P3">Ἀναζήτησέ με, τὸ ἀρνί Σου. <text:s text:c="43"/>Nitafute, Mwana-kondoo Wako.</text:p>
      <text:p text:style-name="P3">Καὶ πλανεμένο μὴ μὲ παραβλέψεις. <text:s text:c="37"/>Na usiniangalie, umechanganyikiwa.</text:p>
      <text:p text:style-name="P3">Σύ ᾿σαι ὁ γλυκός μου Ἰησοῦς, <text:s text:c="41"/>Wewe ni Yesu wangu mpendwa,</text:p>
      <text:p text:style-name="P3">σύ ᾿σαι ὁ Πλαστουργός μου. <text:s text:c="43"/>wewe ni Mzushi wangu.</text:p>
      <text:p text:style-name="P3">Κοντά Σου θὰ δικαιωθῶ, Σωτήρα μου. <text:s text:c="35"/>Karibu Nawe nitahesabiwa haki, Mwokozi wangu.</text:p>
      <text:p text:style-name="P3">Ἁγία Τριάδα, ὁ ἀληθινὸς Θεός, ἐλέησέ μας. <text:s text:c="28"/>Utatu Mtakatifu, Mungu wa kweli, utuhurumie.</text:p>
      <text:p text:style-name="P3">Τριάδα καὶ συγχρόνως Μονάδα, ὁ ἀληθινὸς Θεός, <text:s text:c="24"/>Utatu na wakati huo huo Umoja, Mungu wa kweli,</text:p>
      <text:p text:style-name="P3">σῶσε μας ἀπὸ πλάνη <text:s text:c="51"/>tuokoe na makosa</text:p>
      <text:p text:style-name="P3">καὶ πειρασμοὺς καὶ περιστάσεις δύσκολες. <text:s text:c="29"/>na majaribu na hali ngumu.</text:p>
      <text:p text:style-name="P3">Ὑπεραγία Θεοτόκε, σῶσε μας. <text:s text:c="42"/>Mama Mtakatifu wa Mungu, utuokoe.</text:p>
      <text:p text:style-name="P3">Χαῖρε κοιλιά, ποὺ δέχτηκες τὴ Θεότητα. <text:s text:c="31"/>Salamu ya tumbo, ambayo ilipokea Uungu.</text:p>
      <text:p text:style-name="P3">Χαῖρε σύ, ποὺ ἔγινες τοῦ Κυρίου θρόνος. <text:s text:c="30"/>Furahi, wewe uliyekuwa kiti cha enzi cha Bwana.</text:p>
      <text:p text:style-name="P3">Χαῖρε ἡ Μητέρα τῆς ζωῆς, τοῦ Χριστοῦ μας. <text:s text:c="28"/>Salamu Mama wa uzima, wa Kristo wetu.</text:p>
      <text:p text:style-name="P3">Εἱρμὸς ἄλλος. <text:s text:c="56"/>Mwingine.</text:p>
      <text:p text:style-name="P3">Στερέωσε, Κύριε, <text:s text:c="53"/>funga, Bwana,</text:p>
      <text:p text:style-name="P3">πάνω στὴν πέτρα τῶν ἐντολῶν Σου <text:s text:c="38"/>juu ya jiwe la amri zako</text:p>
      <text:p text:style-name="P3">τὴν καρδιά μου ποὺ κλονίζεται ἀπ᾿ τὴν ἀπιστία. <text:s text:c="23"/>moyo wangu unaotikiswa na ukafiri.</text:p>
      <text:p text:style-name="P3">Σὺ εἶσαι ὁ μόνος Ἅγιος <text:s text:c="47"/>Wewe peke yako ndiye Mtakatifu</text:p>
      <text:p text:style-name="P3">καὶ ὁ μόνος Κύριος. <text:s text:c="50"/>na Bwana pekee.</text:p>
      <text:p text:style-name="P3">Πηγὴ ζωῆς ἔχω <text:s text:c="56"/>Nina chanzo cha uzima</text:p>
      <text:p text:style-name="P3">Ἐσένα, τὸν νικητὴ τοῦ θανάτου, <text:s text:c="39"/>Wewe, mshindi wa kifo,</text:p>
      <text:p text:style-name="P3">καὶ Σοῦ φωνάζω δυνατὰ μέσ᾿ ἀπ᾿ τὰ βάθη τῆς καρ- <text:s text:c="22"/>na ninakulilia kutoka ndani ya moyo wangu</text:p>
      <text:p text:style-name="P3">πρὶν ἀπ᾿ τὴν ὕστατη στιγμή: Ἁμάρτησα! <text:s text:c="9"/>[διᾶς μου <text:s text:c="13"/>kabla ya dakika ya mwisho: Nimetenda dhambi! [kupitia mimi</text:p>
      <text:p text:style-name="P3">Συγχώρεσέ με! Σῶσε με! <text:s text:c="47"/>Nisamehe! Niokoe!</text:p>
      <text:p text:style-name="P3">Σωτήρα μου, μιμήθηκα κείνους, <text:s text:c="40"/>Mwokozi wangu, niliwaiga,</text:p>
      <text:p text:style-name="P3">ποὺ ἀσέλγησαν στὴν ἐποχὴ τοῦ Νῶε. <text:s text:c="36"/>ambayo yalipuuzwa wakati wa Nuhu.</text:p>
      <text:p text:style-name="P3">Γι᾿ αὐτὸ καὶ μοῦ δόθηκε <text:s text:c="46"/>Ndiyo maana nilipewa</text:p>
      <text:p text:style-name="P3">ἡ καταδίκη ἐκείνων, <text:s text:c="50"/>hukumu ya hao</text:p>
      <text:p text:style-name="P3">τὸ βούλιαγμα μὲς στὸν κατακλυσμό. <text:s text:c="36"/>kuzama kwenye mafuriko.</text:p>
      <text:p text:style-name="P3">Ἁμάρτησα, Κύριε! <text:s text:c="53"/>Nimetenda dhambi, Bwana!</text:p>
      <text:p text:style-name="P3">Ἁμάρτησα! Συγχώρεσέ με! <text:s text:c="46"/>Nimetenda dhambi! Nisamehe!</text:p>
      <text:p text:style-name="P3">Γιατὶ δὲν ὑπάρχει ἄλλος ἀπ᾿ τοὺς ἀνθρώπους <text:s text:c="27"/>Kwa sababu hakuna mwingine isipokuwa wanadamu</text:p>
      <text:p text:style-name="P3">ποὺ ν᾿ ἁμάρτησε, <text:s text:c="53"/>ambaye amefanya dhambi,</text:p>
      <text:p text:style-name="P3">καὶ νὰ μὴν τὸν ξεπέρασα στὶς ἁμαρτίες. <text:s text:c="31"/>Na si kumpita katika dhambi.</text:p>
      <text:p text:style-name="P3">Τὸν παλιὸ ἐκεῖνο Χάμ, <text:s text:c="48"/>Huyo mzee Ham,</text:p>
      <text:p text:style-name="P3">μιμήθηκες, ψυχή, τὸν πατροκτόνο! <text:s text:c="37"/>umeiga, roho, parricide!</text:p>
      <text:p text:style-name="P3">Δὲν σκέπασες τὴ ντροπὴ <text:s text:c="47"/>Hukufunika aibu</text:p>
      <text:p text:style-name="P3">τοῦ πλησίον <text:s text:c="58"/>ya jirani</text:p>
      <text:p text:style-name="P3">κλίνοντας πρὸς τὰ πίσω. <text:s text:c="46"/>kuegemea nyuma.</text:p>
      <text:p text:style-name="P3">Τὴν εὐλογία τοῦ Σὴμ <text:s text:c="50"/>Baraka ya Sem</text:p>
      <text:p text:style-name="P3">δὲν κληρονόμησες, ἄθλια ψυχή μου. <text:s text:c="36"/>hukurithi, roho yangu masikini.</text:p>
      <text:p text:style-name="P3">Καὶ μερίδα μεγάλη, <text:s text:c="51"/>Na sehemu kubwa,</text:p>
      <text:p text:style-name="P3">ὅπως ὁ Ἰάφεθ, <text:s text:c="56"/>kama Yafethi,</text:p>
      <text:p text:style-name="P3">δὲν ἀπόχτησες πάνω στὴ γῆ τῆς ἀφέσεως. <text:s text:c="31"/>hukushinda nchi ya uhuru.</text:p>
      <text:p text:style-name="P3">Ἐμπρός, ψυχή μου, ἀναχώρησε <text:s text:c="42"/>Nenda nje, nafsi yangu, nenda zako</text:p>
      <text:p text:style-name="P3">ἀπ᾿ τὴ γῆ τῆς Χαρράν, ποὺ ᾿ναι ἡ ἁμαρτία. <text:s text:c="28"/>kutoka katika nchi ya Harrani, ambayo ni dhambi.</text:p>
      <text:p text:style-name="P3">Κι ἔλα στὴ γῆ, ὅπου ρέει <text:s text:c="45"/>Na njooni ardhini inapopita</text:p>
      <text:p text:style-name="P3">πάντοτε ἡ ἄφθαρτη ζωή, <text:s text:c="47"/>uzima wa milele,</text:p>
      <text:p text:style-name="P3">κείνη ποὺ κληρονόμησε κι ὁ Ἀβραάμ. <text:s text:c="35"/>ule ambao Ibrahimu pia alirithi.</text:p>
      <text:p text:style-name="P3">Ἄκουσες, ψυχή μου, <text:s text:c="51"/>Umesikia, roho yangu,</text:p>
      <text:p text:style-name="P3">ὅτι ὁ Ἀβραὰμ παλιὰ ἐγκατέλειψε <text:s text:c="39"/>kwa sababu Abrahamu alimwacha zamani</text:p>
      <text:p text:style-name="P3">τὰ χώματα τὰ πατρικὰ <text:s text:c="49"/>ardhi ya mababu</text:p>
      <text:p text:style-name="P3">κι ἔγινε μετανάστης. <text:s text:c="49"/>na akawa mhamiaji.</text:p>
      <text:p text:style-name="P3">Τούτου νὰ μιμηθεῖς τὴν προαίρεση. <text:s text:c="36"/>Hii ni kuiga chaguo.</text:p>
      <text:p text:style-name="P3">Κοντὰ στὴ βαλανιδιὰ τοῦ Μαμβρῆ <text:s text:c="39"/>Karibu na mwaloni wa Mambri</text:p>
      <text:p text:style-name="P3">φιλοξένησε ὁ Πατριάρχης <text:s text:c="46"/>mwenyeji ni Patriarch</text:p>
      <text:p text:style-name="P3">τοὺς Ἀγγέλους. Ἔτσι ἔλαβε, <text:s text:c="43"/>Malaika. Kwa hivyo alipata</text:p>
      <text:p text:style-name="P3">ἔχοντας πιὰ γεράσει, <text:s text:c="49"/>akiwa mzee,</text:p>
      <text:p text:style-name="P3">τὸν καρπὸ τῆς ὑποσχέσεως. <text:s text:c="44"/>matunda ya ahadi.</text:p>
      <text:p text:style-name="P3">Τὸν Ἰσαὰκ βλέποντας, <text:s text:c="49"/>Kumwona Isaka,</text:p>
      <text:p text:style-name="P3">ταλαίπωρη ψυχή μου, πρωτοφανὲς θύμα, <text:s text:c="33"/>nafsi yangu inayoteseka, mwathiriwa asiye na kifani,</text:p>
      <text:p text:style-name="P3">μυστικὰ νὰ θυσιάζεται <text:s text:c="48"/>kutolewa kafara kwa siri</text:p>
      <text:p text:style-name="P3">στὸν Κύριο, <text:s text:c="58"/>kwa Bwana,</text:p>
      <text:p text:style-name="P3">μιμήσου ἐκείνου τὴ διάθεση. <text:s text:c="42"/>kuiga hali hiyo.</text:p>
      <text:p text:style-name="P3">Ψυχή μου, πρόσεχε! Ὁ Ἰσμαὴλ <text:s text:c="42"/>Nafsi yangu, jihadhari! Ishmaeli</text:p>
      <text:p text:style-name="P3">ἄκουσες ὅτι διώχτηκε <text:s text:c="49"/>ulisikia amefukuzwa kazi</text:p>
      <text:p text:style-name="P3">γιατὶ ἦταν δούλας γέννημα. <text:s text:c="43"/>kwa sababu alizaliwa mtumwa.</text:p>
      <text:p text:style-name="P3">Βλέπε καλὰ μήπως κάτι <text:s text:c="48"/>Angalia kwa uangalifu, labda kitu</text:p>
      <text:p text:style-name="P3">παρόμοιο πάθεις ὄντας ἀκόλαστη. <text:s text:c="38"/>kitu kimoja hutokea wakati huna ajira.</text:p>
      <text:p text:style-name="P3">Τῆς Ἄγαρ τῆς παλιᾶς ἐκείνης ἔμοιασες, <text:s text:c="32"/>Ulionekana kama Hajiri wa zamani,</text:p>
      <text:p text:style-name="P3">ψυχή μου, τῆς Αἰγύπτιας. <text:s text:c="45"/>nafsi yangu, ya Misri.</text:p>
      <text:p text:style-name="P3">Ὑποτάχτηκε ἡ θέλησή σου <text:s text:c="46"/>Mapenzi yako yametiiwa</text:p>
      <text:p text:style-name="P3">καὶ γέννησες <text:s text:c="57"/>nawe ukazaa</text:p>
      <text:p text:style-name="P3">νέο Ἰσμαήλ, τὴν αὐθάδεια. <text:s text:c="44"/>Ishmaeli mpya, kujihesabia haki.</text:p>
      <text:p text:style-name="P3">Τοῦ Ἰακὼβ ἡ σκάλα, <text:s text:c="51"/>ngazi ya Yakobo,</text:p>
      <text:p text:style-name="P3">ψυχή μου, ἔμαθες ὅτι φάνηκε <text:s text:c="42"/>nafsi yangu, ulijifunza kwamba ilionekana</text:p>
      <text:p text:style-name="P3">νὰ στηρίζεται στὴ γῆ καὶ νὰ φτάνει στὰ οὐράνια. <text:s text:c="22"/>kutulia duniani na kufika mbinguni.</text:p>
      <text:p text:style-name="P3">Γιατὶ σὺ δὲν ἀπόχτησες <text:s text:c="47"/>Kwa sababu haukushinda</text:p>
      <text:p text:style-name="P3">τὴν εὐσέβεια θεμέλιο ἀκλόνητο; <text:s text:c="39"/>Je, uchamungu ni msingi usiotikisika?</text:p>
      <text:p text:style-name="P3">Τὸν ἱερέα τοῦ Θεοῦ <text:s text:c="51"/>Kuhani wa Mungu</text:p>
      <text:p text:style-name="P3">καὶ βασιλιά, τὸν τύπο τοῦ Χριστοῦ, <text:s text:c="35"/>na mfalme mfano wa Kristo,</text:p>
      <text:p text:style-name="P3">ποὺ ᾿ζησε ἀποκομμένος <text:s text:c="48"/>ambaye aliishi kukatwa</text:p>
      <text:p text:style-name="P3">ἀπ᾿ τὴ ζωὴ τοῦ κόσμου, στοὺς ἀνθρώπους ἀνάμεσα, <text:s text:c="22"/>kuanzia maisha ya dunia hadi kwa watu miongoni mwao.</text:p>
      <text:p text:style-name="P3">πρέπει νὰ μιμηθεῖς. <text:s text:c="50"/>lazima uige.</text:p>
      <text:p text:style-name="P3">Ψυχή μου, πρόσεξε μὴ γίνεις ἄγαλμα ἀπὸ ἁλάτι, <text:s text:c="24"/>Nafsi yangu, jihadhari usiwe sanamu ya chumvi,</text:p>
      <text:p text:style-name="P3">γυρνώντας νὰ κοιτάξεις πίσω. <text:s text:c="41"/>kugeuka kuangalia nyuma.</text:p>
      <text:p text:style-name="P3">Τὸ φοβερὸ παράδειγμα τῶν Σοδόμων <text:s text:c="37"/>Mfano mbaya wa Sodoma</text:p>
      <text:p text:style-name="P3">ἂς σὲ φοβίζει. <text:s text:c="55"/>Na ikuogopeshe.</text:p>
      <text:p text:style-name="P3">Γι᾿ αὐτὸ τρέξε ψηλὰ στὴ Σηγὼρ γιὰ νὰ σωθεῖς. <text:s text:c="25"/>Kwa hivyo kimbia hadi Sighor ili ujiokoe.</text:p>
      <text:p text:style-name="P3">Ὅπως ὁ Λώτ, ψυχή μου, ἀπόφευγε <text:s text:c="39"/>Kama Lutu, nafsi yangu, ilivyoepuka</text:p>
      <text:p text:style-name="P3">τὴ φοβερὴ φωτιὰ τῆς ἁμαρτίας! <text:s text:c="40"/>moto mbaya wa dhambi!</text:p>
      <text:p text:style-name="P3">Φύγε μακριὰ ἀπ᾿ τὰ Σόδομα καὶ Γόμορρα! <text:s text:c="31"/>Ondoka kutoka Sodoma na Gomora!</text:p>
      <text:p text:style-name="P3">Ἀπόφευγε τὴ φλόγα ποὺ ἀνάβει <text:s text:c="41"/>Epuka moto unaowaka</text:p>
      <text:p text:style-name="P3">κάθε ἁμαρτωλὴ ὄρεξη. <text:s text:c="49"/>kila hamu ya dhambi.</text:p>
      <text:p text:style-name="P3">Ἐλέησε, Κύριε! <text:s text:c="55"/>Rehema, Bwana!</text:p>
      <text:p text:style-name="P3">Δυνατὰ Σοῦ φωνάζω: Ἐλέησέ με, <text:s text:c="40"/>Ninakulilia kwa sauti kuu: Unirehemu,</text:p>
      <text:p text:style-name="P3">ὅταν θὰ ἔρθεις μὲ τοὺς ἀγγέλους Σου <text:s text:c="34"/>utakapokuja na malaika wako</text:p>
      <text:p text:style-name="P3">γιὰ ν᾿ ἀνταποδώσεις <text:s text:c="50"/>kurudisha</text:p>
      <text:p text:style-name="P3">στοὺς ἀνθρώπους ὅλους σύμφωνα μὲ τὰ ἔργα τους. <text:s text:c="23"/>kwa watu wote kwa kadiri ya matendo yao.</text:p>
      <text:p text:style-name="P3">Τὴ δέηση κείνων ποὺ Σὲ ὑμνοῦν, <text:s text:c="39"/>Maombi ya wale wanaokusifu,</text:p>
      <text:p text:style-name="P3">Κύριε, μὴν περιφρονήσεις! <text:s text:c="44"/>Bwana, usidharau!</text:p>
      <text:p text:style-name="P3">Νὰ φανεῖς σπλαχνικός, Φιλάνθρωπε! <text:s text:c="36"/>Kuwa na huruma, Philanthropist!</text:p>
      <text:p text:style-name="P3">Δῶσε τὴν ἄφεση <text:s text:c="55"/>Toa msamaha</text:p>
      <text:p text:style-name="P3">σ᾿ ὅσους μὲ πίστη τὴ ζητοῦν. <text:s text:c="41"/>kwa wale wanaoomba kwa imani.</text:p>
      <text:p text:style-name="P3">Δόξα ἀνήκει στὸν Πατέρα... <text:s text:c="43"/>Utukufu una Baba...</text:p>
      <text:p text:style-name="P3">Μονάδα ἁπλὴ καὶ ἄκτιστη· <text:s text:c="45"/>Kitengo rahisi na kisichojengwa;</text:p>
      <text:p text:style-name="P3">Φύση χωρὶς ἀρχή, <text:s text:c="53"/>Asili bila mwanzo,</text:p>
      <text:p text:style-name="P3">ποὺ σὲ τρεῖς ὑποστάσεις ὑμνεῖσαι, <text:s text:c="36"/>ambaye anakusifu katika hali tatu,</text:p>
      <text:p text:style-name="P3">σῶσε ὅλους ἐμᾶς, <text:s text:c="53"/>tuokoe sisi sote</text:p>
      <text:p text:style-name="P3">ποὺ μὲ πίστη προσκυνοῦμε τὴ δύναμή Σου. <text:s text:c="30"/>ambao kwa imani wanaabudu nguvu zako.</text:p>
      <text:p text:style-name="P3"/>
      <text:p text:style-name="P3">Καὶ τώρα... <text:span text:style-name="T1">Θεοτοκίο</text:span>. <text:s text:c="48"/>Na sasa ... <text:span text:style-name="T1">Bikira Maria</text:span>.</text:p>
      <text:p text:style-name="P3"/>
      <text:p text:style-name="P3">Τὸν Υἱὸ ποὺ γεννήθηκε ἄχρονα ἀπ᾿ τὸν Πατέρα <text:s text:c="26"/>Mwana ambaye alizaliwa bila wakati kutoka kwa Baba</text:p>
      <text:p text:style-name="P3">ἔφερες στὸν κόσμο μέσα στὸν χρόνο, <text:s text:c="35"/>ulileta ulimwenguni kwa wakati,</text:p>
      <text:p text:style-name="P3">Θεογεννήτρια, χωρὶς νὰ γνωρίσεις ἄνδρα. <text:s text:c="30"/>Mungu wa kike, bila kujua mtu.</text:p>
      <text:p text:style-name="P3">Φοβερὸ καὶ παράδοξο θαῦμα! <text:s text:c="43"/>Muujiza wa kushangaza na wa kushangaza!</text:p>
      <text:p text:style-name="P3">Ἔμεινες Παρθένος καὶ συνάμα θήλαζες! <text:s text:c="33"/>Ulibaki Bikira na wakati huo huo ulikuwa unanyonyesha!</text:p>
      <text:p text:style-name="P3"/>
      <text:p text:style-name="P2">Ὠδὴ δ´. Εἱρμός. <text:s text:c="54"/>d´. Mshikamano.</text:p>
      <text:p text:style-name="P3"/>
      <text:p text:style-name="P3">Ὁ Προφήτης ἄκουσε, Κύριε, <text:s text:c="44"/>Nabii alisikia, Bwana,</text:p>
      <text:p text:style-name="P3">τὸν ἐρχομό Σου καὶ φοβήθηκε. <text:s text:c="41"/>Kuja kwako na aliogopa.</text:p>
      <text:p text:style-name="P3">Ὅτι ἔμελλες δηλαδὴ νὰ γεννηθεῖς ἀπ᾿ τὴν Παρθένο <text:s text:c="22"/>Kwamba ulikusudiwa kuzaliwa na Bikira</text:p>
      <text:p text:style-name="P3">καὶ νὰ φανερωθεῖς στοὺς ἀνθρώπους. Κι ἔλεγε: <text:s text:c="25"/>na kujionyesha kwa watu. Na akasema:</text:p>
      <text:p text:style-name="P3">Ἄκουσα τὸν λόγο ποὺ βγῆκε ἀπ᾿ τὸ στόμα Σου καὶ <text:s text:c="23"/>Nalisikia neno lililotoka katika kinywa chako na</text:p>
      <text:p text:style-name="P3">Δόξα ἀνήκει στὴ δύναμή Σου, Κύριε! <text:s text:c="3"/>[φοβήθηκα! <text:s text:c="21"/>Utukufu una uwezo wako, Bwana! [Niliogopa!</text:p>
      <text:p text:style-name="P3">Μὴν παραβλέψεις τὰ ἔργα Σου! <text:s text:c="41"/>Usidharau kazi zako!</text:p>
      <text:p text:style-name="P3">Τὸ πλάσμα Σου, Κριτὴ δίκαιε, μὴν παραθεωρήσεις! <text:s text:c="22"/>Kiumbe wako, Jaji wa haki, usipuuze!</text:p>
      <text:p text:style-name="P3">Ὁμολογῶ! Ἁμάρτησα μόνος ἐγὼ ὡς ἄνθρωπος, <text:s text:c="29"/>Nakiri! Mimi peke yangu nilitenda dhambi kama mwanadamu,</text:p>
      <text:p text:style-name="P3">Φιλάνθρωπε, πιότερο ἀπὸ κάθε ἄλλον ἄνθρωπο! <text:s text:c="26"/>Mfadhili, zaidi ya mtu mwingine yeyote!</text:p>
      <text:p text:style-name="P3">Ὅμως Σὺ ὡς Κύριος τῶν ὅλων ἔχεις τὴν ἐξουσία <text:s text:c="25"/>Lakini wewe, kama Bwana wa wote, una uwezo</text:p>
      <text:p text:style-name="P3">νὰ συγχωρεῖς ἁμαρτήματα. <text:s text:c="45"/>kusamehe dhambi.</text:p>
      <text:p text:style-name="P3">Ψυχή μου, ζυγώνει τὸ τέλος τῆς ζωῆς σου! <text:s text:c="29"/>Nafsi yangu, inatia nira mwisho wa maisha yako!</text:p>
      <text:p text:style-name="P3">Ζυγώνει, κι ὅμως δὲν νοιάζεσαι. Δὲν ἑτοιμάζεσαι! <text:s text:c="21"/>Ina uzani, lakini haujali. Hujitayarisha!</text:p>
      <text:p text:style-name="P3">Ὁ καιρὸς λιγοστεύει! Σήκω ἀπάνω! <text:s text:c="37"/>Muda unayoyoma! Simama!</text:p>
      <text:p text:style-name="P3">Ὅπου νὰ ᾿ναι, ὁ Κριτὴς ἔρχεται! <text:s text:c="38"/>Popote alipo, Hakimu anakuja!</text:p>
      <text:p text:style-name="P3">Σὰν ὄνειρο, σὰν λουλούδι τρέχει ὁ χρόνος τῆς ζωῆς! <text:s text:c="19"/>Kama ndoto, kama ua, wakati wa maisha unakimbia!</text:p>
      <text:p text:style-name="P3">Γιατί ταραζόμαστε μάταια; <text:s text:c="44"/>Kwa nini tunabishana bure?</text:p>
      <text:p text:style-name="P3">Ψυχή μου, ἔλα στὰ λογικά σου! <text:s text:c="40"/>Nafsi yangu, rudi kwenye fahamu zako!</text:p>
      <text:p text:style-name="P3">Στοχάσου τὶς πράξεις ποὺ ᾿κανες. <text:s text:c="37"/>Fikiria juu ya matendo uliyofanya.</text:p>
      <text:p text:style-name="P3">Εἰκόνισέ τες στὰ μάτια σου μπροστὰ <text:s text:c="35"/>Wapige picha mbele ya macho yako</text:p>
      <text:p text:style-name="P3">καὶ χύσε δάκρυα γι᾿ αὐτές. <text:s text:c="43"/>na kumwaga machozi kwa ajili yao.</text:p>
      <text:p text:style-name="P3">Φανέρωσε στὸν Χριστὸ χωρὶς νὰ ντρέπεσαι <text:s text:c="30"/>Jidhihirishe kwa Kristo bila kuona haya</text:p>
      <text:p text:style-name="P3">τὶς πράξεις καὶ τοὺς λογισμοὺς γιὰ νὰ δικαιωθεῖς! <text:s text:c="20"/>vitendo na hesabu zihalalishwe!</text:p>
      <text:p text:style-name="P3">Στὸν βίο τοῦτο, Σωτήρα μου, δὲν ὑπάρχει <text:s text:c="30"/>Katika maisha haya, Mwokozi wangu, hakuna</text:p>
      <text:p text:style-name="P3">ἁμάρτημα οὔτε πράξη οὔτε κακία, <text:s text:c="38"/>dhambi, wala tendo, wala uovu,</text:p>
      <text:p text:style-name="P3">ποὺ νὰ μὴν τὴν ἔκανα ἐγώ! <text:s text:c="44"/>Ingekuwaje kama sikuifanya!</text:p>
      <text:p text:style-name="P3">Καὶ νοερὰ καὶ μὲ τὸν λόγο καὶ τὴ διάθεση, <text:s text:c="28"/>Na kiakili na kwa hotuba na mhemko,</text:p>
      <text:p text:style-name="P3">καὶ μὲ τὴ θέληση καὶ μὲ τὰ ἔργα ἁμάρτησα, <text:s text:c="28"/>na kwa mapenzi na kwa matendo nalitenda dhambi;</text:p>
      <text:p text:style-name="P3">ὅσο κανεὶς ἄλλος ποτέ! <text:s text:c="47"/>kama hakuna mtu mwingine milele!</text:p>
      <text:p text:style-name="P3">Γι᾿ αὐτὸ καὶ κατακρίθηκα! <text:s text:c="44"/>Ndio maana nilikosolewa!</text:p>
      <text:p text:style-name="P3">Γι᾿ αὐτὸ ὁ ταλαίπωρος ἐγὼ καταδικάστηκα <text:s text:c="30"/>Ndio maana mimi, mwenye kuteseka, nilihukumiwa</text:p>
      <text:p text:style-name="P3">ἀπ᾿ τὴ συνείδησή μου, ἀπ᾿ τὴν ὁποία <text:s text:c="34"/>kutoka kwa dhamiri yangu, ambayo</text:p>
      <text:p text:style-name="P3">τίποτε στὸν κόσμο δὲν ὑπάρχει πιὸ βασανιστικό. <text:s text:c="23"/>hakuna kitu kibaya zaidi duniani.</text:p>
      <text:p text:style-name="P3">Λυτρωτή μου καὶ Κριτὴ καὶ γνώστη τῆς ζωῆς μου, <text:s text:c="23"/>Mkombozi wangu na Hakimu na Mjuaji wa maisha yangu,</text:p>
      <text:p text:style-name="P3">λυπήσου καὶ γλύτωσε καὶ σῶσε με τὸν δοῦλο Σου. <text:s text:c="23"/>rehema na uokoe na uokoe pamoja na mja wako.</text:p>
      <text:p text:style-name="P3">Ἡ σκάλα, ποὺ εἶδε παλαιά, ψυχή μου, <text:s text:c="34"/>Ngazi, ambayo aliiona zamani, roho yangu,</text:p>
      <text:p text:style-name="P3">ὁ μεγάλος Πατριάρχης Ἰακώβ, φανερώνει <text:s text:c="32"/>Baba mkuu Yakobo, anadhihirisha</text:p>
      <text:p text:style-name="P3">τὴν ἀνηφόρα ποὺ ἔχει ἡ ἀρετὴ στὴν πράξη <text:s text:c="30"/>upandaji ambao wema unatenda</text:p>
      <text:p text:style-name="P3">καὶ συμβολίζει τὸ ὕψος, στὸ ὁποῖο ὁδηγεῖ ἡ γνώση. <text:s text:c="20"/>na inaashiria urefu ambao ujuzi huongoza.</text:p>
      <text:p text:style-name="P3">Ἂν θέλεις, λοιπόν, νὰ ζεῖς μὲ πράξη καὶ γνώση καὶ <text:s text:c="20"/>Kwa hivyo, ikiwa unataka kuishi kwa vitendo na maarifa</text:p>
      <text:p text:style-name="P3">φρόντισε νὰ γίνεις καινούργιος ἄνθρωπος. <text:s text:c="2"/>[θεωρία, <text:s text:c="18"/>hakikisha unakuwa mtu mpya. [nadharia,</text:p>
      <text:p text:style-name="P3">Τὸ κάμα τῆς ἡμέρας ἀπὸ ἀνάγκη <text:s text:c="40"/>Kama ya siku nje ya lazima</text:p>
      <text:p text:style-name="P3">ὑπέμεινε ὁ Πατριάρχης <text:s text:c="48"/>Baba wa Taifa aliendelea</text:p>
      <text:p text:style-name="P3">καὶ τῆς νύχτας τὴν παγωνιὰ ὑπέφερε, <text:s text:c="34"/>na akapata baridi ya usiku,</text:p>
      <text:p text:style-name="P3">κάνοντας καθημερινὰ τεχνάσματα, <text:s text:c="38"/>kufanya hila za kila siku,</text:p>
      <text:p text:style-name="P3">βόσκοντας, παλεύοντας, δουλεύοντας, <text:s text:c="34"/>kuchunga, kupigana, kufanya kazi,</text:p>
      <text:p text:style-name="P3">γιὰ νὰ μπορέσει νὰ πάρει καὶ τὶς δυὸ γυναῖκες. <text:s text:c="23"/>ili aweze kuchukua wanawake wote wawili.</text:p>
      <text:p text:style-name="P3">Οἱ δυὸ γυναῖκες γιὰ μένα συμβολίζουν <text:s text:c="33"/>Kwangu mimi, wanawake hao wawili wanaashiria</text:p>
      <text:p text:style-name="P3">τὴν πράξη καὶ τὴ γνώση ποὺ ἀποκτιέται μὲ θεωρία. <text:s text:c="21"/>mazoezi na maarifa yanayopatikana kupitia nadharia.</text:p>
      <text:p text:style-name="P3">Ἡ Λεία, σὰν πολύτεκνη, τὴν πράξη. <text:s text:c="36"/>Leia, kama kuwa na watoto wengi, tendo.</text:p>
      <text:p text:style-name="P3">Κι ἡ Ραχήλ, γιὰ τὴν ὁποία δούλεψε περισσότερο, <text:s text:c="23"/>Na Raheli, ambaye alimfanyia kazi zaidi,</text:p>
      <text:p text:style-name="P3">Κι ὅλα αὐτὰ γιατὶ χωρὶς κόπους οὔτε ἡ <text:s text:c="11"/>[τὴ γνώση. <text:s text:c="10"/>Na hii yote kwa sababu hata maarifa.</text:p>
      <text:p text:style-name="P3">ψυχή μου, κατορθώνεται. [πράξη οὔτε κι ἡ θεωρία, <text:s text:c="21"/>nafsi yangu, imefanywa. [matendo wala nadharia,</text:p>
      <text:p text:style-name="P3">Μένε ἄγρυπνη, ψυχή μου! <text:s text:c="46"/>Kaa macho, roho yangu!</text:p>
      <text:p text:style-name="P3">Ὅπως ὁ μεγάλος Πατριάρχης, δεῖξε ἀνδρεία <text:s text:c="29"/>Kama Mzalendo mkuu, onyesha ujasiri</text:p>
      <text:p text:style-name="P3">γιὰ ν᾿ ἀποχτήσεις πράξη γνωστική. <text:s text:c="36"/>ili kupata maarifa ya vitendo.</text:p>
      <text:p text:style-name="P3">Γιὰ νὰ γενεῖς νοῦς ποὺ βλέπει τὸν Θεό. <text:s text:c="31"/>Kuzaa akili inayomwona Mungu.</text:p>
      <text:p text:style-name="P3">Νὰ μπεῖς στὸν ἄδυτο γνόφο μὲ θεωρία <text:s text:c="34"/>Kuingia shimoni na nadharia</text:p>
      <text:p text:style-name="P3">κι ἔτσι νὰ γίνεις ἔμπορος μεγάλων δωρεῶν. <text:s text:c="28"/>na hivyo kuwa mfanyabiashara wa zawadi kubwa.</text:p>
      <text:p text:style-name="P3">Ὁ μεγάλος Πατριάρχης Ἰακὼβ μὲ τὸ νὰ γεννήσει <text:s text:c="25"/>Baba mkubwa Yakobo karibu kujifungua</text:p>
      <text:p text:style-name="P3">τοὺς δώδεκα Πατριάρχες, τὰ παιδιά του, <text:s text:c="31"/>wale wazee kumi na wawili, watoto wake,</text:p>
      <text:p text:style-name="P3">ἔστησε μυστικὰ γιὰ σένα, ψυχή μου, <text:s text:c="35"/>weka siri kwa ajili yako, roho yangu,</text:p>
      <text:p text:style-name="P3">σκάλα γιὰ ν᾿ ἀνεβαίνεις στὴν πρακτικὴ ἀρετή· <text:s text:c="25"/>ngazi ya kupanda kwa wema wa vitendo;</text:p>
      <text:p text:style-name="P3">τὰ παιδιὰ γιὰ σκαλοπάτια, τὶς πατημασιὲς σὰν <text:s text:c="25"/>watoto kwa ngazi, nyayo kama</text:p>
      <text:p text:style-name="P3">πολὺ σοφὰ ὑποδεικνύοντας. <text:s text:c="6"/>[τρόπο ἀναβάσεως <text:s text:c="21"/>akionyesha kwa busara sana. [njia ya kupanda</text:p>
      <text:p text:style-name="P3">Τὸν μισημένο Ἠσαῦ, ψυχή μου, <text:s text:c="41"/>Ἠσῦ inayochukiwa, roho yangu,</text:p>
      <text:p text:style-name="P3">θέλοντας νὰ μιμηθεῖς, πρόσφερες σ᾿ αὐτὸν ποὺ σὲ <text:s text:c="22"/>kutaka kuiga, ukamtolea ambaye wewe</text:p>
      <text:p text:style-name="P3">τὰ ἀρχικὰ ὡραῖα πρωτοτόκια. <text:s text:c="4"/>[ξεγέλασε <text:s text:c="28"/>bei nzuri za awali. [alidanganywa</text:p>
      <text:p text:style-name="P3">Στερήθηκες τὴν πατρικὴ εὐλογία. <text:s text:c="38"/>Ulinyimwa baraka ya baba.</text:p>
      <text:p text:style-name="P3">Δυὸ φορές, ἄθλια, ξεγελάστηκες, στὴν πράξη καὶ <text:s text:c="23"/>Mara mbili, maskini, ulidanganywa, katika mazoezi pia</text:p>
      <text:p text:style-name="P3">Γι᾿ αὐτὸ τώρα μετανόησε. <text:s text:c="11"/>[στὴ γνώση. <text:s text:c="22"/>Basi sasa tubu. [kwa maarifa.</text:p>
      <text:p text:style-name="P3">Ἐδὼμ ὁ Ἠσαῦ ὀνομάστηκε <text:s text:c="47"/>Aliitwa Edomu</text:p>
      <text:p text:style-name="P3">γιὰ τὴ μανιώδη προσκόλλησή του στὶς γυναῖκες. <text:s text:c="24"/>kwa mapenzi yake kwa wanawake.</text:p>
      <text:p text:style-name="P3">Διότι μὲ τὸ νὰ καίγεται συνεχῶς ἀπ᾿ τὴ σαρκικὴ <text:s text:c="23"/>Kwa sababu kwa kuchomwa moto kila mara na wa kimwili</text:p>
      <text:p text:style-name="P3">καὶ νὰ λερώνεται ἀπ᾿ τὶς ἡδονὲς <text:s text:c="11"/>[ἐπιθυμία <text:s text:c="17"/>na kutiwa unajisi na anasa [tamaa</text:p>
      <text:p text:style-name="P3">ὀνομάστηκε Ἐδώμ, ποὺ σημαίνει πύρωση <text:s text:c="33"/>Iliitwa Edomu, maana yake ni kuchoma moto</text:p>
      <text:p text:style-name="P3">ψυχῆς ποὺ ρέπει πρὸς τὴν ἁμαρτία. <text:s text:c="36"/>ya nafsi inayoanguka katika dhambi.</text:p>
      <text:p text:style-name="P3">Ἂν καὶ ἄκουσες, ψυχή μου, ὅτι δικαιώθηκε <text:s text:c="29"/>Na ulisikia, nafsi yangu, kwamba alithibitishwa</text:p>
      <text:p text:style-name="P3">ὁ Ἰώβ, ποὺ ᾿χε καταντήσει νὰ κάθεται στὴν κοπριὰ <text:s text:c="21"/>Ayubu, ambaye ameketi kwenye jaa</text:p>
      <text:p text:style-name="P3">δὲν ζήλεψες τὴν ἀνδρεία του. <text:s text:c="5"/>[ἐπάνω, <text:s text:c="28"/>hukuhusudu ujasiri wake. [juu,</text:p>
      <text:p text:style-name="P3">Δὲν ἀπόχτησες τὴν πρόθεσή του τὴν ἀκλόνητη <text:s text:c="27"/>Hukupata dhamira yake isiyoyumba</text:p>
      <text:p text:style-name="P3">σ᾿ ὅλα ὅσα ἔμαθες καὶ γνώρισες καὶ δοκιμάστηκες. <text:s text:c="21"/>katika kila ulichojifunza na kukutana na kufanyiwa majaribio.</text:p>
      <text:p text:style-name="P3">Ἀντίθετα, φάνηκες νὰ μὴν ἔχεις καρτερία. <text:s text:c="29"/>Kinyume chake, ulionekana huna nia.</text:p>
      <text:p text:style-name="P3">Ἐκεῖνος ποὺ πρωτύτερα καθότανε σὲ θρόνο, <text:s text:c="29"/>Yeye ambaye hapo kwanza aliketi juu ya kiti cha enzi,</text:p>
      <text:p text:style-name="P3">τώρα γυμνὸς στὴν κοπριὰ καὶ καταπληγωμένος! <text:s text:c="26"/>sasa uchi kwenye jaa na taabu!</text:p>
      <text:p text:style-name="P3">Ἐκεῖνος ποὺ ᾿χε πολλὰ παιδιὰ καὶ τ᾿ ὄνομά του ἦταν <text:s text:c="19"/>Yeye aliye na watoto wengi na jina lake lilikuwa</text:p>
      <text:p text:style-name="P3">ἔμεινε ξαφνικὰ χωρὶς παιδιὰ καὶ σπίτι! <text:s text:c="11"/>[μεγάλο, <text:s text:c="11"/>Ghafla aliachwa bila watoto na nyumbani! [kubwa,</text:p>
      <text:p text:style-name="P3">Γιὰ παλάτι τὴν κοπριὰ καὶ γιὰ μαργαριτάρια <text:s text:c="27"/>Kwa ikulu mavi na lulu</text:p>
      <text:p text:style-name="P3">εἶχε τὶς πληγές. <text:s text:c="53"/>alikuwa na majeraha.</text:p>
      <text:p text:style-name="P3">Μὲ βασιλικὴ ἀξία, <text:s text:c="52"/>Kwa heshima ya kifalme,</text:p>
      <text:p text:style-name="P3">ντυμένος στέμμα καὶ πορφύρα· <text:s text:c="41"/>amevaa taji na zambarau;</text:p>
      <text:p text:style-name="P3">ἄνθρωπος πλούσιος καὶ δίκαιος, <text:s text:c="39"/>mtu tajiri na mwadilifu,</text:p>
      <text:p text:style-name="P3">γεμάτος ἀγαθὰ καὶ ζωντανά, <text:s text:c="43"/>kamili ya mema na hai,</text:p>
      <text:p text:style-name="P3">ξαφνικὰ φτώχυνε χάνοντας τὰ πλούτη, <text:s text:c="34"/>ghafla akawa maskini kupoteza mali,</text:p>
      <text:p text:style-name="P3">τὴ δόξα καὶ τὴ βασιλεία κι ἔκοψε τὰ μαλλιά του. <text:s text:c="22"/>utukufu na ufalme na kukata nywele zake.</text:p>
      <text:p text:style-name="P3">Ἂν ἐκεῖνος ποὺ ἦταν δίκαιος <text:s text:c="42"/>Yeye ambaye alikuwa mwadilifu</text:p>
      <text:p text:style-name="P3">καὶ μέσα σ᾿ ὅλους τοὺς ἀνθρώπους ὁ πιὸ ἄμωμος, <text:s text:c="23"/>na miongoni mwa watu wote wasio na hatia,</text:p>
      <text:p text:style-name="P3">ὅμως δὲν διέφυγε τὶς παγίδες καὶ τοὺς λάκκους τοῦ <text:s text:c="20"/>lakini hakuepuka mitego na mashimo yake</text:p>
      <text:p text:style-name="P3">σύ, ταλαίπωρη ψυχή, ποὺ ἀγαπᾶς <text:s text:c="8"/>[διαβόλου· <text:s text:c="20"/>wewe, roho inayoteseka, upendaye [shetani;</text:p>
      <text:p text:style-name="P3">τί θὰ κάνεις, <text:s/>ἂν συμβεῖ νὰ σὲ βρεῖ <text:s text:c="7"/>[τὴν ἁμαρτία, <text:s text:c="13"/>utafanya nini, ikiwa itawakuta ninyi [dhambi,</text:p>
      <text:p text:style-name="P3">ἀπροσδόκητα καμιὰ συμφορά; <text:s text:c="43"/>maafa yasiyotarajiwa?</text:p>
      <text:p text:style-name="P3">Ὁλάκερο τὸ σῶμα ἀτίμασα! <text:s text:c="45"/>Lo, niliudharau mwili!</text:p>
      <text:p text:style-name="P3">Τὸ πνεῦμα κατασπίλωσα! Ὁλόκληρος γέμισα πληγές! <text:s text:c="22"/>Nilipoteza roho yangu! Nimejaa majeraha!</text:p>
      <text:p text:style-name="P3">Ἀλλὰ σὰν γιατρός, Χριστέ μου, καὶ τὰ δυὸ <text:s text:c="29"/>Lakini kama daktari, Kristo wangu, zote mbili</text:p>
      <text:p text:style-name="P3">μὲ τὴ μετάνοια γιάτρεψὲ τα. <text:s text:c="42"/>kwa toba waponye.</text:p>
      <text:p text:style-name="P3">Καθάρισε! Πλύνε! Κάνε με κι ἀπ᾿ τὸ χιόνι, <text:s text:c="28"/>Safisha! Osha! Nifanye kutoka kwenye theluji pia,</text:p>
      <text:p text:style-name="P3">Σωτήρα μου, πιὸ καθαρό! <text:s text:c="46"/>Mwokozi wangu, safi!</text:p>
      <text:p text:style-name="P3">Τὸ σῶμα καὶ τὸ αἷμα Σου, <text:s text:c="45"/>Mwili wako na damu yako,</text:p>
      <text:p text:style-name="P3">Λόγε τοῦ Θεοῦ, θυσίασες, μὲ τὸ νὰ σταυρωθεῖς, γιὰ <text:s text:c="20"/>Neno la Mungu, ulitoa dhabihu, kwa kusulubishwa, kwa ajili ya</text:p>
      <text:p text:style-name="P3">Τὸ σῶμα γιὰ νὰ μὲ ἀναπλάσεις. [χάρη ὅλων! <text:s text:c="28"/>Mwili wa kuniburudisha. [asante kila mtu!</text:p>
      <text:p text:style-name="P3">Τὸ αἷμα γιὰ νὰ μὲ καθαρίσεις. <text:s text:c="40"/>Damu ya kunitakasa.</text:p>
      <text:p text:style-name="P3">Καὶ τὸ πνεῦμα Σου παρέδωσες, Χριστέ, <text:s text:c="33"/>Na uliitoa roho yako, Kristo,</text:p>
      <text:p text:style-name="P3">γιὰ νὰ μὲ ὁδηγήσεις στὸν Πατέρα Σου. <text:s text:c="33"/>kuniongoza kwa Baba Yako.</text:p>
      <text:p text:style-name="P3">Ἔφερες τὴ σωτηρία Σύ, ὁ Κτίστης, <text:s text:c="37"/>Wewe, Muumba, umeleta wokovu,</text:p>
      <text:p text:style-name="P3">φανερὰ στὸ κέντρο τῆς γῆς, τὴν Ἱερουσαλήμ, γιὰ νὰ <text:s text:c="20"/>ni wazi katikati ya dunia, Yerusalemu, ili</text:p>
      <text:p text:style-name="P3">Ἑκούσια σταυρώθηκες πάνω στὸ ξύλο! <text:s text:c="10"/>[σωθοῦμε. <text:s text:c="15"/>Ulijisulubisha kwa hiari juu ya kuni! [tumeokolewa.</text:p>
      <text:p text:style-name="P3">Ἡ Ἐδέμ, ποὺ ᾿ταν κλεισμένη, ἀνοίχτηκε. <text:s text:c="31"/>Edeni, ambayo ilikuwa imefungwa, ilifunguliwa.</text:p>
      <text:p text:style-name="P3">Τὰ οὐράνια, τὰ ἐπίγεια, ἡ κτίση, ὅλα τὰ ἔθνη <text:s text:c="25"/>Mbingu, nchi, uumbaji, mataifa yote</text:p>
      <text:p text:style-name="P3">σώθηκαν καὶ Σὲ προσκυνοῦν. <text:s text:c="43"/>waliokolewa na kukuabudu Wewe.</text:p>
      <text:p text:style-name="P3">Ἂς μοῦ γίνει κολυμβήθρα <text:s text:c="46"/>Na iwe bwawa langu la kuogelea</text:p>
      <text:p text:style-name="P3">καὶ συνάμα πόμα τὸ αἷμα ποὺ ξεπήδησε ἀπ᾿ τὴν <text:s text:c="25"/>na wakati huo huo kuacha damu iliyotoka kwake</text:p>
      <text:p text:style-name="P3">καὶ ἔγινε πηγὴ τοῦ νεροῦ ποὺ χαρίζει <text:s/>[πλευρά Σου <text:s text:c="20"/>na ikawa chemchemi ya maji ambayo hutoa ubavu Wako</text:p>
      <text:p text:style-name="P3">Γιὰ νὰ καθαρίζομαι κι ἀπ᾿ τὰ δυό, <text:s text:c="9"/>[τὴν ἄφεση. <text:s text:c="15"/>Ili nipate kutakaswa na yote mawili, [msamaha.</text:p>
      <text:p text:style-name="P3">χριζόμενος γιὰ χρίσμα καὶ πίνοντας γιὰ πόμα, <text:s text:c="25"/>upako kwa kupaka na kunywa kwa poma,</text:p>
      <text:p text:style-name="P3">τὰ ζωηφόρα λόγια Σου. <text:s text:c="3"/>[Λόγε τοῦ Θεοῦ, <text:s text:c="29"/>Maneno yako ya uzima. [Neno la Mungu,</text:p>
      <text:p text:style-name="P3">Εἶμαι γυμνὸς γιὰ νὰ εἰσέλθω στὸν νυμφώνα! <text:s text:c="28"/>Niko uchi kuingia nymph!</text:p>
      <text:p text:style-name="P3">Εἶμαι γυμνὸς γιὰ νὰ περάσω στὸν γάμο καὶ τὸ δεῖπνο! <text:s text:c="18"/>Niko uchi kwenda kwenye harusi na chakula cha jioni!</text:p>
      <text:p text:style-name="P3">Τὸ λυχνάρι μου σβήστηκε μιὰ καὶ δὲν εἶχε λάδι. <text:s text:c="23"/>Taa yangu ilizimika mara moja na haikuwa na mafuta.</text:p>
      <text:p text:style-name="P3">Ἔκλεισε ὁ θάλαμος ὁ νυφικὸς τὴν ὥρα ποὺ κοιμόμουν! <text:s text:c="19"/>Chumba cha maharusi kilifungwa nikiwa nimelala!</text:p>
      <text:p text:style-name="P3">Τὸ δεῖπνο τέλειωσε. Κι ἐμένα, ἀφοῦ μοῦ δέσανε <text:s text:c="24"/>Chakula cha jioni kimekwisha. Mimi pia, kwa vile walinifunga</text:p>
      <text:p text:style-name="P3">χέρια καὶ πόδια, μὲ πέταξαν ἔξω. <text:s text:c="37"/>mikono na miguu, wakanitupa nje.</text:p>
      <text:p text:style-name="P3">Κρατήρα ἡ Ἐκκλησία <text:s text:c="51"/>Kanisa ni shimo</text:p>
      <text:p text:style-name="P3">ἀπόχτησε τὴ ζωηφόρα Σου πλευρά, <text:s text:c="38"/>pata upande wako ulio hai,</text:p>
      <text:p text:style-name="P3">ἀπ᾿ τὴν ὁποία ξεπήδησε γιὰ μᾶς ὁ διπλὸς <text:s text:c="30"/>ambayo maradufu yalitokea kwa ajili yetu</text:p>
      <text:p text:style-name="P3">κρουνὸς τῆς ἀφέσεως καὶ τῆς γνώσεως, <text:s text:c="33"/>chemchemi ya uhuru na maarifa,</text:p>
      <text:p text:style-name="P3">εἰς τύπον τῆς παλιᾶς καὶ τῆς νέας, καὶ τῶν δυὸ μαζί, <text:s text:c="17"/>kwa namna ya lile la kale na jipya, na zote mbili pamoja;</text:p>
      <text:p text:style-name="P3">Σωτήρα μας, Διαθηκῶν. <text:s text:c="48"/>Mwokozi wetu, Agano.</text:p>
      <text:p text:style-name="P3">Ὁ χρόνος τῆς ζωῆς μου εἶναι λίγος <text:s text:c="36"/>Muda wa maisha yangu ni mfupi</text:p>
      <text:p text:style-name="P3">καὶ γεμάτος κόπους καὶ ἔργα πονηρά. <text:s text:c="34"/>na kujaa taabu na matendo maovu.</text:p>
      <text:p text:style-name="P3">Γι᾿ αὐτὸ σὲ ὥρα μετανοίας πάρε με <text:s text:c="36"/>Kwa hiyo, wakati wa toba, nichukue</text:p>
      <text:p text:style-name="P3">καὶ σὲ κατάσταση ἐπιγνώσεως κάλεσέ με. <text:s text:c="31"/>na katika hali ya kutambuliwa, nipigie.</text:p>
      <text:p text:style-name="P3">Μὴν ἐπιτρέψεις νὰ γίνω ἀπόχτημα καὶ τροφὴ τοῦ <text:s text:c="24"/>Usiniruhusu niwe mawindo yake na chakula chake</text:p>
      <text:p text:style-name="P3">Σωτήρα, Σὺ λυπήσου με. <text:s/>[διαβόλου. <text:s text:c="35"/>Mwokozi, nihurumie. [shetani.</text:p>
      <text:p text:style-name="P3">Εἶμαι ἀλαζόνας <text:s text:c="55"/>Nina kiburi</text:p>
      <text:p text:style-name="P3">καὶ στὴν καρδιὰ αὐθάδης χωρὶς κανένα λόγο. <text:s text:c="27"/>na moyoni kwa ubinafsi bila sababu yoyote.</text:p>
      <text:p text:style-name="P3">Μὴ μὲ καταδικάσεις μαζὶ μὲ τὸν Φαρισαῖο. <text:s text:c="29"/>Usinihukumu pamoja na Mfarisayo.</text:p>
      <text:p text:style-name="P3">Δῶσ᾿ μου τοῦ Τελώνη τὴν ταπείνωση, <text:s text:c="35"/>Nipe fedheha ya mtoza ushuru,</text:p>
      <text:p text:style-name="P3">μόνε Φιλάνθρωπε καὶ δίκαιε Κριτή, <text:s text:c="36"/>Mwanahisani pekee na Jaji mwadilifu,</text:p>
      <text:p text:style-name="P3">καὶ μαζὶ μ᾿ αὐτὸν ἀρίθμησέ με. <text:s text:c="39"/>na naye namba yangu.</text:p>
      <text:p text:style-name="P3">Ἁμάρτησα καὶ πρόσβαλα μὲ πράξεις ἀτιμωτικὲς <text:s text:c="26"/>Nilitenda dhambi na kuudhika kwa matendo yasiyo ya heshima</text:p>
      <text:p text:style-name="P3">τὸ σκεῦος τοῦ σώματός μου. Τὸ γνωρίζω, Εὔσπλαχνε. <text:s text:c="20"/>chombo cha mwili wangu. Naijua, Rehema.</text:p>
      <text:p text:style-name="P3">Γι᾿ αὐτὸ σὲ ὥρα μετανοίας πάρε με <text:s text:c="36"/>Kwa hiyo, wakati wa toba, nichukue</text:p>
      <text:p text:style-name="P3">καὶ σὲ κατάσταση ἐπιγνώσεως κάλεσέ με. <text:s text:c="31"/>na katika hali ya kutambuliwa, nipigie.</text:p>
      <text:p text:style-name="P3">Μὴν ἐπιτρέψεις νὰ γίνω ἀπόχτημα καὶ τροφὴ τοῦ <text:s text:c="24"/>Usiniruhusu niwe mawindo yake na chakula chake</text:p>
      <text:p text:style-name="P3">Σωτήρα, Σὺ λυπήσου με. <text:s/>[διαβόλου. <text:s text:c="35"/>Mwokozi, nihurumie. [shetani.</text:p>
      <text:p text:style-name="P3">Ἔκανα ὁ ἴδιος τὸν ἑαυτό μου εἴδωλο, <text:s text:c="34"/>nilijifanya sanamu,</text:p>
      <text:p text:style-name="P3">βλάπτοντας τὴν ψυχή μου μὲ τὰ πάθη, Πολυέλεε. <text:s text:c="24"/>kudhuru roho yangu na tamaa, Polyeleus.</text:p>
      <text:p text:style-name="P3">Γι᾿ αὐτὸ σὲ ὥρα μετανοίας πάρε με <text:s text:c="36"/>Kwa hiyo, wakati wa toba, nichukue</text:p>
      <text:p text:style-name="P3">καὶ σὲ κατάσταση ἐπιγνώσεως κάλεσέ με. <text:s text:c="31"/>na katika hali ya kutambuliwa, nipigie.</text:p>
      <text:p text:style-name="P3">Μὴν ἐπιτρέψεις νὰ γίνω ἀπόχτημα καὶ τροφὴ τοῦ <text:s text:c="24"/>Usiniruhusu niwe mawindo yake na chakula chake</text:p>
      <text:p text:style-name="P3">Σωτήρα, Σὺ λυπήσου με. <text:s/>[διαβόλου. <text:s text:c="35"/>Mwokozi, nihurumie. [shetani.</text:p>
      <text:p text:style-name="P3">Δὲν ἄκουσα ποὺ μοῦ μιλοῦσες, <text:s text:c="41"/>Sikusikia ukizungumza nami</text:p>
      <text:p text:style-name="P3">δὲν ἔδωσα προσοχὴ στὴ Γραφή Σου, Νομοθέτη. <text:s text:c="27"/>Sikuzingatia Maandiko Yako, Mtoa Sheria.</text:p>
      <text:p text:style-name="P3">Γι᾿ αὐτὸ σὲ ὥρα μετανοίας πάρε με <text:s text:c="36"/>Kwa hiyo, wakati wa toba, nichukue</text:p>
      <text:p text:style-name="P3">καὶ σὲ κατάσταση ἐπιγνώσεως κάλεσέ με. <text:s text:c="31"/>na katika hali ya kutambuliwa, nipigie.</text:p>
      <text:p text:style-name="P3">Μὴν ἐπιτρέψεις νὰ γίνω ἀπόχτημα καὶ τροφὴ τοῦ <text:s text:c="24"/>Usiniruhusu niwe mawindo yake na chakula chake</text:p>
      <text:p text:style-name="P3">Σωτήρα, Σὺ λυπήσου με. <text:s/>[διαβόλου. <text:s text:c="35"/>Mwokozi, nihurumie. [shetani.</text:p>
      <text:p text:style-name="P3">Δόξα ἀνήκει στὸν Πατέρα... <text:s text:c="43"/>Utukufu una Baba...</text:p>
      <text:p text:style-name="P3">Ἀδιαίρετη στὴν οὐσία <text:s text:c="49"/>Haigawanyiki kwa asili</text:p>
      <text:p text:style-name="P3">κι ἀσύγχυτη στὰ πρόσωπα <text:s text:c="46"/>na sio ngumu katika nyuso</text:p>
      <text:p text:style-name="P3">Σὲ θεολογῶ τὴ μία καὶ Τριαδικὴ Θεότητα, <text:s text:c="30"/>Ninakuomba msamaha kama Uungu Mmoja na Utatu,</text:p>
      <text:p text:style-name="P3">μὲ μία βασιλεία κι ἕναν θρόνο. <text:s text:c="39"/>pamoja na ufalme na kiti cha enzi.</text:p>
      <text:p text:style-name="P3">Σοῦ φωνάζω δυνατὰ τὸ μεγάλο ἄσμα, ποὺ στὰ <text:s text:c="28"/>Ninakupigia kelele kwa sauti kubwa wimbo mkubwa, ambao</text:p>
      <text:p text:style-name="P3">τριπλὰ ψάλλεται. <text:s text:c="2"/>[ὕψιστα μέρη τ᾿ οὐρανοῦ <text:s text:c="27"/>inaimbwa mara tatu. [sehemu za juu zaidi za mbingu</text:p>
      <text:p text:style-name="P3"/>
      <text:p text:style-name="P3">Καὶ τώρα... <text:span text:style-name="T1">Θεοτοκίο</text:span>. <text:s text:c="48"/>Na sasa ... <text:span text:style-name="T1">Bikira Maria.</text:span></text:p>
      <text:p text:style-name="P3"/>
      <text:p text:style-name="P3">Καὶ γεννᾶς καὶ διατηρεῖσαι παρθένος <text:s text:c="34"/>Na unazaa na kubaki bikira</text:p>
      <text:p text:style-name="P3">καὶ ἐξακολουθεῖς νὰ μένεις μέχρι τέλος Παρθένος. <text:s text:c="21"/>na unaendelea kubaki Bikira mpaka mwisho.</text:p>
      <text:p text:style-name="P3">Αὐτὸς ποὺ γεννήθηκε, καινουργώνει τοὺς νόμους <text:s text:c="10"/>[τῆς φύσεως. <text:s/>Aliyezaliwa huzifanya upya sheria [za asili.</text:p>
      <text:p text:style-name="P3">Ἡ κοιλιὰ γεννᾶ χωρὶς νὰ ἔχει τὰ φαινόμενα <text:s text:c="10"/>[τῆς λοχείας. <text:s text:c="4"/>Tumbo huzaa bila kuwa na madhara [ya leba.</text:p>
      <text:p text:style-name="P3">Ὅπου θέλει ὁ Θεός, ἡ τάξη τῶν φυσικῶν νόμων <text:s text:c="10"/>[νικιέται. <text:s text:c="5"/>Pale Mungu apendapo, mpangilio wa sheria za asili [unashindwa.</text:p>
      <text:p text:style-name="P3">Διότι Ἐκεῖνος κάνει ὅσα θέλει. <text:s text:c="39"/>Kwa sababu Yeye hufanya chochote anachotaka.</text:p>
      <text:p text:style-name="P3"/>
      <text:p text:style-name="P2">Ὠδὴ ε´. Εἱρμός. <text:s text:c="54"/>Ὠδὴ eh´. Mshikamano.</text:p>
      <text:p text:style-name="P3"/>
      <text:p text:style-name="P3">Ἀπ᾿ τὰ βαθιὰ χαράματα ξυπνῶ, Φιλάνθρωπε, <text:s text:c="29"/>Kuanzia mapambazuko naamka, Mfadhili,</text:p>
      <text:p text:style-name="P3">καὶ παρακαλῶ: Φώτισε <text:s text:c="49"/>na tafadhali: Enlighten</text:p>
      <text:p text:style-name="P3">καὶ ὁδήγησέ με <text:s text:c="55"/>na kuniongoza</text:p>
      <text:p text:style-name="P3">στὴν τήρηση τῶν ἐντολῶν Σου. <text:s text:c="41"/>katika kuzishika amri zako.</text:p>
      <text:p text:style-name="P3">Καὶ δίδαξέ με, Σωτήρα, <text:s text:c="47"/>Na unifundishe, Mwokozi,</text:p>
      <text:p text:style-name="P3">νὰ κάνω τὸ θέλημά Σου. <text:s text:c="47"/>kufanya mapenzi Yako.</text:p>
      <text:p text:style-name="P3">Στὴ νύχτα μέσα πάντοτε πέρασα τὴ ζωή μου. <text:s text:c="28"/>Siku zote nimetumia maisha yangu usiku.</text:p>
      <text:p text:style-name="P3">Σκοτάδι μοῦ ᾿φερε <text:s text:c="52"/>Iliniletea giza</text:p>
      <text:p text:style-name="P3">καὶ βαθιὰ θολούρα <text:s text:c="52"/>na ukungu wa kina</text:p>
      <text:p text:style-name="P3">ἡ ἁμαρτία, ποὺ μοιάζει μὲ τὴ νύχτα. <text:s text:c="34"/>dhambi, ambayo ni kama usiku.</text:p>
      <text:p text:style-name="P3">Ἀλλὰ γιὸ τῆς ἡμέρας <text:s text:c="50"/>Lakini kwa leo</text:p>
      <text:p text:style-name="P3">Σύ, Σωτήρα, ἀνάδειξέ με. <text:s text:c="45"/>Wewe, Mwokozi, nionyeshe.</text:p>
      <text:p text:style-name="P3">Τὸν Ρουβὶμ μιμήθηκα ὁ ταλαίπωρος. <text:s text:c="36"/>Nilimuiga Reuben aliyeteseka.</text:p>
      <text:p text:style-name="P3">Διέπραξα ἔργο <text:s text:c="56"/>Nilifanya kazi</text:p>
      <text:p text:style-name="P3">παράνομο κι ἁμαρτωλὸ <text:s text:c="49"/>haramu na dhambi</text:p>
      <text:p text:style-name="P3">ἐνάντια στὸν ὕψιστο Θεό. <text:s text:c="45"/>dhidi ya Mungu aliye juu.</text:p>
      <text:p text:style-name="P3">Ἀτίμασα τὸ κρεβάτι μου, <text:s text:c="46"/>Nilidharau kitanda changu,</text:p>
      <text:p text:style-name="P3">ὅπως ἐκεῖνος τοῦ πατέρα του. <text:s text:c="41"/>kama baba yake.</text:p>
      <text:p text:style-name="P3">Χριστὲ βασιλιά, ἐξομολογοῦμαι σὲ Σένα: <text:s text:c="31"/>Kristo mfalme, ninaungama kwako:</text:p>
      <text:p text:style-name="P3">Ἁμάρτησα! Ἁμάρτησα <text:s text:c="51"/>Nimetenda dhambi! nimefanya dhambi</text:p>
      <text:p text:style-name="P3">ὅπως τ᾿ ἀδέρφια τοῦ Ἰωσήφ, <text:s text:c="43"/>kama ndugu zake Yusufu,</text:p>
      <text:p text:style-name="P3">ποὺ πούλησαν παλιότερα <text:s text:c="47"/>ambayo waliuza hapo awali</text:p>
      <text:p text:style-name="P3">τῆς ἁγνότητας καὶ <text:s text:c="52"/>ya usafi na</text:p>
      <text:p text:style-name="P3">τῆς σωφροσύνης τὸ τέκνο. <text:s text:c="45"/>ya hekima mtoto.</text:p>
      <text:p text:style-name="P3">Ἀπ᾿ τ᾿ ἀδέρφια του ἡ δίκαιη ψυχή, <text:s text:c="36"/>Nafsi ya haki kutoka kwa ndugu zake.</text:p>
      <text:p text:style-name="P3">ὁ γλυκὸς Ἰωσήφ, δόθηκε· <text:s text:c="46"/>Joseph tamu, aliyopewa;</text:p>
      <text:p text:style-name="P3">πουλήθηκε σκλάβος <text:s text:c="52"/>kuuzwa utumwani</text:p>
      <text:p text:style-name="P3">προεικονίζοντας τὸν Κύριο. <text:s text:c="43"/>utangulizi wa Bwana.</text:p>
      <text:p text:style-name="P3">Καὶ σύ, ψυχή μου, ὁλάκερη <text:s text:c="44"/>Na wewe, roho yangu mpendwa</text:p>
      <text:p text:style-name="P3">σκλαβώθηκες στὰ πάθη σου. <text:s text:c="44"/>wewe ni mtumwa wa tamaa zako.</text:p>
      <text:p text:style-name="P3">Τὸν δίκαιο Ἰωσὴφ μὲ τὸν σώφρονα νοῦ <text:s text:c="34"/>Yusufu mwadilifu mwenye akili timamu</text:p>
      <text:p text:style-name="P3">νὰ μιμηθεῖς, ταλαίπωρη <text:s text:c="47"/>kuiga, kuteseka</text:p>
      <text:p text:style-name="P3">κι ἀκατάστατη ψυχή μου. <text:s text:c="46"/>na roho yangu iliyochafuka.</text:p>
      <text:p text:style-name="P3">Πάψε ν᾿ ἁμαρτάνεις, <text:s text:c="50"/>Acha dhambi,</text:p>
      <text:p text:style-name="P3">καταπατώντας συνεχῶς τὸν νόμο τοῦ Θεοῦ <text:s text:c="31"/>kuendelea kuvunja sheria ya Mungu</text:p>
      <text:p text:style-name="P3">μὲ τὶς αἰσχρὲς ὁρμές. <text:s text:c="48"/>na rushes mbaya.</text:p>
      <text:p text:style-name="P3">Στὸν λάκκο μέσα, Δέσποτα Κύριε, κάποτε <text:s text:c="31"/>Katika shimo, Bwana wa Despot, mara moja juu ya wakati</text:p>
      <text:p text:style-name="P3">κατοίκησε ὁ Ἰωσήφ, <text:s text:c="51"/>alikaa Yusufu,</text:p>
      <text:p text:style-name="P3">προτυπώνοντας ἔτσι τὴν ταφὴ <text:s text:c="42"/>hivyo kutoa mfano wa mazishi</text:p>
      <text:p text:style-name="P3">καὶ τὴν ἀνάστασή Σου. <text:s text:c="48"/>na ufufuo wako.</text:p>
      <text:p text:style-name="P3">Ἐγὼ ὅμως τί ἀνάλογο <text:s text:c="50"/>Mimi, hata hivyo, ni mlinganisho gani</text:p>
      <text:p text:style-name="P3">θὰ μπορέσω κάποτε νὰ Σοῦ προσφέρω; <text:s text:c="35"/>nitaweza kukupa?</text:p>
      <text:p text:style-name="P3">Τοῦ Μωυσῆ τὸ καλάθι, ψυχή μου, ἄκουσες <text:s text:c="31"/>Kikapu cha Musa, roho yangu, ulisikia</text:p>
      <text:p text:style-name="P3">ὅτι παλιὰ περιφερόταν πάνω <text:s text:c="43"/>kwamba alikuwa anazurura juu</text:p>
      <text:p text:style-name="P3">στὰ νερὰ καὶ τὰ κύματα τοῦ ποταμοῦ, <text:s text:c="34"/>katika maji na mawimbi ya mto,</text:p>
      <text:p text:style-name="P3">σὰν νὰ ᾿τανε μέσα σὲ θάλαμο. <text:s text:c="41"/>kana kwamba wako chumbani.</text:p>
      <text:p text:style-name="P3">Ἔτσι ξέφυγε τὴ σκληρὴ μεταχείριση, <text:s text:c="35"/>Hivyo aliepuka mateso makali,</text:p>
      <text:p text:style-name="P3">ποὺ ὅριζε ἡ ἀπόφαση τοῦ Φαραώ. <text:s text:c="39"/>ambayo iliamuliwa na uamuzi wa Farao.</text:p>
      <text:p text:style-name="P3">Ἂν εἶχες ἀκούσει, ταλαίπωρη ψυχή, <text:s text:c="36"/>Ikiwa umesikia, roho inayoteseka,</text:p>
      <text:p text:style-name="P3">ὅτι οἱ μαῖες κάποτε σκότωναν <text:s text:c="41"/>kwa sababu wakunga walikuwa wakiua</text:p>
      <text:p text:style-name="P3">σὲ νηπιακὴ ἡλικία τ᾿ ἀγόρια <text:s text:c="42"/>katika utoto wavulana</text:p>
      <text:p text:style-name="P3">ποὺ ᾿ταν καρποὶ νόμιμου γάμου, <text:s text:c="39"/>ambayo yalikuwa matunda ya ndoa halali,</text:p>
      <text:p text:style-name="P3">(θὰ εἶχες πρόφαση γιὰ τὶς κακές σου πράξεις). <text:s text:c="24"/>(utakuwa na udhuru kwa matendo yako mabaya).</text:p>
      <text:p text:style-name="P3">Ἀλλὰ τώρα, ὅπως ὁ μεγάλος Μωυσῆς, <text:s text:c="36"/>Lakini sasa, kama Musa mkuu,</text:p>
      <text:p text:style-name="P3">ἀγάπησε σὰν παιδί σου τὴ σοφία. <text:s text:c="38"/>penda hekima kama mtoto wako.</text:p>
      <text:p text:style-name="P3">Χτυπώντας, ταλαίπωρη ψυχή, δὲν σκότωσες <text:s text:c="30"/>Kupiga, nafsi inayoteseka, haukuua</text:p>
      <text:p text:style-name="P3">τὸ φιλόκοσμο φρόνημα, <text:s text:c="48"/>mtazamo wa kifalsafa,</text:p>
      <text:p text:style-name="P3">ὅπως ὁ μεγάλος Μωυσῆς τὸν Αἰγύπτιο. <text:s text:c="34"/>kama Musa mkuu Mmisri.</text:p>
      <text:p text:style-name="P3">Λέγε, λοιπόν, πῶς θὰ μπορέσεις νὰ φτάσεις ἔτσι <text:s text:c="23"/>Niambie, basi, utawezaje kufika huko</text:p>
      <text:p text:style-name="P3">τὴν ἀπάθεια <text:s text:c="58"/>kutojali</text:p>
      <text:p text:style-name="P3">μὲ τὴ μετάνοια; <text:s text:c="54"/>kwa toba?</text:p>
      <text:p text:style-name="P3">Τὶς ἐρήμους εἶχε γιὰ κατοικία ὁ μεγάλος Μωυσῆς. <text:s text:c="22"/>Musa mkubwa alikuwa akiishi majangwani.</text:p>
      <text:p text:style-name="P3">Ἐμπρός, λοιπόν, μιμήσου <text:s text:c="46"/>Kwa hivyo endelea kuiga</text:p>
      <text:p text:style-name="P3">κείνου τὸν τρόπο τῆς ζωῆς, ψυχή μου, <text:s text:c="33"/>njia hiyo ya maisha, roho yangu,</text:p>
      <text:p text:style-name="P3">γιὰ ν᾿ ἀξιωθεῖς νὰ δεῖς, <text:s text:c="45"/>kustahili kuona,</text:p>
      <text:p text:style-name="P3">ὅπως ἐκεῖνος, <text:s text:c="56"/>kama yeye</text:p>
      <text:p text:style-name="P3">τὴ θεωρία τοῦ Θεοῦ, ὅταν φανερώθηκε στὴ βάτο. <text:s text:c="24"/>nadharia ya Mungu, ilipodhihirishwa kwenye kichaka.</text:p>
      <text:p text:style-name="P3">Ψυχή μου, νὰ μοιάζεις <text:s text:c="48"/>Nafsi yangu, fanana</text:p>
      <text:p text:style-name="P3">μὲ τὸ ραβδὶ τοῦ Μωυσῆ, ποὺ χτύπησε <text:s text:c="35"/>kwa fimbo ya Musa, iliyompiga</text:p>
      <text:p text:style-name="P3">τὴ θάλασσα σὲ τύπο τοῦ Τιμίου Σταυροῦ <text:s text:c="32"/>bahari kwa namna ya Msalaba Mtakatifu</text:p>
      <text:p text:style-name="P3">καὶ τὴν ἔκανε ξηρά. <text:s text:c="50"/>naye akamkausha.</text:p>
      <text:p text:style-name="P3">Μ᾿ αὐτὸν θὰ μπορέσεις καὶ σὺ <text:s text:c="41"/>Pamoja naye utaweza pia</text:p>
      <text:p text:style-name="P3">μεγάλα θαύματα νὰ κάνεις. <text:s text:c="44"/>miujiza mikubwa ya kufanya.</text:p>
      <text:p text:style-name="P3">Ὁ Ἀαρὼν πρόσφερε στὸν Θεὸ τὴν ἄμωμη <text:s text:c="34"/>Haruni alimtolea Mungu asiye na dosari</text:p>
      <text:p text:style-name="P3">καὶ καθαρὴ φωτιά. <text:s text:c="52"/>na moto safi.</text:p>
      <text:p text:style-name="P3">Ἀλλὰ ὁ Ὀφνεὶ κι ὁ Φινεές, <text:s text:c="44"/>Lakini Opne na Fineasi,</text:p>
      <text:p text:style-name="P3">ψυχή μου, ἔδειχναν, ὅπως καὶ σύ, <text:s text:c="37"/>roho yangu, walionekana kama wewe</text:p>
      <text:p text:style-name="P3">ξένο πρὸς τὸν Θεὸ <text:s text:c="52"/>mgeni kwa Mungu</text:p>
      <text:p text:style-name="P3">καὶ ἀκάθαρτο βίο. <text:s text:c="52"/>na maisha machafu.</text:p>
      <text:p text:style-name="P3">Ὅπως ὁ Ἰαννὴς καὶ ὁ Ἰαμβρὴς <text:s text:c="42"/>Kama John na Iambris</text:p>
      <text:p text:style-name="P3">στὴ συμβουλή τους πρὸς τὸν κακὸ Φαραώ, <text:s text:c="31"/>katika shauri lao kwa Farao mwovu,</text:p>
      <text:p text:style-name="P3">ἔτσι κι ἐγὼ ἔγινα, Δέσποτα, βαρὺς <text:s text:c="36"/>kwa hivyo mimi pia nikawa, Despot, mzito</text:p>
      <text:p text:style-name="P3">στὴν ψυχὴ καὶ τὸ σῶμα <text:s text:c="48"/>katika nafsi na mwili</text:p>
      <text:p text:style-name="P3">καὶ ὁ νοῦς μου βυθίστηκε. <text:s text:c="44"/>na akili yangu ikazama.</text:p>
      <text:p text:style-name="P3">Γι᾿ αὐτὸ βοήθησέ με. <text:s text:c="49"/>Kwa hiyo nisaidie.</text:p>
      <text:p text:style-name="P3">Ἔσυρα ὁ δυστυχὴς τὸν νοῦ μου μὲς στὴ λάσπη! <text:s text:c="26"/>Taabu iliivuta akili yangu kwenye tope!</text:p>
      <text:p text:style-name="P3">Σὲ ἱκετεύω, Δέσποτα: <text:s text:c="49"/>Ninakuomba, Despot:</text:p>
      <text:p text:style-name="P3">Πλύνε με <text:s text:c="61"/>Nioshe</text:p>
      <text:p text:style-name="P3">μὲ τὸ λουτρὸ τῶν δακρύων μου <text:s text:c="41"/>kwa kuoga kwa machozi yangu</text:p>
      <text:p text:style-name="P3">καὶ κάνε λευκὴ σὰν τὸ χιόνι <text:s text:c="42"/>na kuifanya iwe nyeupe kama theluji</text:p>
      <text:p text:style-name="P3">τὴ στολὴ τῆς σάρκας μου. <text:s text:c="45"/>vazi la mwili wangu.</text:p>
      <text:p text:style-name="P3">Σωτήρα μου, ἂν ἐξετάσω τὰ ἔργα μου, <text:s text:c="34"/>Mwokozi wangu, nikizichunguza kazi zangu,</text:p>
      <text:p text:style-name="P3">βλέπω τὸν ἑαυτό μου <text:s text:c="50"/>najiona</text:p>
      <text:p text:style-name="P3">νὰ ᾿χει ξεπεράσει στὶς ἁμαρτίες <text:s text:c="38"/>kuwa na kushinda dhambi</text:p>
      <text:p text:style-name="P3">ὅλους τοὺς ἄλλους ἀνθρώπους, <text:s text:c="41"/>watu wengine wote,</text:p>
      <text:p text:style-name="P3">γιατὶ ἁμάρτησα ἔχοντας γνώση <text:s text:c="41"/>maana nilifanya dhambi huku nikijua</text:p>
      <text:p text:style-name="P3">καὶ ὄχι ἀπὸ ἄγνοια. <text:s text:c="50"/>na si kwa kutojua.</text:p>
      <text:p text:style-name="P3">Λυπήσου! Λυπήσου, Κύριε, τὸ πλάσμα Σου! <text:s text:c="30"/>Samahani! Kuwa na huruma, Bwana, kiumbe chako!</text:p>
      <text:p text:style-name="P3">Ἁμάρτησα! Συγχώρεσέ με, <text:s text:c="46"/>Nimetenda dhambi! Nisamehe,</text:p>
      <text:p text:style-name="P3">γιατὶ Σὺ εἶσαι ὁ μόνος <text:s text:c="47"/>kwa sababu ni Wewe pekee</text:p>
      <text:p text:style-name="P3">κι ἀπολύτως καθαρὸς <text:s text:c="50"/>na safi kabisa</text:p>
      <text:p text:style-name="P3">καὶ κανένας ἄλλος ἐκτὸς ἀπὸ Σένα <text:s text:c="37"/>na si mwingine ila Wewe</text:p>
      <text:p text:style-name="P3">δὲν ὑπάρχει χωρὶς ρύπο. <text:s text:c="46"/>haipo bila uchafuzi wa mazingira.</text:p>
      <text:p text:style-name="P3">Γιὰ χάρη μου, ὄντας Θεός, πῆρες τὴ μορφή μου. <text:s text:c="24"/>Kwa ajili yangu, mimi Mungu, ulichukua sura yangu.</text:p>
      <text:p text:style-name="P3">Ἔκανες θαύματα. <text:s text:c="54"/>Ulifanya miujiza.</text:p>
      <text:p text:style-name="P3">Γιάτρεψες λεπροὺς <text:s text:c="52"/>Uliwaponya wenye ukoma</text:p>
      <text:p text:style-name="P3">καὶ στήριξες παραλύτους. <text:s text:c="45"/>na ukawaunga mkono waliopooza.</text:p>
      <text:p text:style-name="P3">Καὶ τὸ αἷμα τῆς Αἱμορροούσας, Σωτήρα μου, <text:s text:c="10"/>[σταμάτησες, <text:s text:c="5"/>Na damu ya Yule Atoaye Damu, Mwokozi wangu, [ilisimama,</text:p>
      <text:p text:style-name="P3">ὅταν ἀκούμπησε τὴν ἄκρη τοῦ ἐνδύματός Σου. <text:s text:c="27"/>alipogusa upindo wa vazi lako.</text:p>
      <text:p text:style-name="P3">Τὴν Αἱμορροούσα γυναίκα μιμήσου, ἄθλια ψυχή. <text:s text:c="25"/>Mwige mwanamke anayetoka damu, roho masikini.</text:p>
      <text:p text:style-name="P3">Τρέξε καὶ πιάσε <text:s text:c="54"/>Kukimbia na kukamata</text:p>
      <text:p text:style-name="P3">τὸ ἄκρο τοῦ ρούχου τοῦ Χριστοῦ <text:s text:c="39"/>pindo la vazi la Kristo</text:p>
      <text:p text:style-name="P3">γιὰ νὰ λυτρωθεῖς ἀπ᾿ τὰ πάθη <text:s text:c="48"/>kuwa huru kutoka kwa tamaa</text:p>
      <text:p text:style-name="P3">καὶ ν᾿ ἀκούσεις ἀπ᾿ τὰ χείλη Του: <text:s text:c="43"/>na usikie kutoka kwenye midomo yake.</text:p>
      <text:p text:style-name="P3">Ἡ πίστη σου σὲ ἔσωσε! <text:s text:c="55"/>Imani yako ilikuokoa!</text:p>
      <text:p text:style-name="P3">Τὴν καμπουριασμένη ἄρρωστη νὰ μιμηθεῖς, <text:s text:c="37"/>Mwanamke mgonjwa anayewinda kuiga,</text:p>
      <text:p text:style-name="P3">Ἔλα καὶ πέσε <text:s text:c="10"/>[ψυχὴ μου. <text:s text:c="43"/>Njoo na uanguke [nafsi yangu.</text:p>
      <text:p text:style-name="P3">στὰ πόδια τοῦ Ἰησοῦ, <text:s text:c="56"/>miguuni pa Yesu,</text:p>
      <text:p text:style-name="P3">γιὰ νὰ σὲ σηκώσει πάνω, <text:s text:c="53"/>ili kukuinua</text:p>
      <text:p text:style-name="P3">καὶ νὰ περπατήσεις σωστὰ <text:s text:c="52"/>na kutembea vizuri</text:p>
      <text:p text:style-name="P3">τὸν δρόμο τοῦ Κυρίου. <text:s text:c="55"/>njia ya Bwana.</text:p>
      <text:p text:style-name="P3">Σὺ εἶσαι τὸ βαθὺ πηγάδι, Δέσποτα. <text:s text:c="43"/>Wewe ndiye kisima kirefu, Despot.</text:p>
      <text:p text:style-name="P3">Ἀνάβλυσέ μου νάματα <text:s text:c="57"/>Sout mimi uzi</text:p>
      <text:p text:style-name="P3">ἀπ᾿ τὶς φλέβες Σου τὶς ἄχραντες, <text:s text:c="44"/>kutoka kwa mishipa yako safi,</text:p>
      <text:p text:style-name="P3">ὥστε πίνοντας, ὅπως ἡ Σαμαρείτιδα, <text:s text:c="42"/>hivyo kunywa, kama mwanamke Msamaria,</text:p>
      <text:p text:style-name="P3">ποτὲ νὰ μὴ διψάσω. <text:s text:c="58"/>usiwe na kiu kamwe.</text:p>
      <text:p text:style-name="P3">Σὺ ἀναβλύζεις τὸ νερὸ τῆς αἰώνιας ζωῆς. <text:s text:c="37"/>Wewe ni chemchemi ya maji ya uzima wa milele.</text:p>
      <text:p text:style-name="P3">Κολυμβήθρα τοῦ Σιλωὰμ ἂς γίνουν τὰ δάκρυά μου, <text:s text:c="30"/>Machozi yangu na yawe ziwa la Siloamu,</text:p>
      <text:p text:style-name="P3">Δέσποτα Κύριε, <text:s text:c="62"/>Bwana Mkali,</text:p>
      <text:p text:style-name="P3">γιὰ νὰ νίψω κι ἐγὼ <text:s text:c="58"/>ili nami nijioshe</text:p>
      <text:p text:style-name="P3">τὰ μάτια τῆς ψυχῆς μου <text:s text:c="54"/>macho ya nafsi yangu</text:p>
      <text:p text:style-name="P3">καὶ νὰ μπορέσω ἔτσι νοερὰ νὰ δῶ <text:s text:c="45"/>na kuweza kuona kiakili</text:p>
      <text:p text:style-name="P3">Σένα, τὸ φῶς τὸ προαιώνιο. <text:s text:c="50"/>Wewe, mwanga wa milele.</text:p>
      <text:p text:style-name="P3">Δόξα ἀνήκει στὸν Πατέρα... <text:s text:c="50"/>Utukufu una Baba...</text:p>
      <text:p text:style-name="P3">Σένα, Τριάδα, δοξάζουμε τὸν ἕνα Θεό. <text:s text:c="40"/>Wewe, Utatu, tunamtukuza Mungu mmoja.</text:p>
      <text:p text:style-name="P3">Ἅγιος, Ἅγιος, <text:s text:c="63"/>Mtakatifu, Mtakatifu,</text:p>
      <text:p text:style-name="P3">Ἅγιος εἶσαι ὁ Πατέρας, <text:s text:c="54"/>Wewe ni mtakatifu Baba,</text:p>
      <text:p text:style-name="P3">ὁ Υἱὸς καὶ τὸ Πνεῦμα· <text:s text:c="55"/>Mwana na Roho;</text:p>
      <text:p text:style-name="P3">ἁπλὴ οὐσία, Μονάδα, <text:s text:c="57"/>kiini rahisi, Kitengo,</text:p>
      <text:p text:style-name="P3">ποὺ πάντοτε Τὴν προσκυνοῦμε. <text:s text:c="48"/>ambayo tunaabudu daima.</text:p>
      <text:p text:style-name="P3"/>
      <text:p text:style-name="P3">Καὶ τώρα... <text:span text:style-name="T1">Θεοτοκίο</text:span>. <text:s text:c="55"/>Na sasa ... <text:span text:style-name="T1">Bikira Maria</text:span>.</text:p>
      <text:p text:style-name="P3"/>
      <text:p text:style-name="P3">Κόρη, ποὺ δὲ γνώρισες φθορὰ τῆς παρθενίας καὶ δὲν <text:s text:c="27"/>Binti, ambaye amejua kupoteza ubikira na sio</text:p>
      <text:p text:style-name="P3">μητέρα καὶ συνάμα παρθένος, <text:s text:c="3"/>[ἔλαβες πείρα ἄνδρα, <text:s text:c="25"/>mama na bikira kwa wakati mmoja, [una uzoefu mwanaume,</text:p>
      <text:p text:style-name="P3">ἀπὸ σένα ντύθηκε τὸ σῶμα μου ὁ Θεός, <text:s text:c="40"/>Mungu aliuvisha mwili wangu kutoka kwako,</text:p>
      <text:p text:style-name="P3">ποὺ δημιούργησε τοὺς αἰῶνες <text:s text:c="49"/>aliyeumba enzi</text:p>
      <text:p text:style-name="P3">κι ἕνωσε στὸν ἑαυτό Του <text:s text:c="53"/>na kuunganishwa Kwake</text:p>
      <text:p text:style-name="P3">τὴ φύση τῶν ἀνθρώπων. <text:s text:c="55"/>asili ya watu.</text:p>
      <text:p text:style-name="P3"/>
      <text:p text:style-name="P2">Ὠδὴ στ´. Εἱρμός. <text:s text:c="60"/>Ὠδὴ f′. Mshikamano.</text:p>
      <text:p text:style-name="P3"/>
      <text:p text:style-name="P3">Φώναξα δυνατὰ μὲ ὅλη τὴν καρδιά μου <text:s text:c="41"/>Nilipiga kelele kwa moyo wangu wote</text:p>
      <text:p text:style-name="P3">ἀπ᾿ τὰ κατώτατα μέρη τοῦ Ἅδη <text:s text:c="48"/>kutoka sehemu za chini kabisa za Hadeze</text:p>
      <text:p text:style-name="P3">πρὸς τὸν σπλαχνικὸ Θεὸ <text:s text:c="54"/>kwa Mungu mwenye huruma</text:p>
      <text:p text:style-name="P3">καὶ μ᾿ ἄκουσε. <text:s text:c="62"/>naye akanisikia.</text:p>
      <text:p text:style-name="P3">Κι ἔσωσε ἀνεβάζοντας <text:s text:c="56"/>Na aliokoa kwa kupakia</text:p>
      <text:p text:style-name="P3">ἀπ᾿ τὴν ἄβυσσο τῆς καταστροφῆς τὴ ζωή μου. <text:s text:c="34"/>kutoka kwa shimo la uharibifu maisha yangu.</text:p>
      <text:p text:style-name="P3">Σωτήρα μου, Σοῦ προσφέρω μὲ εἰλικρίνεια <text:s text:c="37"/>Mwokozi wangu, ninakutolea kwa dhati</text:p>
      <text:p text:style-name="P3">τὰ δάκρυα τῶν ματιῶν μου <text:s text:c="52"/>machozi ya macho yangu</text:p>
      <text:p text:style-name="P3">καὶ τοὺς στεναγμοὺς ἀπ᾿ τὰ βάθη τῆς ψυχῆς, <text:s text:c="34"/>na kuugua kutoka vilindi vya nafsi,</text:p>
      <text:p text:style-name="P3">φωνάζοντας δυνατὰ μέσ᾿ ἀπ᾿ τὴν καρδιά μου: <text:s text:c="34"/>kulia kwa sauti kutoka moyoni mwangu:</text:p>
      <text:p text:style-name="P3">Ἁμάρτησα μπροστὰ στὰ μάτια Σου! <text:s text:c="45"/>Nimetenda dhambi mbele ya macho yako!</text:p>
      <text:p text:style-name="P3">Συγχώρεσέ με! <text:s text:c="63"/>Nisamehe!</text:p>
      <text:p text:style-name="P3">Ψυχή μου, ἀποστράφηκες τὸν Κύριό σου, <text:s text:c="39"/>Nafsi yangu umemuacha Mola wako Mlezi.</text:p>
      <text:p text:style-name="P3">ὅπως ὁ Δαθὰν κι ὁ Ἀβειρών. <text:s text:c="50"/>kama vile Dathani na Aveiron.</text:p>
      <text:p text:style-name="P3">Φώναξε ὅμως δυνατὰ μὲ ὅλη τὴν καρδιά σου <text:s text:c="36"/>Lakini lieni kwa sauti kubwa kwa moyo wenu wote</text:p>
      <text:p text:style-name="P3">«λυπήσου με», <text:s text:c="63"/>"nionee huruma",</text:p>
      <text:p text:style-name="P3">γιὰ νὰ μὴν ἀνοίξει ἡ γῆ <text:s text:c="53"/>ili ardhi isifunguke</text:p>
      <text:p text:style-name="P3">καὶ σὲ καταπιεῖ. <text:s text:c="60"/>na inakumeza.</text:p>
      <text:p text:style-name="P3">Ὅπως ἡ δαμάλα, ψυχή μου, ἐξαγριώθηκες <text:s text:c="39"/>Nafsi yangu, kama ndama, una hasira</text:p>
      <text:p text:style-name="P3">καὶ ἔμοιασες πρὸς τὸν Ἐφραίμ! <text:s text:c="47"/>nawe ulionekana kama Efraimu!</text:p>
      <text:p text:style-name="P3">Ὅπως τὸ ζαρκάδι ἀπ᾿ τὶς θηλιές, <text:s text:c="45"/>Kama kulungu kutoka kwenye kamba,</text:p>
      <text:p text:style-name="P3">ἐλευθέρωσε τὴ ζωή σου <text:s text:c="55"/>huru maisha yako</text:p>
      <text:p text:style-name="P3">ἀποκτώντας φτερὰ ἀπ᾿ τὴν πράξη, <text:s text:c="45"/>kupata mbawa kutokana na hatua,</text:p>
      <text:p text:style-name="P3">τὴ νοερὴ ἐργασία καὶ τὴ θεωρία. <text:s text:c="45"/>kazi ya akili na nadharia.</text:p>
      <text:p text:style-name="P3">Τὸ χέρι τοῦ Μωυσῆ, ψυχή μου, θὰ μᾶς βεβαιώσει <text:s text:c="31"/>Mkono wa Musa, nafsi yangu, utatuhakikishia</text:p>
      <text:p text:style-name="P3">πὼς ὁ Θεὸς μπορεῖ <text:s text:c="59"/>kwamba Mungu anaweza</text:p>
      <text:p text:style-name="P3">νὰ πλύνει καὶ νὰ καθαρίσει <text:s text:c="50"/>kuosha na kusafisha</text:p>
      <text:p text:style-name="P3">ζωὴ ποὺ ἔγινε λεπρὴ (ἀπ᾿ τὴν ἁμαρτία). <text:s text:c="38"/>maisha ambayo yalikua ya ukoma (kutokana na dhambi).</text:p>
      <text:p text:style-name="P3">Ἔτσι καὶ σύ, ἂν προσβλήθηκες ἀπ᾿ τὴ λέπρα <text:s text:c="35"/>Vivyo hivyo na wewe, ikiwa umeathiriwa na ukoma</text:p>
      <text:p text:style-name="P3">μὴν ἔρθεις σὲ ἀπόγνωση. [τῆς ἁμαρτίας, <text:s text:c="38"/>usikate tamaa. [ya dhambi,</text:p>
      <text:p text:style-name="P3">Τὰ κύματα, Σωτήρα, τῶν ἁμαρτημάτων μου, <text:s text:c="37"/>Mawimbi, Mwokozi, wa dhambi zangu,</text:p>
      <text:p text:style-name="P3">ὅπως στὴν Ἐρυθρὰ θάλασσα, <text:s text:c="51"/>kama katika Bahari ya Shamu,</text:p>
      <text:p text:style-name="P3">ξαναγύρισαν <text:s text:c="65"/>wakarudi</text:p>
      <text:p text:style-name="P3">καὶ ξαφνικὰ μὲ σκέπασαν, <text:s text:c="52"/>na ghafla wakanifunika,</text:p>
      <text:p text:style-name="P3">ὅπως τοὺς Αἰγυπτίους τότε <text:s text:c="51"/>kama Wamisri wakati huo</text:p>
      <text:p text:style-name="P3">καὶ τοὺς ἡγήτορές τους. <text:s text:c="53"/>na viongozi wao.</text:p>
      <text:p text:style-name="P3">Ἀχάριστη διάθεση, ψυχή μου, <text:s text:c="49"/>Hali mbaya, roho yangu,</text:p>
      <text:p text:style-name="P3">ἀπόχτησες, ὅπως παλιὰ ὁ Ἰσραήλ. <text:s text:c="45"/>umeshinda, kama Israeli wa zamani.</text:p>
      <text:p text:style-name="P3">Γιατὶ ἀπ᾿ τὸ θεῖο μάννα <text:s text:c="53"/>Kwa sababu kutoka kwa mana ya kimungu</text:p>
      <text:p text:style-name="P3">προτίμησες παράλογα <text:s text:c="57"/>ulipendelea upuuzi</text:p>
      <text:p text:style-name="P3">τὴ φιλήδονη λαιμαργία <text:s text:c="55"/>ulafi usio na adabu</text:p>
      <text:p text:style-name="P3">τῶν αἰσχρῶν παθῶν. <text:s text:c="58"/>ya tamaa mbaya.</text:p>
      <text:p text:style-name="P3">Ἀντὶ τῆς ἐπουράνιας τροφῆς <text:s text:c="50"/>Badala ya chakula cha mbinguni</text:p>
      <text:p text:style-name="P3">προτίμησες, ψυχή μου, <text:s text:c="55"/>ulipendelea, roho yangu,</text:p>
      <text:p text:style-name="P3">τὰ χοιρινὰ κρέατα καὶ τὰ καζάνια <text:s text:c="44"/>nyama ya nguruwe na sufuria</text:p>
      <text:p text:style-name="P3">καὶ τὶς τροφὲς τῆς Αἰγύπτου, <text:s text:c="48"/>na vyakula vya Misri,</text:p>
      <text:p text:style-name="P3">ὅπως ὁ ἀχάριστος λαὸς <text:s text:c="55"/>kama watu wasio na shukrani</text:p>
      <text:p text:style-name="P3">παλιὰ μέσα στὴν ἔρημο. <text:s text:c="54"/>zamani sana jangwani.</text:p>
      <text:p text:style-name="P3">Ἀντὶ τῆς φλέβας ποὺ βγαίνει ἀπ᾿ τὴν πέτρα, <text:s text:c="34"/>Badala ya mshipa utokao katika jiwe,</text:p>
      <text:p text:style-name="P3">ἀπ᾿ ὅπου ξεχύνεται <text:s text:c="58"/>kutoka pale inapotiririka</text:p>
      <text:p text:style-name="P3">ὁ ποταμὸς τῆς σοφίας <text:s text:c="56"/>mto wa hekima</text:p>
      <text:p text:style-name="P3">καὶ οἱ κρουνοὶ τῆς θεολογίας, <text:s text:c="47"/>na chemchemi za theolojia,</text:p>
      <text:p text:style-name="P3">ἐσύ, ψυχή, προτίμησες τοὺς σκοτεινοὺς λογισμούς, <text:s text:c="28"/>wewe, roho, unapendelea mahesabu ya giza,</text:p>
      <text:p text:style-name="P3">ὅπως οἱ Χαναναῖοι τὰ φρέατα. <text:s text:c="48"/>kama vile visima vya Wakanaani.</text:p>
      <text:p text:style-name="P3">Ὅταν ὁ δοῦλος Σου Μωυσῆς χτύπησε <text:s text:c="44"/>Musa mtumishi wako alipobisha</text:p>
      <text:p text:style-name="P3">μὲ τὸ ραβδὶ τὴν πέτρα, <text:s text:c="54"/>kwa fimbo jiwe,</text:p>
      <text:p text:style-name="P3">προεικόνιζε <text:s text:c="65"/>iliyotangulia</text:p>
      <text:p text:style-name="P3">τὴ ζωοποιὸ πλευρά Σου, <text:s text:c="54"/>upande wako wa kutoa uhai,</text:p>
      <text:p text:style-name="P3">ἀπ᾿ τὴν ὁποία ὅλοι ἐμεῖς, Σωτήρα μου, <text:s text:c="39"/>ambayo sisi sote, Mwokozi wangu,</text:p>
      <text:p text:style-name="P3">ἀντλοῦμε τὸ πιοτὸ τῆς αἰώνιας ζωῆς. <text:s text:c="41"/>tunachota kinywaji cha uzima wa milele.</text:p>
      <text:p text:style-name="P3">Ψυχή μου, ψάξε! Κατασκόπευσε, <text:s text:c="47"/>Nafsi yangu, tafuta! jasusi,</text:p>
      <text:p text:style-name="P3">ὅπως ὁ Ἰησοῦς τοῦ Ναυῆ, <text:s text:c="53"/>kama Yesu wa Hekalu,</text:p>
      <text:p text:style-name="P3">ποιά εἶναι ἡ γῆ <text:s text:c="61"/>ardhi ni nini</text:p>
      <text:p text:style-name="P3">ποὺ κληρονόμησες. <text:s text:c="59"/>uliyorithi.</text:p>
      <text:p text:style-name="P3">Καὶ κατοίκησε <text:s text:c="63"/>Na aliishi</text:p>
      <text:p text:style-name="P3">σ᾿ αὐτὴ μὲ εὐταξία. <text:s text:c="57"/>kwake kwa neema.</text:p>
      <text:p text:style-name="P3">Ἐπάνω σήκω καὶ πολέμησε ἀμείλικτα <text:s text:c="43"/>Inuka na upigane bila kuchoka</text:p>
      <text:p text:style-name="P3">τῆς σάρκας τὰ πάθη, <text:s text:c="57"/>tamaa za mwili,</text:p>
      <text:p text:style-name="P3">νικώντας πάντοτε <text:s text:c="60"/>kushinda daima</text:p>
      <text:p text:style-name="P3">(καὶ) τοὺς ἀπατηλοὺς λογισμούς, <text:s text:c="45"/>(na) mahesabu ya udanganyifu,</text:p>
      <text:p text:style-name="P3">ὅπως ὁ Ἰησοῦς τὸν Ἀμαλὴκ <text:s text:c="52"/>kama Yesu alivyomuua Amaleki</text:p>
      <text:p text:style-name="P3">καὶ τοὺς Γαβαωνίτες. <text:s text:c="56"/>na Wagibeoni.</text:p>
      <text:p text:style-name="P3">Πέρνα, ψυχή μου, τὴ ρέουσα φύση τοῦ χρόνου, <text:s text:c="33"/>Pitia, roho yangu, asili ya wakati,</text:p>
      <text:p text:style-name="P3">ὅπως παλιὰ ἡ Κιβωτός, <text:s text:c="55"/>kama Sanduku la zamani,</text:p>
      <text:p text:style-name="P3">ποὺ κατάκτησε <text:s text:c="63"/>ambaye alishinda</text:p>
      <text:p text:style-name="P3">τὴ γῆ ἐκείνη <text:s text:c="64"/>ardhi hiyo</text:p>
      <text:p text:style-name="P3">τῆς ἐπαγγελίας. <text:s text:c="61"/>ya utaratibu.</text:p>
      <text:p text:style-name="P3">Τὸ διατάσσει ὁ Θεός! <text:s text:c="56"/>Mungu anaamuru!</text:p>
      <text:p text:style-name="P3">Ὅπως ἔσωσες τὸν Πέτρο ποὺ κραύγασε <text:s text:c="42"/>Ulivyomuokoa Petro ambaye alilia</text:p>
      <text:p text:style-name="P3">«σῶσε με», καὶ μένα πρόφτασε, Σωτήρα, <text:s text:c="39"/>"niokoe", niokoe mimi pia, Mwokozi,</text:p>
      <text:p text:style-name="P3">καὶ σῶσε με ἀπ᾿ τὰ νύχια τοῦ διαβόλου, <text:s text:c="38"/>na uniokoe na makucha ya shetani,</text:p>
      <text:p text:style-name="P3">ἁπλώνοντας τὸ χέρι Σου, <text:s text:c="53"/>kunyoosha mkono wako,</text:p>
      <text:p text:style-name="P3">καὶ βγάλε με <text:s text:c="64"/>na kunitoa nje</text:p>
      <text:p text:style-name="P3">ἀπ᾿ τὸν βοῦρκο τῆς ἁμαρτίας. <text:s text:c="48"/>kutoka kwa mzigo wa dhambi.</text:p>
      <text:p text:style-name="P3">Δέσποτα! Δέσποτα Χριστέ μου, <text:s text:c="48"/>Despot! Bwana Kristo,</text:p>
      <text:p text:style-name="P3">Σὺ ᾿σαι τὸ λιμάνι τὸ γαλήνιο! <text:s text:c="47"/>Wewe ni bandari ya amani!</text:p>
      <text:p text:style-name="P3">Γι᾿ αὐτὸ πρόφτασε καὶ βγάλε με <text:s text:c="46"/>Kwa hivyo endelea na unichukue nje</text:p>
      <text:p text:style-name="P3">ἀπ᾿ τὸν κατασκότεινο <text:s text:c="56"/>kutoka gizani</text:p>
      <text:p text:style-name="P3">βυθὸ τῆς ἁμαρτίας <text:s text:c="59"/>chini ya dhambi</text:p>
      <text:p text:style-name="P3">καὶ τῆς ἀπογνώσεως. <text:s text:c="57"/>na ya kutambuliwa.</text:p>
      <text:p text:style-name="P3">Ἐγὼ εἶμαι, Σωτήρα μου, ἡ βασιλικὴ δραχμή, <text:s text:c="35"/>Mimi ni, Mwokozi wangu, drakma ya kifalme,</text:p>
      <text:p text:style-name="P3">ποὺ ἔχασες παλιά. <text:s text:c="59"/>ambayo ulipoteza zamani.</text:p>
      <text:p text:style-name="P3">Ἄναψε γιὰ λυχνάρι <text:s text:c="59"/>Mwanga kwa taa</text:p>
      <text:p text:style-name="P3">τὸν Πρόδρομό Σου, Λόγε· <text:s text:c="53"/>Mtangulizi wako, Loge;</text:p>
      <text:p text:style-name="P3">ἀναζήτησε <text:s text:c="67"/>ilitafutwa</text:p>
      <text:p text:style-name="P3">καὶ βρὲς τὴ δική Σου εἰκόνα. <text:s text:c="48"/>na kupata picha yako mwenyewe.</text:p>
      <text:p text:style-name="P3">Δόξα ἀνήκει στὸν Πατέρα... <text:s text:c="50"/>Utukufu una Baba...</text:p>
      <text:p text:style-name="P3">Εἶμαι Τριάδα ἁπλή, ἀδιαίρετη στὴν οὐσία, <text:s text:c="36"/>Mimi ni Utatu rahisi, usiogawanyika kimsingi,</text:p>
      <text:p text:style-name="P3">ἀλλὰ διαιρετὴ σὲ πρόσωπα. <text:s text:c="51"/>lakini kugawanywa katika watu.</text:p>
      <text:p text:style-name="P3">Συνάμα εἶμαι καὶ Μονάδα <text:s text:c="53"/>Wakati huo huo, mimi pia ni Kitengo</text:p>
      <text:p text:style-name="P3">στὴ φύση ἑνωμένη, <text:s text:c="59"/>umoja katika asili,</text:p>
      <text:p text:style-name="P3">λέγει ὁ Πατέρας, <text:s text:c="60"/>asema Baba,</text:p>
      <text:p text:style-name="P3">ὁ Υἱὸς καὶ τὸ Ἅγιο Πνεῦμα. <text:s text:c="50"/>Mwana na Roho Mtakatifu.</text:p>
      <text:p text:style-name="P3"/>
      <text:p text:style-name="P3">Καὶ τώρα... <text:span text:style-name="T1">Θεοτοκίο</text:span>. <text:s text:c="55"/>Na sasa ... <text:span text:style-name="T1">Bikira Maria.</text:span></text:p>
      <text:p text:style-name="P3"/>
      <text:p text:style-name="P3">Ἡ μήτρα σου τὸν Θεὸ γιὰ χάρη μας γέννησε <text:s text:c="36"/>Tumbo lako lilimzaa Mungu kwa ajili yetu</text:p>
      <text:p text:style-name="P3">μὲ τὴ δική μας ἀνθρώπινη μορφή. <text:s text:c="45"/>na sura zetu za kibinadamu.</text:p>
      <text:p text:style-name="P3">Ἐκεῖνον, ὡς Κτίστη ὅλων τῶν ὄντων, <text:s text:c="42"/>Yeye kama Muumba wa viumbe vyote.</text:p>
      <text:p text:style-name="P3">Θεοτόκε, νὰ παρακαλεῖς, <text:s text:c="53"/>Mama wa Mungu, tafadhali</text:p>
      <text:p text:style-name="P3">γιὰ νὰ δικαιωθοῦμε <text:s text:c="58"/>kuhesabiwa haki</text:p>
      <text:p text:style-name="P3">μὲ τὶς προσευχές Σου. <text:s text:c="55"/>pamoja na maombi Yako.</text:p>
      <text:p text:style-name="P3">Κοντάκιο αὐτόμελο. Ἦχος πλ. β´. <text:s text:c="45"/>Uanachama mfupi wa kiotomatiki. hos pl. b'.</text:p>
      <text:p text:style-name="P3">Ψυχή μου! Ψυχή μου! <text:s text:c="57"/>Roho yangu! Roho yangu!</text:p>
      <text:p text:style-name="P3">Σήκω ἐπάνω! Γιατί κοιμᾶσαι; <text:s text:c="49"/>Simama! Kwa nini unalala;</text:p>
      <text:p text:style-name="P3">Τὸ τέλος τῆς ζωῆς σου φτάνει <text:s text:c="48"/>Mwisho wa maisha yako unakuja</text:p>
      <text:p text:style-name="P3">καὶ σ᾿ ἀναμένει ταραχή! <text:s text:c="53"/>Na uko kwenye ghasia!</text:p>
      <text:p text:style-name="P3">Ξύπνα, λοιπόν! Γιὰ νὰ σὲ λυπηθεῖ ὁ Χριστὸς <text:s text:c="34"/>Basi amka! Ili Kristo akuonee huruma</text:p>
      <text:p text:style-name="P3">Κεῖνος ποὺ βρίσκεται παντοῦ <text:s text:c="4"/>[καὶ Θεός. <text:s text:c="34"/>Yeye aliye kila mahali [na Mungu.</text:p>
      <text:p text:style-name="P3">καὶ τὰ πάντα γεμίζει μὲ τὴν παρουσία Του. <text:s text:c="35"/>na anajaza kila kitu kwa uwepo Wake.</text:p>
      <text:p text:style-name="P3">Ἦχος πλ. β´. <text:s text:c="64"/>hos pl. b'.</text:p>
      <text:p text:style-name="P3">Θυμήσου μας, Κύριε, στὴ Βασιλεία Σου. <text:s text:c="39"/>Utukumbuke, Bwana, katika Ufalme wako.</text:p>
      <text:p text:style-name="P3">Θυμήσου μας, Κύριε ὅταν ἔρθεις μὲ τὴ δόξα τῆς Βασιλείας σου. <text:s text:c="16"/>Utukumbuke, Bwana, unapokuja na utukufu wa Ufalme wako.</text:p>
      <text:p text:style-name="P3">Τοῦ Παραδείσου πρῶτο πολίτη, Χριστέ μου, ἔκανες <text:s text:c="29"/>Umenifanya kuwa raia wa kwanza wa Paradiso, Kristo wangu</text:p>
      <text:p text:style-name="P3">τὸν ληστή, ὅταν ἐπάνω στὸν σταυρὸ <text:s text:c="43"/>mwizi, wakati juu ya msalaba</text:p>
      <text:p text:style-name="P3">Σοῦ φώναξε τὸ «μνήσθητί μου». <text:s text:c="47"/>Alikuita "nikumbuke".</text:p>
      <text:p text:style-name="P3">Ἐκείνου τὴ μετάνοια <text:s text:c="57"/>Toba yake</text:p>
      <text:p text:style-name="P3">κάνε ν᾿ ἀποχτήσω κι ἐγὼ ὁ ἀνάξιος. <text:s text:c="42"/>na mimi, nisiostahili, nipokee pia.</text:p>
      <text:p text:style-name="P3">Μακάριοι εἶναι κεῖνοι ποὺ ἔχουν ταπεινὸ φρόνημα, <text:s text:c="28"/>Heri wenye roho ya unyenyekevu,</text:p>
      <text:p text:style-name="P3">διότι σ᾿ αὐτοὺς ἀνήκει ἡ Βασιλεία τῶν οὐρανῶν. <text:s text:c="30"/>kwa sababu Ufalme wa Mbinguni ni wao.</text:p>
      <text:p text:style-name="P3">Ἀκοῦς, ψυχή μου, ἀπ᾿ τὴ Γραφή, ὅτι παλιὰ ὁ <text:s text:c="34"/>Sikia, nafsi yangu, kutoka katika Maandiko, yale ya zamani</text:p>
      <text:p text:style-name="P3">εἶδε μὲ τὰ μάτια του τὸν Θεὸ <text:s text:c="6"/>[Μανωὲ <text:s text:c="35"/>alimwona Mungu kwa macho yake [Manoe</text:p>
      <text:p text:style-name="P3">κι ἀπόχτησε τὸν καρπὸ τῆς ὑποσχέσεως <text:s text:c="40"/>na kupata matunda ya ahadi</text:p>
      <text:p text:style-name="P3">ἀπὸ στείρα γυναίκα. <text:s text:c="57"/>kutoka kwa mwanamke tasa.</text:p>
      <text:p text:style-name="P3">Κείνου ἂς μιμηθοῦμε τὴν εὐσέβεια. <text:s text:c="43"/>Tuige ucha Mungu.</text:p>
      <text:p text:style-name="P3">Μακάριοι εἶναι κεῖνοι ποὺ πενθοῦν γιὰ τὶς ἁμαρτίες τους, <text:s text:c="20"/>Heri wanaoomboleza kwa ajili ya dhambi zao,</text:p>
      <text:p text:style-name="P3">διότι αὐτοὶ θὰ παρηγορηθοῦν ἀπ᾿ τὸν Θεό. <text:s text:c="36"/>kwa sababu watafarijiwa na Mungu.</text:p>
      <text:p text:style-name="P3">Στερήθηκες, ψυχή, τὴ δόξα τῶν ἔργων σου, <text:s text:c="36"/>Umenyimwa, nafsi, utukufu wa kazi zako,</text:p>
      <text:p text:style-name="P3">μὲ τὸ νὰ ζηλέψεις τὴ ραθυμία τοῦ Σαμψών. <text:s text:c="36"/>kwa kuonea wivu upesi wa Samsoni.</text:p>
      <text:p text:style-name="P3">Παρέδωσες στοὺς ἀλλοφύλους <text:s text:c="50"/>Ulijisalimisha kwa jinsia tofauti</text:p>
      <text:p text:style-name="P3">τὴ μακάρια ζωὴ τῆς σωφροσύνης <text:s text:c="47"/>maisha ya furaha ya hekima</text:p>
      <text:p text:style-name="P3">καὶ προτίμησες τὴ φιληδονία. <text:s text:c="48"/>na mlipendelea sadaka.</text:p>
      <text:p text:style-name="P3">Μακάριοι εἶναι οἱ πράοι, διότι αὐτοὶ θὰ λάβουν <text:s text:c="30"/>Heri wenye upole maana hao watapokea</text:p>
      <text:p text:style-name="P3">ὡς κληρονομιὰ τὴν ἄνω γῆ τῆς ἐπαγγελίας (= τὴ Βασιλεία τοῦ Θεοῦ). <text:s text:c="11"/>kama urithi nchi ya juu ya ahadi (= Ufalme wa Mungu).</text:p>
      <text:p text:style-name="P3">Κεῖνος ποὺ πρὶν μὲ τὸ σαγόνι τοῦ γαϊδάρου νίκησε <text:s text:c="28"/>Yeye ambaye hapo awali kwa taya ya punda alishinda</text:p>
      <text:p text:style-name="P3">τοὺς ἀλλοφύλους, ἔγινε τώρα παρανάλωμα <text:s text:c="38"/>watu wa jinsia tofauti, sasa imekuwa mwiko</text:p>
      <text:p text:style-name="P3">τοῦ πάθους τῆς ἀκολασίας. <text:s text:c="51"/>ya tamaa ya ufisadi.</text:p>
      <text:p text:style-name="P3">Γι᾿ αὐτό, ψυχή μου, σὺ ἀπέφυγε <text:s text:c="46"/>Kwa hivyo, roho yangu, ulitoroka</text:p>
      <text:p text:style-name="P3">τὴ μίμηση, τὴν πράξη καὶ τὴ χαύνωση. <text:s text:c="40"/>kuiga, kitendo na tamaa.</text:p>
      <text:p text:style-name="P3">Μακάριοι εἶναι κεῖνοι ποὺ ποθοῦν τὴ δικαιοσύνη τόσο βαθιά, <text:s text:c="18"/>Heri wanaotaka haki kwa undani sana,</text:p>
      <text:p text:style-name="P3">ὅσο κεῖνοι ποὺ ζητᾶνε τροφὴ καὶ διψᾶνε γιὰ νερό, <text:s text:c="28"/>Ama wanaoomba chakula na kiu ya maji.</text:p>
      <text:p text:style-name="P3">διότι ὁ Θεὸς θὰ ἱκανοποιήσει ἀπόλυτα τὸν πόθο τους. <text:s text:c="25"/>kwa sababu Mungu atawatosheleza kabisa tamaa zao.</text:p>
      <text:p text:style-name="P3">Ὁ Βαρὰκ καὶ ὁ Ἰεφθάε, οἱ ἡγέτες τοῦ στρατοῦ, <text:s text:c="32"/>Baraka na Yeftha, wakuu wa jeshi,</text:p>
      <text:p text:style-name="P3">καὶ κοντὰ σ᾿ αὐτοὺς ἡ ἀτρόμητη Δεββώρα <text:s text:c="38"/>na karibu nao Devvora asiye na woga</text:p>
      <text:p text:style-name="P3">προκρίθηκαν ἀρχηγοὶ τοῦ Ἰσραήλ. <text:s text:c="45"/>viongozi wa Israeli waliohitimu.</text:p>
      <text:p text:style-name="P3">Μ᾿ αὐτῶν τ᾿ ἀνδραγαθήματα <text:s text:c="51"/>Pamoja nao matokeo</text:p>
      <text:p text:style-name="P3">ἐνισχύσου, ψυχή, καὶ γίνε ἀρρενωπή. <text:s text:c="41"/>kuimarisha, nafsi, na kuwa kiume.</text:p>
      <text:p text:style-name="P3">Μακάριοι εἶναι κεῖνοι ποὺ βοηθοῦν τὸν πλησίον τους <text:s text:c="26"/>Heri wanaomsaidia jirani zao</text:p>
      <text:p text:style-name="P3">στὴν ὥρα τῆς ἀνάγκης, διότι αὐτοὶ θὰ ἐλεηθοῦν ἀπ᾿ τὸν Θεό. <text:s text:c="18"/>wakati wa mahitaji, kwa maana watapata rehema kutoka kwa Mungu.</text:p>
      <text:p text:style-name="P3">Γιὰ τὴν ἀνδρεία τῆς Ἰαήλ, ψυχή μου, ἔμαθες, <text:s text:c="33"/>Kwa ajili ya ushujaa wa Yaeli, nafsi yangu, ulijifunza,</text:p>
      <text:p text:style-name="P3">ποὺ παλιὰ κάρφωσε τὸν Σισάρα μὲ τὸν πάσσαλο <text:s text:c="33"/>ambaye wakati fulani alimtundika Sisera</text:p>
      <text:p text:style-name="P3">καὶ πέτυχε τὴ σωτηρία τοῦ λαοῦ. <text:s text:c="10"/>[στὴ γῆ <text:s text:c="27"/>na kupata wokovu wa watu. [duniani</text:p>
      <text:p text:style-name="P3">Ἀκοῦς γιὰ τὸν πάσσαλο, <text:s text:c="54"/>Sikia kuhusu dau,</text:p>
      <text:p text:style-name="P3">μὲ τὸν ὁποῖο συμβολίζεται ὁ σταυρός. <text:s text:c="40"/>ambayo msalaba unafananishwa nayo.</text:p>
      <text:p text:style-name="P3">Μακάριοι εἶναι κεῖνοι ποὺ ἔχουν τὴν καρδιά τους καθαρὴ <text:s text:c="22"/>Heri wale ambao mioyo yao ni safi</text:p>
      <text:p text:style-name="P3">(ἀπὸ ἁμαρτωλὰ πάθη), διότι αὐτοὶ θὰ (ἀξιωθοῦν νὰ) δοῦν τὸν Θεό. <text:s text:c="13"/>(kutokana na tamaa mbaya), kwa sababu (wanastahili) kumwona Mungu.</text:p>
      <text:p text:style-name="P3">Θυσίασε, ψυχή μου, θυσία ἀξιέπαινη. <text:s text:c="41"/>Toa dhabihu, nafsi yangu, dhabihu yenye sifa.</text:p>
      <text:p text:style-name="P3">Γιὰ θυγατέρα πρόσφερε τὴν πράξη, <text:s text:c="44"/>Kwa binti alitoa tendo,</text:p>
      <text:p text:style-name="P3">θυσία καθαρότερη ἀπ᾿ τοῦ Ἰεφθάε, <text:s text:c="44"/>sadaka iliyo safi kuliko Yeftha,</text:p>
      <text:p text:style-name="P3">καὶ σφάξε γιὰ σφάγιο πρὸς τὸν Κύριό σου <text:s text:c="37"/>na uchinje kwa ajili ya kuchinja mbele ya Mola wako Mlezi</text:p>
      <text:p text:style-name="P3">τὰ πάθη τῆς σάρκας. <text:s text:c="57"/>tamaa za mwili.</text:p>
      <text:p text:style-name="P3">Μακάριοι εἶναι κεῖνοι ποὺ εἰρηνεύουν τοὺς ἀνθρώπους μεταξύ τους <text:s text:c="13"/>Heri wafanyao amani kati ya watu</text:p>
      <text:p text:style-name="P3">καὶ μὲ τὸν Θεό, διότι αὐτοὶ θὰ ὀνομαστοῦν ἀπ᾿ τὸν Θεὸ παιδιά Του. <text:s text:c="11"/>na pamoja na Mungu, kwa maana wataitwa na Mungu watoto wake.</text:p>
      <text:p text:style-name="P3">Φέρε στὸν νοῦ σου, ψυχή μου, τὸ ποκάρι τοῦ Γεδεών. <text:s text:c="26"/>Lete akilini mwako, nafsi yangu, maskini wa Gideoni.</text:p>
      <text:p text:style-name="P3">Δέξου τὴ δροσιὰ ποὺ ἔρχεται ἀπ᾿ τὸν οὐρανὸ <text:s text:c="34"/>Kubali umande utokao mbinguni</text:p>
      <text:p text:style-name="P3">καὶ σκύψε, ὅπως ὁ σκύλος, καὶ πιὲς <text:s text:c="42"/>na kuinama, kama mbwa, na kukandamiza</text:p>
      <text:p text:style-name="P3">τὸ νάμα τοῦ νόμου ποὺ ξεπήδησε <text:s text:c="46"/>jina la sheria iliyoibuka</text:p>
      <text:p text:style-name="P3">μὲ τὴν ἀπόθλιψη τοῦ γράμματός του. <text:s text:c="42"/>pamoja na uchapishaji wa barua yake.</text:p>
      <text:p text:style-name="P3">Μακάριοι εἶναι κεῖνοι ποὺ δοκίμασαν διωγμοὺς ἐξαιτίας τῆς εὐσέβειας <text:s text:c="9"/>Heri waliopata mateso kwa ajili ya utauwa</text:p>
      <text:p text:style-name="P3">καὶ τῆς ἀρετῆς, διότι σ᾿ αὐτοὺς ἀνήκει ἡ Βασιλεία τῶν οὐρανῶν. <text:s text:c="14"/>na wema, kwa sababu Ufalme wa Mbinguni ni wao.</text:p>
      <text:p text:style-name="P3">Τοῦ ἱερέα Ἠλεὶ τὴν καταδίκη <text:s text:c="49"/>Hukumu ya kuhani</text:p>
      <text:p text:style-name="P3">ἐπέσυρες, ψυχή μου, μὲ τὸ ν᾿ ἀνεχτεῖς <text:s text:c="39"/>umeteseka, nafsi yangu, kwa kuvumilia</text:p>
      <text:p text:style-name="P3">ἀπὸ ἔλλειψη φρονήσεως νὰ ἐνεργοῦν <text:s text:c="43"/>kutokana na kukosa maono ya kutenda</text:p>
      <text:p text:style-name="P3">τὰ παράνομα πάθη μέσα σου, <text:s text:c="50"/>tamaa haramu ndani yako,</text:p>
      <text:p text:style-name="P3">ὅπως ἐκεῖνος τὰ παιδιά του. <text:s text:c="49"/>kama watoto wake.</text:p>
      <text:p text:style-name="P3">Μακάριοι εἶστε, ὅταν ἐξαιτίας μου οἱ ἄνθρωποι σᾶς χλευάσουν καὶ σᾶς <text:s text:c="9"/>Heri ninyi wakati, kwa ajili yangu, watu watakapowadhihaki na</text:p>
      <text:p text:style-name="P3">διώξουν καὶ σᾶς κατηγορήσουν λέγοντας κάθε εἴδους ψέματα ἐναντίον σας. <text:s text:c="6"/>watawatesa na kuwashitaki, wakisema kila aina ya uongo juu yenu.</text:p>
      <text:p text:style-name="P3">Ὁ Λευίτης στὸ βιβλίο τῶν Κριτῶν <text:s text:c="45"/>Mlawi katika kitabu cha Waamuzi</text:p>
      <text:p text:style-name="P3">κομμάτιασε, ψυχή μου, τὴ γυναίκα του <text:s text:c="40"/>kata mke wake vipande vipande, roho yangu</text:p>
      <text:p text:style-name="P3">μὲ ἐπιμέλεια στὶς δώδεκα φυλές, <text:s text:c="45"/>juu ya yale makabila kumi na mawili,</text:p>
      <text:p text:style-name="P3">γιὰ νὰ φανερώσει σ᾿ ὅλους τὴν αἰσχρὴ <text:s text:c="40"/>kudhihirisha ubaya kwa kila mtu</text:p>
      <text:p text:style-name="P3">καὶ παράνομη πράξη, ποὺ διέπραξε ὁ Βενιαμίν. <text:s text:c="32"/>na kitendo kisicho halali, ambacho Benyamini alifanya.</text:p>
      <text:p text:style-name="P3">Νὰ χαίρεστε καὶ νὰ σκιρτᾶτε ἀπὸ ἀγαλλίαση (ὅταν οἱ ἄνθρωποι σᾶς διώξουν <text:s text:c="5"/>Furahi na piga kelele kwa furaha (wakati watu wanakufukuza</text:p>
      <text:p text:style-name="P3">ἐξαιτίας μου), διότι ἡ ἀνταμοιβή σας στὴν οὐράνια Βασιλεία θὰ εἶναι μεγάλη. <text:s/>kwa ajili yangu), kwa sababu thawabu yenu katika Ufalme wa mbinguni itakuwa kubwa.</text:p>
      <text:p text:style-name="P3">Ἡ Ἄννα ποὺ ἀγάπησε τὴ σωφροσύνη, ὅταν προσευ- <text:s text:c="31"/>Anna ambaye alipenda mambo ya kisasa, wakati akiomba</text:p>
      <text:p text:style-name="P3">κινοῦσε τὰ χείλη της γιὰ νὰ ὑμνήσει τὸν Θεό. <text:s text:c="10"/>[χόταν <text:s text:c="15"/>akasogeza midomo yake kumsifu Mungu. [ilipotea</text:p>
      <text:p text:style-name="P3">Φωνὴ ὅμως ἀπ᾿ τὸ στόμα της δὲν ἔβγαινε. <text:s text:c="37"/>Walakini, hakuna sauti iliyotoka kinywani mwake.</text:p>
      <text:p text:style-name="P3">Ἔτσι, στείρα ὄντας, <text:s text:c="57"/>Kwa hivyo, kuwa tasa,</text:p>
      <text:p text:style-name="P3">γέννησε γιὸ τῆς προσευχῆς ἀντάξιο. <text:s text:c="42"/>akajifungua mmoja anayestahili kuombewa.</text:p>
      <text:p text:style-name="P3">Θυμήσου μας, Κύριε, ὅταν ἔρθεις μὲ τὴ δόξα τῆς Βασιλείας Σου. <text:s text:c="15"/>Utukumbuke, Bwana, unapokuja na utukufu wa Ufalme wako.</text:p>
      <text:p text:style-name="P3">Μεταξὺ τῶν Κριτῶν κατατάχτηκε ὁ γόνος τῆς <text:s text:c="35"/>Wazao wake waliwekwa kati ya Waamuzi</text:p>
      <text:p text:style-name="P3">ὁ μεγάλος Σαμουήλ, ποὺ ἀνατράφηκε [Ἄννας, <text:s text:c="35"/>Samweli mkuu, aliyelelewa [Anasi,</text:p>
      <text:p text:style-name="P3">στὴν Ἀρμαθὲμ μέσα στὸν οἶκο τοῦ Κυρίου. <text:s text:c="37"/>katika Armathemu katika nyumba ya Bwana.</text:p>
      <text:p text:style-name="P3">Αὐτὸν προσπάθησε νὰ μιμηθεῖς, ψυχή μου, <text:s text:c="37"/>Jaribu kumwiga, roho yangu,</text:p>
      <text:p text:style-name="P3">καὶ κρίνε τὰ ἔργα σου συγκρίνοντὰς τα μὲ τὰ ἔργα <text:s text:c="10"/>[τῶν ἄλλων. <text:s text:c="6"/>na zihukumuni kazi zenu kwa kuzilinganisha na kazi [za wengine.</text:p>
      <text:p text:style-name="P3">Θυμήσου μας, Δέσποτα, ὅταν ἔρθεις μὲ τὴ δόξα τῆς Βασιλείας Σου. <text:s text:c="13"/>Utukumbuke, Despot, unapokuja na utukufu wa Ufalme wako.</text:p>
      <text:p text:style-name="P3">Ὁ Δαβὶδ ποὺ ἐκλέχτηκε βασιλιάς, <text:s text:c="45"/>Daudi aliyechaguliwa kuwa mfalme,</text:p>
      <text:p text:style-name="P3">χρίστηκε βασιλικὰ μὲ τὸ κέρατο <text:s text:c="46"/>alitiwa mafuta ya kifalme kwa pembe</text:p>
      <text:p text:style-name="P3">τοῦ θείου μύρου. Καὶ σὺ λοιπόν, ψυχή μου, <text:s text:c="35"/>ya manemane ya salfa. Na wewe, roho yangu,</text:p>
      <text:p text:style-name="P3">ἂν ποθεῖς τὴν οὐράνια Βασιλεία, <text:s text:c="45"/>kama mnataka ufalme wa mbinguni,</text:p>
      <text:p text:style-name="P3">χρίσου, ἀντὶ γιὰ μύρο μὲ τὰ δάκρυα. <text:s text:c="41"/>upake mafuta badala ya manemane kwa machozi.</text:p>
      <text:p text:style-name="P3">Θυμήσου μας, Ἅγιε, ὅταν ἔρθεις μὲ τὴ δόξα τῆς Βασιλείας Σου. <text:s text:c="16"/>Utukumbuke, Mtakatifu, unapokuja na utukufu wa Ufalme wako.</text:p>
      <text:p text:style-name="P3">Ἐλεήμονα, ἐλέησε τὸ πλάσμα Σου! <text:s text:c="45"/>Mwenye kurehemu, mrehemu kiumbe Wako!</text:p>
      <text:p text:style-name="P3">Σπλαχνίσου τῶν χεριῶν Σου τὸ δημιούργημα! <text:s text:c="35"/>Rehema juu ya uumbaji wa mikono Yako!</text:p>
      <text:p text:style-name="P3">Καὶ λυπήσου ὅλους τοὺς ἁμαρτωλούς! <text:s text:c="42"/>Na wahurumie wakosefu wote!</text:p>
      <text:p text:style-name="P3">Καὶ μένα ποὺ περισσότερο ἀπ᾿ ὅλους <text:s text:c="42"/>Na mimi zaidi ya yote</text:p>
      <text:p text:style-name="P3">περιφρόνησα τὶς ἐντολές Σου. <text:s text:c="48"/>Nimezidharau amri zako.</text:p>
      <text:p text:style-name="P3">Δόξα ἀνήκει στὸν Πατέρα... <text:s text:c="50"/>Utukufu una Baba...</text:p>
      <text:p text:style-name="P3">Ἄναρχη τὴ γέννηση καὶ τὴν πρόοδο (ὁμολογώντας), <text:s text:c="29"/>Kuzaliwa na maendeleo yasiyo ya kawaida (kukiri),</text:p>
      <text:p text:style-name="P3">προσκυνῶ τὸν Πατέρα ποὺ γέννησε, <text:s text:c="44"/>Ninamwabudu Baba aliyenizaa,</text:p>
      <text:p text:style-name="P3">δοξάζω τὸν Υἱὸ ποὺ γεννήθηκε <text:s text:c="48"/>Ninamtukuza Mwana aliyezaliwa</text:p>
      <text:p text:style-name="P3">καὶ ὑμνῶ τὸ Πνεῦμα τὸ Ἅγιο, <text:s text:c="49"/>na ninamsifu Roho Mtakatifu,</text:p>
      <text:p text:style-name="P3">ποὺ τὸ φῶς μαζὶ μὲ τὸν Πατέρα καὶ τὸν Υἱὸ σκορπᾶ. <text:s text:c="27"/>anayeieneza nuru pamoja na Baba na Mwana.</text:p>
      <text:p text:style-name="P3"/>
      <text:p text:style-name="P3">Καὶ τώρα... <text:span text:style-name="T1">Θεοτοκίο.</text:span> <text:s text:c="55"/>Na sasa ... <text:span text:style-name="T1">Bikira Maria</text:span>.</text:p>
      <text:p text:style-name="P3"/>
      <text:p text:style-name="P3">Προσκυνοῦμε, Θεογεννήτρια, τὴ γέννα σου, <text:s text:c="10"/>[ποὺ στάθηκε <text:s text:c="13"/>Tunaabudu, Theogennitria, kuzaliwa kwako, [iliyosimama</text:p>
      <text:p text:style-name="P3">πάνω ἀπ᾿ τοὺς νόμους τῆς φύσεως, χωρὶς νὰ <text:s text:c="10"/>[διαιροῦμε <text:s text:c="14"/>juu ya sheria za asili, bila kugawa</text:p>
      <text:p text:style-name="P3">τὴ δόξα τῶν δυὸ φύσεων τοῦ βρέφους σου. <text:s text:c="37"/>utukufu wa asili mbili za mtoto wako mchanga.</text:p>
      <text:p text:style-name="P3">Αὐτὸν ποὺ εἶναι ἕνα πρόσωπο, <text:s text:c="48"/>Yeye ambaye ni mtu,</text:p>
      <text:p text:style-name="P3">Τὸν ὁμολογοῦμε μὲ δυὸ φύσεις. <text:s text:c="47"/>Tunamkiri kwa asili mbili.</text:p>
      <text:p text:style-name="P3"/>
      <text:p text:style-name="P2">Ὠδὴ ζ´. Εἱρμός. <text:s text:c="61"/>Ὠδὴ g´. Mshikamano.</text:p>
      <text:p text:style-name="P3"/>
      <text:p text:style-name="P3">Ἁμαρτήσαμε! Παρανομήσαμε! <text:s text:c="51"/>Tumetenda dhambi! Tumevunja sheria!</text:p>
      <text:p text:style-name="P3">Ἀδικήσαμε μπροστὰ στὰ μάτια Σου! <text:s text:c="44"/>Tumedhulumu mbele ya macho yako!</text:p>
      <text:p text:style-name="P3">Δὲν τηρήσαμε πιστὰ <text:s text:c="58"/>Hatukushika uaminifu</text:p>
      <text:p text:style-name="P3">καὶ δὲν ἐκτελέσαμε <text:s text:c="58"/>na hatukutekeleza</text:p>
      <text:p text:style-name="P3">τὶς ἐντολές Σου, ποὺ μᾶς ἔδωσες. <text:s text:c="44"/>Amri zako ulizotupa.</text:p>
      <text:p text:style-name="P3">Σὺ ὅμως, ὁ Θεὸς τῶν Πατέρων μας, <text:s text:c="44"/>Lakini wewe, Mungu wa Baba zetu,</text:p>
      <text:p text:style-name="P3">μὴ μᾶς παραδώσεις σὲ θάνατο κι ἀφανισμό. <text:s text:c="36"/>usitutoe kwenye kifo na maangamizi.</text:p>
      <text:p text:style-name="P3">Ἁμάρτησα! Ἔσφαλα <text:s text:c="60"/>Nimetenda dhambi! nilikosea</text:p>
      <text:p text:style-name="P3">καὶ ἀθέτησα τὴν ἐντολή Σου! <text:s text:c="49"/>na nikaasi amri yako!</text:p>
      <text:p text:style-name="P3">Στὴ ζωὴ πορεύτηκα ἀπὸ τὴ μιὰ στὴν ἄλλη ἁμαρτία <text:s text:c="30"/>Katika maisha nilitoka dhambi moja hadi nyingine</text:p>
      <text:p text:style-name="P3">καὶ στὶς πληγές μου πρόσθεσα <text:s text:c="48"/>nami nikaongeza majeraha yangu</text:p>
      <text:p text:style-name="P3">κι ἄλλα τραύματα. <text:s text:c="59"/>na majeraha mengine.</text:p>
      <text:p text:style-name="P3">Ἀλλὰ Σύ, ὁ Θεὸς τῶν Πατέρων μου, <text:s text:c="44"/>Lakini wewe, Mungu wa Baba zangu,</text:p>
      <text:p text:style-name="P3">σὰν σπλαχνικὸς ἐλέησέ με. <text:s text:c="51"/>kama mwororo, unirehemu.</text:p>
      <text:p text:style-name="P3">Σὲ Σένα τὸν Κριτή μου ἐξαγόρευσα <text:s text:c="44"/>Nimekununulia Jaji wangu</text:p>
      <text:p text:style-name="P3">τῆς καρδιᾶς μου τ᾿ ἀπόκρυφα. <text:s text:c="48"/>siri za moyo wangu.</text:p>
      <text:p text:style-name="P3">Δὲς τὴν ταπείνωσή μου. <text:s text:c="54"/>Tazama unyonge wangu.</text:p>
      <text:p text:style-name="P3">Δὲς καὶ τὴ θλίψη μου <text:s text:c="56"/>Tazama huzuni yangu pia</text:p>
      <text:p text:style-name="P3">καὶ δῶσε τώρα προσοχὴ στὴν περίπτωσή μου. <text:s text:c="35"/>na sasa zingatia kesi yangu.</text:p>
      <text:p text:style-name="P3">Καὶ σύ, ὁ Θεὸς τῶν Πατέρων μου, <text:s text:c="45"/>Na wewe, Mungu wa Baba zangu,</text:p>
      <text:p text:style-name="P3">σὰν σπλαχνικὸς ἐλέησέ με. <text:s text:c="51"/>kama mwororo, unirehemu.</text:p>
      <text:p text:style-name="P3">Ὁ Σαούλ, ψυχή μου, ὅταν κάποτε <text:s text:c="46"/>Sauli, roho yangu, wakati mara moja</text:p>
      <text:p text:style-name="P3">ἔχασε τὰ γαϊδούρια τοῦ πατέρα του, <text:s text:c="42"/>alipoteza punda wa baba yake,</text:p>
      <text:p text:style-name="P3">ἀντὶ γι᾿ αὐτὰ βρῆκε συμπτωματικὰ τὸ βασιλικὸ <text:s text:c="32"/>badala yake, alipata basilica kwa bahati mbaya</text:p>
      <text:p text:style-name="P3">στὸ ὁποῖο κι ἀνέβηκε. <text:s text:c="7"/>[ἀξίωμα, <text:s text:c="39"/>ambako alipaa. [ofisi,</text:p>
      <text:p text:style-name="P3">Πρόσεχε λοιπὸν καὶ σὺ μὴν ξεχαστεῖς <text:s text:c="41"/>Kwa hivyo kuwa mwangalifu na usijisahau</text:p>
      <text:p text:style-name="P3">καὶ προτιμήσεις τὶς κτηνώδεις ὀρέξεις σου <text:s text:c="35"/>na kupendelea matumbo yako ya kinyama</text:p>
      <text:p text:style-name="P3">ἀπ᾿ τὴ βασιλεία τοῦ Χριστοῦ. <text:s text:c="48"/>kutoka kwa ufalme wa Kristo.</text:p>
      <text:p text:style-name="P3">Ὁ Δαβίδ, ὁ πρόγονος τοῦ Χριστοῦ, ψυχή μου, <text:s text:c="34"/>Daudi, babu wa Kristo, roho yangu,</text:p>
      <text:p text:style-name="P3">διπλὰ κάποτε ἁμάρτησε. <text:s text:c="54"/>alitenda dhambi mara mbili.</text:p>
      <text:p text:style-name="P3">Τοξεύτηκε ἀπ᾿ τὰ βέλη τῆς μοιχείας <text:s text:c="42"/>Alipigwa na mishale ya uzinzi</text:p>
      <text:p text:style-name="P3">καὶ νικήθηκε ἀπ᾿ τὸ δόρυ <text:s text:c="52"/>na alishindwa na mkuki</text:p>
      <text:p text:style-name="P3">τῆς ποινῆς τοῦ φόνου. <text:s text:c="55"/>ya hukumu ya kifo.</text:p>
      <text:p text:style-name="P3">Ἀλλὰ σὺ ἔχεις ἁμαρτήματα βαρύτερα, <text:s text:c="42"/>Lakini nyinyi mna dhambi kubwa zaidi.</text:p>
      <text:p text:style-name="P3">τὶς κακὲς ὁρμὲς ποὺ φωλιάζουν στὴν προαίρεσή σου. <text:s text:c="27"/>uovu unahimiza kiota hicho katika chaguo lako.</text:p>
      <text:p text:style-name="P3">Πρόσθεσε κάποτε ὁ Δαβὶδ <text:s text:c="53"/>David aliwahi kuongeza</text:p>
      <text:p text:style-name="P3">στὴ μιὰ ἁμαρτία κι ἄλλη. <text:s text:c="52"/>katika dhambi moja na nyingine.</text:p>
      <text:p text:style-name="P3">Ἐκτὸς ἀπ᾿ τὴ μοιχεία ἔκανε καὶ φόνο, <text:s text:c="40"/>Mbali na uzinzi, pia alifanya mauaji,</text:p>
      <text:p text:style-name="P3">ἀλλ᾿ ἀμέσως ἔδειξε <text:s text:c="58"/>Lakini ilionyesha mara moja</text:p>
      <text:p text:style-name="P3">καὶ τὴ μετάνοια διπλή. <text:s text:c="54"/>na toba ni maradufu.</text:p>
      <text:p text:style-name="P3">Σὺ ὅμως, <text:s/>ψυχή μου, ἔκανες μεγαλύτερες ἁμαρτίες, <text:s text:c="28"/>Lakini wewe, roho yangu, umefanya dhambi kubwa zaidi,</text:p>
      <text:p text:style-name="P3">χωρὶς νὰ δείξεις στὸν Θεὸ μετάνοια. <text:s text:c="41"/>bila kumwonyesha Mungu toba.</text:p>
      <text:p text:style-name="P3">Ὁ Δαβὶδ τότε ὕψωσε <text:s text:c="58"/>Daudi kisha akainuka</text:p>
      <text:p text:style-name="P3">σὰν ἄλλη εἰκόνα τὸν ὕμνο ποὺ συνέθεσε, <text:s text:c="38"/>kama picha nyingine wimbo aliotunga,</text:p>
      <text:p text:style-name="P3">μὲ τὸν ὁποῖο ἐλέγχει τὴν πράξη <text:s text:c="46"/>ambaye anadhibiti kitendo naye</text:p>
      <text:p text:style-name="P3">ποὺ ᾿κανε <text:s text:c="67"/>ambayo walifanya</text:p>
      <text:p text:style-name="P3">φωνάζοντας δυνατά: «Ἐλέησέ με». <text:s text:c="45"/>akilia kwa sauti, "Nihurumie."</text:p>
      <text:p text:style-name="P3">Σὲ Σένα μόνο ἁμάρτησα, τὸν Θεὸ τῶν ὅλων. <text:s text:c="36"/>Nimekutenda dhambi Wewe peke yako, Mungu wa yote.</text:p>
      <text:p text:style-name="P3">Σὺ ἀπ᾿ τὴν ἁμαρτία μου καθάρισέ με. <text:s text:c="41"/>Unisafishe na dhambi yangu.</text:p>
      <text:p text:style-name="P3">Ὅταν μεταφερόταν ἡ κιβωτὸς <text:s text:c="50"/>Wakati safina ilipokuwa ikisafirishwa</text:p>
      <text:p text:style-name="P3">πάνω στὸ ἅρμα καὶ τόλμησε ἐκεῖνος ὁ Ὀζά, <text:s text:c="36"/>kwenye gari na Oza akathubutu,</text:p>
      <text:p text:style-name="P3">τὴ στιγμὴ ποὺ τὸ βόδι τὴν ταρακούνησε, <text:s text:c="38"/>ng'ombe alipomtikisa,</text:p>
      <text:p text:style-name="P3">μόνο νὰ τὴν ἀγγίξει, <text:s text:c="56"/>ili kumgusa tu</text:p>
      <text:p text:style-name="P3">δοκίμασε τὴν ὀργὴ τοῦ Θεοῦ. <text:s text:c="49"/>onja ghadhabu ya Mungu.</text:p>
      <text:p text:style-name="P3">Ἀλλὰ φεῦγε μακριά, ψυχή μου, ἀπ᾿ τὴν αὐθάδεια ἐ- <text:s text:c="28"/>Lakini kimbilia mbali, nafsi yangu, kutokana na utashi binafsi</text:p>
      <text:p text:style-name="P3">καὶ μὴν πάψεις νὰ σέβεσαι σωστὰ τὰ θεῖα. <text:s text:c="4"/>[κείνου <text:s text:c="24"/>na usiache kuheshimu miungu ipasavyo. [ya hiyo</text:p>
      <text:p text:style-name="P3">Ἄκουσες γιὰ τὸν Ἀβεσσαλώμ, <text:s text:c="50"/>Je! umesikia habari za Absalomu,</text:p>
      <text:p text:style-name="P3">μὲ ποιό τρόπο ἐπαναστάτησε ἐνάντια σ᾿ ἐκεῖνον ποὺ <text:s text:c="27"/>kwa njia gani alimuasi yule ambaye</text:p>
      <text:p text:style-name="P3">Γνώρισες τὶς βδελυρές του πράξεις, <text:s text:c="5"/>[τὸν γέννησε. <text:s text:c="23"/>Umeyajua machukizo yake, [alimzaa.</text:p>
      <text:p text:style-name="P3">μὲ τὶς ὁποῖες πρόσβαλε <text:s text:c="54"/>ambayo alichukizwa nayo</text:p>
      <text:p text:style-name="P3">τὸ κρεβάτι τοῦ πατέρα του Δαβίδ. <text:s text:c="44"/>Kitanda cha baba yake Daudi.</text:p>
      <text:p text:style-name="P3">Ἀλλὰ καὶ σὺ μιμήθηκες τὶς ἐμπαθεῖς <text:s text:c="42"/>Lakini pia umeiga huruma</text:p>
      <text:p text:style-name="P3">καὶ φιλήδονες ὁρμές του. <text:s text:c="52"/>na matamanio yake ya matamanio.</text:p>
      <text:p text:style-name="P3">Ὑπέταξες τὴ θέλησή σου <text:s text:c="54"/>Umewasilisha wosia wako</text:p>
      <text:p text:style-name="P3">τὴν κυρίαρχη στὸ σῶμα σου. <text:s text:c="50"/>inayotawala mwilini mwako.</text:p>
      <text:p text:style-name="P3">Γιατὶ σὰν ἄλλον <text:s/>Ἀχιτόφελ βρίσκοντας, <text:s text:c="39"/>Kwa maana kama ugunduzi mwingine wa Ahithofeli,</text:p>
      <text:p text:style-name="P3">ψυχή μου, τὸν ἐχθρὸ τῶν ἀνθρώπων (διάβολο) <text:s text:c="34"/>roho yangu, adui wa watu (shetani)</text:p>
      <text:p text:style-name="P3">ἀκολούθησες τὰ σχέδιά του. <text:s text:c="50"/>ulifuata mipango yake.</text:p>
      <text:p text:style-name="P3">Ἀλλ᾿ αὐτὰ τὰ διάλυσε ὁ ἴδιος ὁ Χριστὸς <text:s text:c="38"/>Lakini hizi zilifutwa na Kristo mwenyewe</text:p>
      <text:p text:style-name="P3">γιὰ νὰ μπορέσεις σὺ μ᾿ ἀσφάλεια νὰ σωθεῖς. <text:s text:c="34"/>ili uweze kuokolewa kwa usalama.</text:p>
      <text:p text:style-name="P3">Ὁ ἀξιοθαύμαστος Σολομών, <text:s text:c="52"/>Sulemani wa ajabu,</text:p>
      <text:p text:style-name="P3">ὁ γεμάτος ἀπὸ χάρη καὶ σοφία· <text:s text:c="47"/>aliyejaa neema na hekima;</text:p>
      <text:p text:style-name="P3">αὐτὸς κάποτε ἔκανε τὸ πονηρὸ <text:s text:c="48"/>aliwahi kufanya uovu</text:p>
      <text:p text:style-name="P3">μπροστὰ στὰ μάτια τοῦ Θεοῦ <text:s text:c="50"/>mbele ya macho ya Mungu</text:p>
      <text:p text:style-name="P3">κι ἀπομακρύνθηκε ἀπὸ κοντά Του. <text:s text:c="45"/>na kuondoka kwake.</text:p>
      <text:p text:style-name="P3">Ἐκεῖνον καὶ σὺ ἀκολούθησες τυφλά, <text:s text:c="43"/>Pia ulimfuata kwa upofu,</text:p>
      <text:p text:style-name="P3">ψυχή, μὲ τὴν ἀπαίσια ζωή σου. <text:s text:c="47"/>roho, na maisha yako ya kutisha.</text:p>
      <text:p text:style-name="P3">Στὶς ἡδονὲς ἀγκιστρωμένος <text:s text:c="51"/>Kuhusishwa na raha</text:p>
      <text:p text:style-name="P3">μολυνόταν ἀπ᾿ τὰ πάθη του. <text:s text:c="50"/>alichafuliwa na tamaa zake.</text:p>
      <text:p text:style-name="P3">Τί κρίμα! Ὁ ἐραστὴς τῆς σοφίας ἔγινε <text:s text:c="40"/>Ni aibu iliyoje! mpenda hekima amekuwa</text:p>
      <text:p text:style-name="P3">ἐραστὴς πορνῶν γυναικῶν, <text:s text:c="52"/>mpenzi wa makahaba,</text:p>
      <text:p text:style-name="P3">ἀποξενωμένος ἀπ᾿ τὸν Θεό! <text:s text:c="51"/>kutengwa na Mungu!</text:p>
      <text:p text:style-name="P3">Αὐτὸν καὶ σὺ ἡ ἴδια μιμήθηκες, ψυχή μου, <text:s text:c="36"/>Wewe pia ulimwiga, roho yangu,</text:p>
      <text:p text:style-name="P3">νοερά, μὲ τὶς αἰσχρὲς ἡδυπάθειες. <text:s text:c="43"/>kiakili, na maradhi mabaya.</text:p>
      <text:p text:style-name="P3">Τὸν Ροβοὰμ μιμήθηκες, <text:s text:c="55"/>Umemwiga Rehoboamu,</text:p>
      <text:p text:style-name="P3">ποὺ καταφρόνησε τὴν πατρικὴ συμβουλή. <text:s text:c="39"/>ambaye alidharau ushauri wa baba.</text:p>
      <text:p text:style-name="P3">Συνάμα καὶ τὸν κάκιστο <text:s text:c="54"/>Wakati huo huo yule mwovu</text:p>
      <text:p text:style-name="P3">δοῦλο Ἱεροβοάμ, <text:s text:c="61"/>mtumishi Yeroboamu,</text:p>
      <text:p text:style-name="P3">ποὺ ἀπ᾿ τὴν ἀρχὴ ἦταν, ψυχή μου, ἀποστάτης. <text:s text:c="33"/>ambaye tangu mwanzo alikuwa, nafsi yangu, mwasi.</text:p>
      <text:p text:style-name="P3">Ἀλλὰ φεῦγε τὴ μίμησή τους καὶ φώναζε δυνατὰ <text:s text:c="33"/>Lakini aliacha kuwaiga na kupiga kelele sana</text:p>
      <text:p text:style-name="P3">Ἁμάρτησα! Σπλαχνίσου με. <text:s text:c="8"/>[πρὸς τὸν Θεό: <text:s text:c="29"/>Nimetenda dhambi! Nionee huruma. [kwa Mungu:</text:p>
      <text:p text:style-name="P3">Ἀλίμονο, ψυχή μου! <text:s text:c="58"/>Ole, roho yangu!</text:p>
      <text:p text:style-name="P3">Μιμήθηκες τὸν Ἀχαὰβ στὰ μολύσματα. <text:s text:c="42"/>Umemwiga Ahabu katika unajisi.</text:p>
      <text:p text:style-name="P3">Ἔγινες ἄντρο <text:s text:c="64"/>Umekuwa mwanaume</text:p>
      <text:p text:style-name="P3">σαρκικῶν ἀκαθαρσιῶν <text:s text:c="57"/>uchafu wa kimwili</text:p>
      <text:p text:style-name="P3">κι ὄργανο τῶν αἰσχρῶν παθῶν. <text:s text:c="48"/>na chombo cha tamaa chafu.</text:p>
      <text:p text:style-name="P3">Στέναξε λοιπὸν βαθιά! Καὶ λέγε στὸν Θεὸ <text:s text:c="37"/>Akahema sana! Na mwambie Mungu</text:p>
      <text:p text:style-name="P3">τὶς ἁμαρτίες σου. <text:s text:c="59"/>dhambi zako.</text:p>
      <text:p text:style-name="P3">Ἔκαψε κάποτε ὁ Ἠλίας <text:s text:c="56"/>Elias aliwahi kuungua</text:p>
      <text:p text:style-name="P3">δυὸ φορὲς ἀπὸ πενήντα (στρατιῶτες) τῆς Ἰεζάβελ, <text:s text:c="29"/>mara mbili ya askari hamsini wa Yezebeli,</text:p>
      <text:p text:style-name="P3">τότε ποὺ κατέσφαξε <text:s text:c="58"/>alipochinja</text:p>
      <text:p text:style-name="P3">τοὺς ἱερεῖς τῆς αἰσχύνης <text:s text:c="52"/>makuhani wa Aishkina</text:p>
      <text:p text:style-name="P3">γιὰ νὰ ἐλέγξει τὸν Ἀχαάβ. <text:s text:c="51"/>kumdhibiti Ahabu.</text:p>
      <text:p text:style-name="P3">Ἀλλὰ φεῦγε καὶ τῶν δυὸ τὴ μίμηση, <text:s text:c="43"/>Lakini uigaji huo ukawaacha wote wawili.</text:p>
      <text:p text:style-name="P3">ψυχή, καὶ πάρε δύναμη. <text:s text:c="54"/>nafsi, na upate nguvu.</text:p>
      <text:p text:style-name="P3">Σοῦ κλείστηκε ὁ οὐρανός, ψυχή μου, <text:s text:c="42"/>Anga imefungwa kwako, roho yangu,</text:p>
      <text:p text:style-name="P3">καὶ σὲ κατέλαβε πείνα Θεοῦ, <text:s text:c="49"/>na njaa ya Mungu ikakushika,</text:p>
      <text:p text:style-name="P3">γιατὶ ἀπείθησες στὰ λόγια <text:s text:c="51"/>kwa sababu umelishika neno lako</text:p>
      <text:p text:style-name="P3">τοῦ Ἠλία τοῦ Θεσβίτη, <text:s text:c="55"/>wa Eliya wa Thesviti,</text:p>
      <text:p text:style-name="P3">ὅπως παλιὰ ὁ Ἀχαάβ. <text:s text:c="57"/>kama Ahabu alivyokuwa akifanya.</text:p>
      <text:p text:style-name="P3">Ὅμως τώρα μιμήσου τὴ Σαραφθία <text:s text:c="47"/>Lakini sasa mwige Sarafthia</text:p>
      <text:p text:style-name="P3">καὶ θρέψε τοῦ Προφήτη τὴν ψυχή. <text:s text:c="45"/>na kuilisha nafsi ya Mtume.</text:p>
      <text:p text:style-name="P3">Τοῦ Μανασσῆ τὰ ἁμαρτήματα <text:s text:c="51"/>Dhambi za Manase</text:p>
      <text:p text:style-name="P3">μὲ τὴν προαίρεσή σου ἐπισώρευσες. <text:s text:c="43"/>kwa chaguo lako ulikusanya.</text:p>
      <text:p text:style-name="P3">Ἔστησες ἀντὶ γιὰ εἴδωλα τὰ πάθη <text:s text:c="45"/>Mnaweka tamaa badala ya sanamu</text:p>
      <text:p text:style-name="P3">καὶ πλήθυνες, ψυχή, <text:s text:c="57"/>na umati wa watu, roho,</text:p>
      <text:p text:style-name="P3">τὰ ὁμοιώματα τῶν ψεύτικων θεῶν. <text:s text:c="45"/>sanamu za miungu ya uongo.</text:p>
      <text:p text:style-name="P3">Ὅμως τώρα μιμήσου μὲ θέρμη καὶ τὴ μετάνοια ποὺ <text:s text:c="30"/>Lakini sasa igeni kwa bidii na toba</text:p>
      <text:p text:style-name="P3">καὶ γίνε πλούσια σὲ κατάνυξη. <text:s/>[ἔδειξε <text:s text:c="38"/>na kuwa tajiri kwa wingi. [imeonyeshwa</text:p>
      <text:p text:style-name="P3">Πέφτω στὰ πόδια Σου! Καὶ Σοῦ προσφέρω <text:s text:c="39"/>Ninaanguka miguuni pako! Na mimi kutoa wewe</text:p>
      <text:p text:style-name="P3">γιὰ δάκρυα τὰ λόγια μου: <text:s text:c="52"/>kwa machozi maneno yangu:</text:p>
      <text:p text:style-name="P3">Ἁμάρτησα ὅπως ἁμάρτησε ἡ Πόρνη. <text:s text:c="45"/>Nilitenda dhambi kama yule Kahaba.</text:p>
      <text:p text:style-name="P3">Κι ἀθέτησα τὸν νόμο Σου, <text:s text:c="52"/>Nami nimeihalifu sheria yako,</text:p>
      <text:p text:style-name="P3">ὅσο κανεὶς ἄλλος στὴ γῆ. <text:s text:c="52"/>kama mtu mwingine yeyote duniani.</text:p>
      <text:p text:style-name="P3">Ἀλλὰ λυπήσου, Κύριε, τὸ πλάσμα Σου <text:s text:c="42"/>Lakini uwe na huruma, Bwana, kiumbe Wako</text:p>
      <text:p text:style-name="P3">καὶ ξαναφέρε με κοντά Σου. <text:s text:c="50"/>na unirudishe Kwako.</text:p>
      <text:p text:style-name="P3">Κηλίδωσα τὴν εἰκόνα Σου <text:s text:c="53"/>Nimeichafua sura yako</text:p>
      <text:p text:style-name="P3">κι ἀτίμασα τὴν ἐντολή Σου. <text:s text:c="50"/>na niliidharau amri yako.</text:p>
      <text:p text:style-name="P3">Τὸ κάλλος ὁλόκληρο ἀμαυρώθηκε <text:s text:c="47"/>Uzuri wote uliharibiwa</text:p>
      <text:p text:style-name="P3">καὶ μὲ τὰ πάθη <text:s text:c="62"/>na matamanio</text:p>
      <text:p text:style-name="P3">σβήστηκε, Σωτήρα, ἡ λαμπάδα. <text:s text:c="48"/>taa imezimika, Mwokozi.</text:p>
      <text:p text:style-name="P3">Λυπήσου με, λοιπόν, καί, ὅπως ψάλλει ὁ Δαβίδ, <text:s text:c="31"/>Basi, nihurumieni, na kama Daudi aimbavyo,</text:p>
      <text:p text:style-name="P3">δῶσ᾿ μου τὴν ἀγαλλίαση. <text:s text:c="53"/>nipe furaha.</text:p>
      <text:p text:style-name="P3">Γύρισε! Μετανόησε! <text:s text:c="58"/>Alirudi! Tubu!</text:p>
      <text:p text:style-name="P3">Φανέρωσε ὅ,τι ἔχεις μέσα σου. <text:s text:c="47"/>Onyesha kilicho ndani yako.</text:p>
      <text:p text:style-name="P3">Λέγε στὸν Θεὸ ποὺ τὰ πάντα γνωρίζει: <text:s text:c="40"/>Mwambie Mwenyezi Mungu ambaye anajua kila kitu:</text:p>
      <text:p text:style-name="P3">Σὺ μόνο ξέρεις <text:s text:c="62"/>Ni wewe tu unajua</text:p>
      <text:p text:style-name="P3">τ᾿ ἀπόκρυφα τῆς καρδιᾶς μου, Σωτήρα. <text:s text:c="40"/>siri za moyo wangu, Mwokozi.</text:p>
      <text:p text:style-name="P3">Καὶ Σὺ ἐλέησέ με, ὅπως ψάλλει ὁ Δαβίδ, <text:s text:c="38"/>Na unirehemu, kama Daudi aimbavyo,</text:p>
      <text:p text:style-name="P3">κατὰ τὸ ἔλεός Σου. <text:s text:c="58"/>kulingana na rehema zako.</text:p>
      <text:p text:style-name="P3">Τέλειωσαν οἱ μέρες τῆς ζωῆς μου, <text:s text:c="44"/>Siku za maisha yangu zimekwisha,</text:p>
      <text:p text:style-name="P3">ὅπως τὸ ὄνειρο ἐκείνου ποὺ ξυπνᾶ. <text:s text:c="43"/>kama ndoto ya mtu anayeamka.</text:p>
      <text:p text:style-name="P3">Ἔτσι, ὅπως ὁ Ἐζεκίας, κλαίω <text:s text:c="49"/>Kwa hiyo, kama Hezekia, ninalia</text:p>
      <text:p text:style-name="P3">πάνω στὸ κρεβάτι μου <text:s text:c="56"/>juu ya kitanda changu</text:p>
      <text:p text:style-name="P3">νὰ μοῦ προσθέσει ὁ Θεὸς χρόνια ζωῆς. <text:s text:c="40"/>Mungu aniongezee miaka ya kuishi.</text:p>
      <text:p text:style-name="P3">Ἀλλὰ ποιός Ἡσαΐας νὰ σοῦ παρασταθεῖ, ψυχή, <text:s text:c="34"/>Lakini Isaya ataonekana kwako, ee nafsi,</text:p>
      <text:p text:style-name="P3">παρὰ τῶν ὅλων ὁ Θεός; <text:s text:c="55"/>juu ya yote Mungu?</text:p>
      <text:p text:style-name="P3">Δόξα στὸν Πατέρα... <text:s text:c="57"/>Utukufu kwa Baba...</text:p>
      <text:p text:style-name="P3">Τριάδα ἁπλὴ καὶ ἀδιαίρετη, <text:s text:c="50"/>Utatu rahisi na usiogawanyika,</text:p>
      <text:p text:style-name="P3">μία οὐσία καὶ μία φύση· <text:s text:c="53"/>kiini kimoja na asili moja;</text:p>
      <text:p text:style-name="P3">φῶτα καὶ φῶς, τρία ἅγια πρόσωπα <text:s text:c="45"/>taa na nuru, watu watatu watakatifu</text:p>
      <text:p text:style-name="P3">καὶ μία ἅγια φύση <text:s text:c="59"/>na asili takatifu</text:p>
      <text:p text:style-name="P3">ὑμνεῖται ἡ Τριάδα Θεός. <text:s text:c="53"/>Mungu wa Utatu anasifiwa.</text:p>
      <text:p text:style-name="P3">Ἀλλὰ πλέξε ἐγκώμια καὶ δοξολογίες, ψυχή, στὴ μία <text:s text:c="28"/>Lakini weave sifa na sifa, nafsi, katika moja</text:p>
      <text:p text:style-name="P3">καὶ στὶς τρεῖς ζωές, τὸν Θεὸ τῶν ὅλων. <text:s text:c="11"/>[ζωὴ <text:s text:c="22"/>na katika maisha hayo matatu, Mungu wa wote. [Zoe</text:p>
      <text:p text:style-name="P3"/>
      <text:p text:style-name="P3">Καὶ τώρα... <text:span text:style-name="T1">Θεοτοκίο</text:span>. <text:s text:c="55"/>Na sasa ... <text:span text:style-name="T1">Bikira Maria</text:span>.</text:p>
      <text:p text:style-name="P3"/>
      <text:p text:style-name="P3">Σὲ ὑμνοῦμε. Σ᾿ εὐλογοῦμε <text:s text:c="52"/>Tunakusifu. Tunakubariki</text:p>
      <text:p text:style-name="P3">καὶ σὲ προσκυνοῦμε, Θεογεννήτρια, <text:s text:c="43"/>na tunakuabudu, Theogennitria,</text:p>
      <text:p text:style-name="P3">γιατὶ ἀπ᾿ τὴν ἀχώριστη Τριάδα <text:s text:c="47"/>kwa sababu kutoka kwa Utatu usioweza kutenganishwa</text:p>
      <text:p text:style-name="P3">γέννησες <text:s text:c="68"/>ulijifungua</text:p>
      <text:p text:style-name="P3">τὸν Ἕνα, τὸν Υἱὸ καὶ Θεό. <text:s text:c="51"/>Mmoja, Mwana na Mungu.</text:p>
      <text:p text:style-name="P3">Καὶ σὺ πρώτη ἄνοιξες σ᾿ ἐμᾶς, <text:s text:c="47"/>Na ulikuwa wa kwanza kutufungulia,</text:p>
      <text:p text:style-name="P3">τὰ πλάσματα τῆς γῆς, τὰ ἐπουράνια. <text:s text:c="42"/>viumbe vya ardhini, vya mbinguni.</text:p>
      <text:p text:style-name="P3"/>
      <text:p text:style-name="P2">Ὠδὴ η´. Ὁ Εἱρμός. <text:s text:c="59"/>h'. Eirmos.</text:p>
      <text:p text:style-name="P3"/>
      <text:p text:style-name="P3">Κεῖνον ποὺ οἱ στρατιὲς τῶν οὐρανῶν δοξάζουν <text:s text:c="33"/>Yeye ambaye majeshi ya mbinguni yanamtukuza</text:p>
      <text:p text:style-name="P3">καὶ τρέμουν τὰ Χερουβὶμ <text:s text:c="53"/>na Makerubi wakatetemeka</text:p>
      <text:p text:style-name="P3">καὶ τὰ Σεραφίμ, <text:s text:c="61"/>na Maserafi,</text:p>
      <text:p text:style-name="P3">καθετὶ ποὺ ἀναπνέει καὶ ἡ κτίση ὁλάκερη· <text:s text:c="36"/>kila kinachopumua na uumbaji wote;</text:p>
      <text:p text:style-name="P3">ὑμνεῖτε, εὐλογεῖτε <text:s text:c="58"/>sifa, bariki</text:p>
      <text:p text:style-name="P3">καὶ διατηρεῖτε στὰ ὕψη τοῦ πνεύματός σας <text:s text:c="36"/>na kuweka roho yako juu</text:p>
      <text:p text:style-name="P3">ἀκατάπαυστα. <text:s text:c="64"/>bila kuacha.</text:p>
      <text:p text:style-name="P3">Ἐμένα ποὺ ἁμάρτησα, Σωτήρα μου, ἐλέησε. <text:s text:c="37"/>Mimi niliyetenda dhambi, Mwokozi wangu, nihurumie.</text:p>
      <text:p text:style-name="P3">Τὸν νοῦ μου παρακίνησε νὰ θελήσει <text:s text:c="43"/>Alihamasisha akili yangu kutaka</text:p>
      <text:p text:style-name="P3">νὰ ἐπιστρέψω κοντά Σου. <text:s text:c="53"/>kurudi Kwako.</text:p>
      <text:p text:style-name="P3">Δέξε με τώρα ποὺ μετανοῶ. <text:s text:c="51"/>Nikubalie sasa ninapotubu.</text:p>
      <text:p text:style-name="P3">Δεῖξε εὐσπλαχνία σὲ μένα ποὺ Σοῦ φωνάζω <text:s text:c="37"/>Nirehemu mimi ninayekulilia</text:p>
      <text:p text:style-name="P3">Ἁμάρτησα σὲ Σένα μόνο! [δυνατά: <text:s text:c="45"/>Nimekutenda dhambi Wewe peke yako! [kwa sauti:</text:p>
      <text:p text:style-name="P3">Παρέβηκα τὸν Νόμο! Ἐλέησέ με. <text:s text:c="47"/>Nimevunja Sheria! Nihurumie.</text:p>
      <text:p text:style-name="P3">Ὁ ἁρματηλάτης Ἠλίας ποὺ ἀνέβηκε <text:s text:c="45"/>Elias mpanda gari aliyepanda</text:p>
      <text:p text:style-name="P3">στὸ ἅρμα τῶν ἀρετῶν, <text:s text:c="56"/>katika gari la fadhila,</text:p>
      <text:p text:style-name="P3">τὸ ὁδηγοῦσε τότε <text:s text:c="60"/>alikuwa anaendesha basi</text:p>
      <text:p text:style-name="P3">πάνω ἀπὸ τὰ ἐπίγεια <text:s text:c="57"/>juu ya dunia</text:p>
      <text:p text:style-name="P3">πρὸς τοὺς οὐρανούς. <text:s text:c="57"/>mbinguni.</text:p>
      <text:p text:style-name="P3">Τοῦ Προφήτη, ψυχή μου, <text:s text:c="54"/>Ya Mtume, nafsi yangu,</text:p>
      <text:p text:style-name="P3">ν᾿ ἀναλογίζεσαι τὴν ἄνοδο. <text:s text:c="50"/>kutafakari juu ya kuongezeka.</text:p>
      <text:p text:style-name="P3">Τοῦ Ἰορδάνη τὰ νερὰ τότε <text:s text:c="52"/>Maji ya Yordani basi</text:p>
      <text:p text:style-name="P3">χωρίστηκαν ἀπ᾿ τὴ μιὰ κι ἀπ᾿ τὴν ἄλλη <text:s text:c="39"/>walitengana wao kwa wao</text:p>
      <text:p text:style-name="P3">μὲ τὴν προβιὰ τοῦ Ἠλία <text:s text:c="54"/>pamoja na kondoo wa Eliya</text:p>
      <text:p text:style-name="P3">γιὰ χάρη τοῦ Ἐλισαίου. <text:s text:c="54"/>kwa ajili ya Elisha.</text:p>
      <text:p text:style-name="P3">Σὺ ὅμως, ψυχή μου, <text:s text:c="58"/>Lakini wewe, roho yangu,</text:p>
      <text:p text:style-name="P3">δὲν ἀπέχτησες τὴ χάρη τούτη <text:s text:c="49"/>hukupokea neema hii</text:p>
      <text:p text:style-name="P3">γιατὶ δὲν ἐγκρατεύτηκες. <text:s text:c="52"/>kwa sababu hukujizuia.</text:p>
      <text:p text:style-name="P3">Ὁ Ἐλισαῖος ὅταν δέχτηκε <text:s text:c="53"/>Eliseus alipokubali</text:p>
      <text:p text:style-name="P3">τὴν προβιὰ τοῦ Ἠλία, <text:s text:c="56"/>kondoo wa Eliya,</text:p>
      <text:p text:style-name="P3">ἔλαβε χάρη <text:s text:c="66"/>alipata neema</text:p>
      <text:p text:style-name="P3">διπλὴ ἀπὸ τὸν Κύριο. <text:s text:c="56"/>mara mbili ya Bwana.</text:p>
      <text:p text:style-name="P3">Σὺ ὅμως, ψυχή μου, <text:s text:c="58"/>Lakini wewe, roho yangu,</text:p>
      <text:p text:style-name="P3">τὴ χάρη τούτη δὲν ἀπέχτησες <text:s text:c="49"/>hukupokea neema hii</text:p>
      <text:p text:style-name="P3">γιατὶ δὲν ἐγκρατεύτηκες. <text:s text:c="52"/>kwa sababu hukujizuia.</text:p>
      <text:p text:style-name="P3">Ἡ γυναίκα ἀπ᾿ τὴν πόλη Σουνὰμ κάποτε φιλοξένησε <text:s text:c="29"/>Mwanamke kutoka mji wa Shunamu aliwahi kuwa mwenyeji</text:p>
      <text:p text:style-name="P3">τὸν δίκαιο Ἐλισαῖο, ψυχή μου, <text:s text:c="47"/>Elisha mwadilifu, roho yangu,</text:p>
      <text:p text:style-name="P3">μ᾿ ἀγαθὴ διάθεση. <text:s text:c="59"/>na mood nzuri.</text:p>
      <text:p text:style-name="P3">Σὺ ὅμως δὲν ἔμπασες στὸ σπίτι σου <text:s text:c="43"/>Hata hivyo, hukuingia nyumbani kwako</text:p>
      <text:p text:style-name="P3">οὔτε ξένο οὔτε στρατοκόπο. <text:s text:c="50"/>si mgeni wala askari.</text:p>
      <text:p text:style-name="P3">Γι᾿ αὐτὸ θὰ πεταχτεῖς ἔξω ἀπ᾿ τὸν νυμφώνα <text:s text:c="35"/>Ndiyo maana utatupwa nje ya nyumbu</text:p>
      <text:p text:style-name="P3">θρηνώντας γοερά. <text:s text:c="60"/>kuomboleza kwa utamu.</text:p>
      <text:p text:style-name="P3">Τοῦ Γιεζῆ μιμήθηκες σ᾿ ὅλη σου τὴ ζωὴ <text:s text:c="39"/>Ulimwiga Yesu katika maisha yako yote</text:p>
      <text:p text:style-name="P3">τὴν ἀκάθαρτη διάθεση, <text:s text:c="55"/>hali chafu,</text:p>
      <text:p text:style-name="P3">ταλαίπωρη ψυχή μου. <text:s text:c="57"/>nafsi yangu inayoteseka</text:p>
      <text:p text:style-name="P3">Πέταξε ἀπὸ πάνω σου, ἔστω καὶ στὰ γεράματά σου, <text:s text:c="29"/>Kuruka juu yako, hata katika uzee wako,</text:p>
      <text:p text:style-name="P3">τὴ φιλαργυρία ποὺ εἶχε κι ἐκεῖνος. <text:s text:c="42"/>ubahili aliokuwa nao pia.</text:p>
      <text:p text:style-name="P3">Φύγε μακριὰ ἀπ᾿ τὴ φωτιὰ <text:s text:c="52"/>Ondoka na moto</text:p>
      <text:p text:style-name="P3">τῆς κολάσεως, ξεκόβοντας ἀπ᾿ τὰ πάθη σου. <text:s text:c="35"/>ya kuzimu, kuvunja mbali na tamaa zako.</text:p>
      <text:p text:style-name="P3">Τὸν Ὀζία, ψυχή μου, μιμήθηκες. <text:s text:c="46"/>Ozia, nafsi yangu, umeiga.</text:p>
      <text:p text:style-name="P3">Γι᾿ αὐτὸ κι ἀπέχτησες <text:s text:c="55"/>Ndio maana ulikataa</text:p>
      <text:p text:style-name="P3">τὴ λέπρα του διπλή· <text:s text:c="57"/>ukoma wake maradufu;</text:p>
      <text:p text:style-name="P3">καὶ στὸν λογισμό, ὅπου λογίζεσαι ἄτοπα, <text:s text:c="37"/>na katika calculus, ambapo unahesabu nje ya mahali,</text:p>
      <text:p text:style-name="P3">καὶ στὸ σῶμα, μὲ τὸ ὁποῖο κάνεις παρανομίες. <text:s text:c="32"/>na katika mwili, ambao unafanya nao uharamu.</text:p>
      <text:p text:style-name="P3">Ἄφησε ὅ,τι κατέχεις ἄδικα <text:s text:c="51"/>Acheni mliyo nayo kwa dhulma</text:p>
      <text:p text:style-name="P3">καὶ πρόστρεξε στὴ μετάνοια. <text:s text:c="49"/>na akaharakisha kutubu.</text:p>
      <text:p text:style-name="P3">Γιὰ τοὺς Νινευίτες, ψυχή μου, ἄκουσες, <text:s text:c="38"/>Kwa watu wa Ninawi, umesikia,</text:p>
      <text:p text:style-name="P3">πὼς μετανόησαν πρὸς τὸν Θεὸ <text:s text:c="49"/>kwamba walitubu kwa Mungu</text:p>
      <text:p text:style-name="P3">μὲ σάκο καὶ μὲ στάχτη. <text:s text:c="54"/>na gunia na majivu.</text:p>
      <text:p text:style-name="P3">Ὅμως δὲν τοὺς μιμήθηκες, <text:s text:c="52"/>Lakini hamkuwaiga,</text:p>
      <text:p text:style-name="P3">ἀλλ᾿ ἀποδείχτηκες χειρότερη <text:s text:c="49"/>Lakini uligeuka kuwa mbaya zaidi</text:p>
      <text:p text:style-name="P3">ἀπ᾿ ὅλους ποὺ καὶ πρὶν <text:s text:c="54"/>kutoka kwa wote waliotangulia</text:p>
      <text:p text:style-name="P3">καὶ μετὰ τὸν νόμο ἔφταιξαν. <text:s text:c="49"/>na baada ya sheria walikuwa na hatia.</text:p>
      <text:p text:style-name="P3">Γιὰ τὸν Ἱερεμία, ψυχή μου, ἄκουσες <text:s text:c="42"/>Kwa Yeremia, nafsi yangu, ulisikia</text:p>
      <text:p text:style-name="P3">πὼς μέσ᾿ ἀπ᾿ τὸν λάκκο τοῦ βορβόρου <text:s text:c="41"/>kama kupitia shimo la borvorus</text:p>
      <text:p text:style-name="P3">μὲ θρήνους φώναζε <text:s text:c="59"/>alilia kwa maombolezo</text:p>
      <text:p text:style-name="P3">πρὸς τὴν πόλη τῆς Σιὼν <text:s text:c="54"/>kwa mji wa Sayuni</text:p>
      <text:p text:style-name="P3">καὶ ζητοῦσε δάκρυα. <text:s text:c="57"/>na kuomba machozi.</text:p>
      <text:p text:style-name="P3">Μιμήσου καὶ σὺ <text:s text:c="62"/>Iga pia</text:p>
      <text:p text:style-name="P3">τὴ θρηνώδη ζωή του, καὶ θὰ σωθεῖς. <text:s text:c="42"/>maisha yake ya huzuni, nawe utaokolewa.</text:p>
      <text:p text:style-name="P3">Ὁ Ἰωνᾶς ἀναχώρησε στὴ Θαρσεὶς <text:s text:c="47"/>Jona akaondoka kuelekea Tharse</text:p>
      <text:p text:style-name="P3">μὲ τὸ νὰ ξέρει τὴν ἐπιστροφὴ <text:s text:c="48"/>kujua kurudi</text:p>
      <text:p text:style-name="P3">τῶν Νινευιτῶν. <text:s text:c="62"/>ya watu wa Ninawi.</text:p>
      <text:p text:style-name="P3">Γνώριζε ὡς Προφήτης <text:s text:c="57"/>Alijua kama Mtume</text:p>
      <text:p text:style-name="P3">τὴν εὐσπλαχνία τοῦ Θεοῦ. <text:s text:c="52"/>rehema za Mungu.</text:p>
      <text:p text:style-name="P3">Γι᾿ αὐτὸ μὲ ζῆλο φρόντιζε <text:s text:c="51"/>Ndiyo maana aliitunza kwa bidii</text:p>
      <text:p text:style-name="P3">νὰ μὴ διαψευστεῖ ἡ προφητεία. <text:s text:c="47"/>unabii huo usije ukabatilika.</text:p>
      <text:p text:style-name="P3">Γιὰ τὸν Δανιήλ, ψυχή μου, ἄκουσες <text:s text:c="43"/>Kwa Danieli, nafsi yangu, ulisikia</text:p>
      <text:p text:style-name="P3">πῶς μὲς στὸν λάκκο ἔφραξε <text:s text:c="51"/>jinsi alivyonizuia shimoni</text:p>
      <text:p text:style-name="P3">τὰ στόματα τῶν λιονταριῶν. <text:s text:c="50"/>vinywa vya simba.</text:p>
      <text:p text:style-name="P3">Ἀκόμη ἔμαθες, πῶς οἱ τρεῖς νέοι, <text:s text:c="44"/>Pia umejifunza jinsi vijana watatu,</text:p>
      <text:p text:style-name="P3">ὁ Ἀζαρίας, ὁ Ἀνανίας κι ὁ Μισαήλ, <text:s text:c="43"/>Azaria, Anania na Mishaeli,</text:p>
      <text:p text:style-name="P3">ἔσβησαν μὲ τὴν πίστη τους <text:s text:c="51"/>walikufa na imani yao</text:p>
      <text:p text:style-name="P3">τὴ φλόγα τοῦ ἀναμμένου καμινιοῦ. <text:s text:c="44"/>moto wa jiko linalowaka.</text:p>
      <text:p text:style-name="P3">Τῆς Παλαιᾶς Διαθήκης ὅλους τοὺς ἄνδρες <text:s text:c="38"/>Wa Agano la Kale watu wote</text:p>
      <text:p text:style-name="P3">σοῦ τοὺς ἔφερα, ψυχή μου, <text:s text:c="51"/>Niliwaleta kwako, roho yangu,</text:p>
      <text:p text:style-name="P3">γιὰ παράδειγμα. <text:s text:c="61"/>kwa mfano.</text:p>
      <text:p text:style-name="P3">Μιμήσου τῶν δικαίων <text:s text:c="57"/>Igeni watu wema</text:p>
      <text:p text:style-name="P3">τὶς φιλόθεες πράξεις <text:s text:c="56"/>vitendo vya uhisani</text:p>
      <text:p text:style-name="P3">κι ἀπόφυγε <text:s text:c="66"/>na kutoroka</text:p>
      <text:p text:style-name="P3">τὶς ἁμαρτίες τῶν πονηρῶν. <text:s text:c="51"/>dhambi za waovu.</text:p>
      <text:p text:style-name="P3">Δίκαιε Κριτὴ καὶ Σωτήρα μου, ἐλέησε <text:s text:c="41"/>Hakimu na Mwokozi wangu mwadilifu, nihurumie</text:p>
      <text:p text:style-name="P3">καὶ λύτρωσέ με ἀπ᾿ τὴ φωτιὰ <text:s text:c="49"/>na uniokoe na moto</text:p>
      <text:p text:style-name="P3">καὶ τὴν ἀπειλή, <text:s text:c="61"/>na tishio</text:p>
      <text:p text:style-name="P3">ποὺ πρόκειται τὴ μέρα τῆς κρίσεως <text:s text:c="43"/>ambayo ni siku ya hukumu</text:p>
      <text:p text:style-name="P3">δίκαια νὰ ὑποστῶ. <text:s text:c="59"/>haki ya kusema.</text:p>
      <text:p text:style-name="P3">Λύτρωσέ με πρὶν ἀπ᾿ τὴν τελευταία μου στιγμὴ <text:s text:c="32"/>Unikomboe kabla ya dakika yangu ya mwisho</text:p>
      <text:p text:style-name="P3">μὲ τὴν ἀρετὴ καὶ τὴ μετάνοια. <text:s text:c="47"/>kwa wema na toba.</text:p>
      <text:p text:style-name="P3">Ὅπως ὁ ληστὴς Σοῦ φωνάζω δυνατὰ τὸ <text:s text:c="42"/>Kama mwizi, ninakuita</text:p>
      <text:p text:style-name="P3">Ὅπως ὁ Πέτρος κλαίω πικρά. <text:s text:c="4"/>[«Μνήσθητι». <text:s text:c="33"/>Kama Peter, mimi hulia kwa uchungu. ["Kumbuka".</text:p>
      <text:p text:style-name="P3">Ὅπως ὁ Τελώνης κράζω: <text:s text:c="55"/>Kama mtoza ushuru ninapiga kelele:</text:p>
      <text:p text:style-name="P3">«Λύτρωσέ με, Σωτήρα μου». <text:s text:c="51"/>"Nikomboe, Mwokozi wangu."</text:p>
      <text:p text:style-name="P3">Ὅπως ἡ Πόρνη δακρύζω. <text:s text:c="55"/>Kama yule Kahaba, nilitoa machozi.</text:p>
      <text:p text:style-name="P3">Καὶ ὅπως παλιὰ τῆς Χαναναίας <text:s text:c="48"/>Na kama siku za kale za Kanaani</text:p>
      <text:p text:style-name="P3">δέξου τὸν θρῆνο μου. <text:s text:c="56"/>ukubali maombolezo yangu.</text:p>
      <text:p text:style-name="P3">Τὴ σαπίλα γιάτρεψε <text:s text:c="58"/>Uozo huo uliponywa</text:p>
      <text:p text:style-name="P3">τῆς ταπεινῆς μου ψυχῆς, Σωτήρα μου, <text:s text:c="41"/>wa nafsi yangu mnyenyekevu, Mwokozi wangu,</text:p>
      <text:p text:style-name="P3">Σὺ ὁ μοναδικὸς γιατρός. <text:s text:c="53"/>Wewe ndiye daktari pekee.</text:p>
      <text:p text:style-name="P3">Βάλε μου κατάπλασμα <text:s text:c="57"/>Niwekee poultice</text:p>
      <text:p text:style-name="P3">καὶ λάδι καὶ κρασὶ <text:s text:c="58"/>na mafuta na divai</text:p>
      <text:p text:style-name="P3">ἔργα μετανοίας, <text:s text:c="61"/>matendo ya toba,</text:p>
      <text:p text:style-name="P3">κατάνυξη καὶ δάκρυα. <text:s text:c="56"/>kilio na machozi.</text:p>
      <text:p text:style-name="P3">Τῆς Χαναναίας τὸ παράδειγμα κι ἐγὼ ἀντιγρά- <text:s text:c="33"/>Mfano wa Chananaia na mimi naiga</text:p>
      <text:p text:style-name="P3">φωνάζω δυνατὰ πρὸς τὸν Γιὸ τοῦ Δαβίδ: <text:s text:c="8"/>[φοντας, <text:s text:c="22"/>Ninamlilia Mwana wa Daudi kwa sauti kuu: [chanzo,</text:p>
      <text:p text:style-name="P3">«Ἐλέησέ με». <text:s text:c="64"/>"Nihurumie."</text:p>
      <text:p text:style-name="P3">Ἀκουμπῶ στὴν ἄκρη τοῦ ἐνδύματος, <text:s text:c="44"/>Naegemea upindo wa vazi,</text:p>
      <text:p text:style-name="P3">ὅπως ἡ Αἱμορροούσα. <text:s text:c="57"/>kama Mwanamke wa Kutokwa na damu.</text:p>
      <text:p text:style-name="P3">Κλαίω ὅπως ἡ Μάρθα <text:s text:c="58"/>Ninalia kama Martha</text:p>
      <text:p text:style-name="P3">καὶ ἡ Μαρία γιὰ τὸν Λάζαρο. <text:s text:c="49"/>na Mariamu kwa Lazaro.</text:p>
      <text:p text:style-name="P3">Ἀδειάζοντας στὸ κεφάλι Σου ἐπάνω, <text:s text:c="43"/>Kumimina juu ya kichwa chako juu,</text:p>
      <text:p text:style-name="P3">Σωτήρα μου, ὡς μύρο <text:s text:c="57"/>Mwokozi wangu, kama manemane</text:p>
      <text:p text:style-name="P3">τὸ ἀλάβαστρο τῶν δακρύων μου, <text:s text:c="47"/>alabasta ya machozi yangu,</text:p>
      <text:p text:style-name="P3">Σοῦ φωνάζω δυνατὰ ὅπως ἡ Πόρνη, <text:s text:c="45"/>Ninakuita kwa sauti kubwa kama Kahaba,</text:p>
      <text:p text:style-name="P3">ζητώντας τὴ συμπάθειά Σου. <text:s text:c="50"/>kuomba huruma Yako.</text:p>
      <text:p text:style-name="P3">Σοῦ προσφέρω τὴ δέησή μου <text:s text:c="51"/>Ninakutolea maombi yangu</text:p>
      <text:p text:style-name="P3">καὶ ζητῶ νὰ λάβω τὴν ἄφεση. <text:s text:c="49"/>na naomba kusamehewa.</text:p>
      <text:p text:style-name="P3">Ἂν καὶ κανείς, ὅπως ἐγώ, δὲν ἁμάρτησε σὲ Σένα, <text:s text:c="30"/>Hata kama hakuna aliyekutenda dhambi kama mimi,</text:p>
      <text:p text:style-name="P3">σπλαχνικὲ Σωτήρα μου, <text:s text:c="55"/>Mwokozi wangu mpole,</text:p>
      <text:p text:style-name="P3">ὅμως δέξου με <text:s text:c="63"/>lakini nikubali</text:p>
      <text:p text:style-name="P3">τώρα, ποὺ μετανοῶ μὲ φόβο <text:s text:c="51"/>sasa natubu kwa hofu</text:p>
      <text:p text:style-name="P3">καὶ μὲ πόθο ψυχῆς φωνάζω δυνατά: <text:s text:c="44"/>na kwa haja ya nafsi yangu napiga kelele kwa sauti kuu;</text:p>
      <text:p text:style-name="P3">Ἁμάρτησα σὲ Σένα μόνο! <text:s text:c="54"/>Nimekutenda dhambi Wewe peke yako!</text:p>
      <text:p text:style-name="P3">Ἀθέτησα τὸν Νόμο! Ἐλέησέ με. <text:s text:c="48"/>Nimevunja Sheria! Nihurumie.</text:p>
      <text:p text:style-name="P3">Λυπήσου, Σωτήρα, τὸ δικό Σου πλάσμα. <text:s text:c="40"/>Kuwa na huruma, Mwokozi, kiumbe chako mwenyewe.</text:p>
      <text:p text:style-name="P3">Καὶ σὰν ποιμένας ἀναζήτησε <text:s text:c="50"/>Na kama mchungaji alitafuta</text:p>
      <text:p text:style-name="P3">τὸ χαμένο πρόβατο. <text:s text:c="58"/>kondoo waliopotea.</text:p>
      <text:p text:style-name="P3">Ἐμένα ποὺ πλανήθηκα, <text:s text:c="56"/>Mimi ambaye nilipotoka</text:p>
      <text:p text:style-name="P3">γλίτωσέ με ἀπ᾿ τοῦ λύκου τὰ δόντια. <text:s text:c="41"/>uniokoe na meno ya mbwa mwitu.</text:p>
      <text:p text:style-name="P3">Κάνε κι ἐγὼ νὰ τρέφομαι <text:s text:c="53"/>Nilishe mimi pia</text:p>
      <text:p text:style-name="P3">ἀπ᾿ τὸ λιβάδι τῶν δικῶν Σου προβάτων. <text:s text:c="39"/>kutoka kwa malisho ya kondoo Wako.</text:p>
      <text:p text:style-name="P3">Ὅταν θὰ καθίσεις ὡς σπλαχνικὸς Κριτὴς <text:s text:c="39"/>Wakati utakaa kama Jaji mwenye huruma</text:p>
      <text:p text:style-name="P3">καὶ θὰ δείξεις, Χριστέ μου, <text:s text:c="49"/>nanyi mtamwonyesha Kristo wangu,</text:p>
      <text:p text:style-name="P3">τὴ φοβερὴ δόξα Σου, <text:s text:c="57"/>Utukufu wako wa ajabu,</text:p>
      <text:p text:style-name="P3">τί φόβος τότε ἀνέκφραστος <text:s text:c="51"/>ni hofu iliyoje basi isiyoelezeka</text:p>
      <text:p text:style-name="P3">ἀπ᾿ τὸ καμίνι ποὺ θὰ καίει! <text:s text:c="49"/>kutoka kwenye tanuru ambayo itawaka!</text:p>
      <text:p text:style-name="P3">Ὅλοι θὰ τρέμουν <text:s text:c="61"/>Kila mtu atatetemeka</text:p>
      <text:p text:style-name="P3">γιατὶ δὲν θὰ μποροῦν νὰ ὑποφέρουν τὸ κριτήριό Σου. <text:s text:c="26"/>kwa maana hawataweza kubeba kigezo chako.</text:p>
      <text:p text:style-name="P3">Εὐλογοῦμε τὸν Πατέρα, <text:s text:c="55"/>Tunamshukuru Baba,</text:p>
      <text:p text:style-name="P3">τὸν Υἱὸ καὶ τὸ Ἅγιο Πνεῦμα, τὸν ἕνα Κύριο. <text:s text:c="34"/>Mwana na Roho Mtakatifu, Bwana mmoja.</text:p>
      <text:p text:style-name="P3">Πατέρα ἄναρχε, Υἱὲ συνάναρχε, <text:s text:c="47"/>Baba anatawala, Mwana anatawala pamoja,</text:p>
      <text:p text:style-name="P3">Παράκλητε ἀγαθέ, <text:s text:c="60"/>Tafadhali, mpenzi,</text:p>
      <text:p text:style-name="P3">τὸ εὐθὲς Πνεῦμα· <text:s text:c="60"/>Roho wa kweli;</text:p>
      <text:p text:style-name="P3">Πατέρα, Γεννήτορα τοῦ Θεοῦ Λόγου, <text:s text:c="43"/>Baba, Mwanzilishi wa Neno la Mungu,</text:p>
      <text:p text:style-name="P3">Λόγε τοῦ ἀνάρχου Πατέρα, <text:s text:c="52"/>Neno la Baba Mkuu,</text:p>
      <text:p text:style-name="P3">Πνεῦμα ζωντανὸ καὶ δημιουργικό, <text:s text:c="45"/>Roho hai na ubunifu,</text:p>
      <text:p text:style-name="P3">Τριάδα καὶ Μονάδα, ἐλέησέ με. <text:s text:c="47"/>Utatu na Umoja, nihurumie.</text:p>
      <text:p text:style-name="P3"/>
      <text:p text:style-name="P3">Καὶ τώρα... <text:span text:style-name="T1">Θεοτοκίο</text:span>. <text:s text:c="55"/>Na sasa ... <text:span text:style-name="T1">Bikira Maria</text:span>.</text:p>
      <text:p text:style-name="P3"/>
      <text:p text:style-name="P3">Σὰν ἀπὸ βαφὴ ἁλουργίδας, Ἄχραντε, <text:s text:c="43"/>Kana kwamba kutoka kwa rangi ya mchawi, Achrande,</text:p>
      <text:p text:style-name="P3">ἡ νοητὴ πορφύρα, <text:s text:c="60"/>zambarau ya kiakili,</text:p>
      <text:p text:style-name="P3">τὸ σῶμα τοῦ Ἐμμανουήλ, <text:s text:c="54"/>mwili wa Emmanuel,</text:p>
      <text:p text:style-name="P3">ὑφάνθηκε μὲ τὸ δικό σου <text:s text:c="53"/>kupatikana na yako</text:p>
      <text:p text:style-name="P3">μέσα στὴν κοιλιά σου. <text:s text:c="55"/>ndani ya tumbo lako.</text:p>
      <text:p text:style-name="P3">Γι᾿ αὐτὸ καὶ ὡς Θεοτόκο <text:s text:c="53"/>Ndio maana na kama Theotokos</text:p>
      <text:p text:style-name="P3">ἀληθινὰ σὲ τιμοῦμε. <text:s text:c="57"/>Tunakuheshimu kweli.</text:p>
      <text:p text:style-name="P3"/>
      <text:p text:style-name="P2">Ὠδὴ θ´. Εἱρμός. <text:s text:c="61"/>Ὠδὴ θ´. Mshikamano.</text:p>
      <text:p text:style-name="P3"/>
      <text:p text:style-name="P3">Τῆς χωρὶς σπέρμα σύλληψης <text:s text:c="51"/>Ya mimba isiyo na mbegu</text:p>
      <text:p text:style-name="P3">εἶναι καὶ ἡ γέννα ἀνερμήνευτη. <text:s text:c="46"/>kuzaliwa pia haifasiriki.</text:p>
      <text:p text:style-name="P3">Τῆς Μητέρας ποὺ δὲν γνώρισε ἄνδρα <text:s text:c="43"/>Ya Mama ambaye hajawahi kukutana na mwanaume</text:p>
      <text:p text:style-name="P3">εἶναι καὶ ἡ κυοφορία ἄφθορη. <text:s text:c="48"/>mimba pia haiwezi kuharibika.</text:p>
      <text:p text:style-name="P3">Ὁ Θεὸς ποὺ γεννήθηκε <text:s text:c="56"/>Mungu aliyezaliwa</text:p>
      <text:p text:style-name="P3">δημιουργεῖ νέους ὅρους στὶς φύσεις. <text:s text:c="41"/>huunda maneno mapya katika asili.</text:p>
      <text:p text:style-name="P3">Γι᾿ αὐτὸ ὅλες οἱ γενεὲς τῶν ἀνθρώπων <text:s text:c="40"/>Ndio maana vizazi vyote vya watu</text:p>
      <text:p text:style-name="P3">σὲ δοξάζουν ὀρθόδοξα <text:s text:c="56"/>wanakutukuza kikawaida</text:p>
      <text:p text:style-name="P3">ὡς Θεόνυμφη Μητέρα. <text:s text:c="57"/>kama Mama Theonymph.</text:p>
      <text:p text:style-name="P3">Ὁ νοῦς μου τραυματισμένος, <text:s text:c="50"/>Akili yangu imejeruhiwa,</text:p>
      <text:p text:style-name="P3">τὸ σῶμα ἐξασθενημένο, <text:s text:c="55"/>mwili kudhoofika,</text:p>
      <text:p text:style-name="P3">τὸ πνεῦμα μου νοσεῖ. <text:s text:c="56"/>roho yangu ni mgonjwa.</text:p>
      <text:p text:style-name="P3">Ἡ φωνή μου ἀτόνησε, <text:s text:c="57"/>Sauti yangu ilipotea,</text:p>
      <text:p text:style-name="P3">ἡ ζωή μου νεκρώθηκε, <text:s text:c="56"/>maisha yangu yalikufa</text:p>
      <text:p text:style-name="P3">ἔρχετ᾿ ὁ θάνατος. <text:s text:c="59"/>Kifo kinakuja.</text:p>
      <text:p text:style-name="P3">Γι᾿ αὐτό, ταλαίπωρη ψυχή, <text:s text:c="51"/>Kwa hivyo, roho inayoteseka,</text:p>
      <text:p text:style-name="P3">τί θὰ κάνεις, ὅταν θὰ ἔρθει <text:s text:c="49"/>utafanya nini akija?</text:p>
      <text:p text:style-name="P3">ὁ Κριτὴς νὰ ἐξετάσει τὰ ἔργα σου; <text:s text:c="43"/>Hakimu achunguze kazi zako?</text:p>
      <text:p text:style-name="P3">Τοῦ Μωυσῆ ἔφερα μπροστά σου, <text:s text:c="48"/>Nilimleta Musa mbele yako,</text:p>
      <text:p text:style-name="P3">ψυχή μου, τὴν περιγραφὴ τῆς δημιουργίας τοῦ <text:s text:c="33"/>nafsi yangu, maelezo ya uumbaji wa</text:p>
      <text:p text:style-name="P3">Καὶ ἀπὸ κεῖνον ἔλαβα <text:s text:c="6"/>[κόσμου. <text:s text:c="41"/>Na kutoka kwake nilipokea [ulimwengu.</text:p>
      <text:p text:style-name="P3">κάθε σημαντικὴ γραφὴ <text:s text:c="56"/>kila andiko muhimu</text:p>
      <text:p text:style-name="P3">ποὺ ἐξιστορεῖ τὴ ζωὴ <text:s text:c="56"/>ambayo inasimulia maisha</text:p>
      <text:p text:style-name="P3">ἀνδρῶν δικαίων καὶ ἁμαρτωλῶν. <text:s text:c="47"/>wenye haki na wenye dhambi.</text:p>
      <text:p text:style-name="P3">Ἀπ᾿ αὐτούς, ψυχή μου, μιμήθηκες <text:s text:c="45"/>Kutoka kwao, nafsi yangu, uliiga</text:p>
      <text:p text:style-name="P3">τοὺς δεύτερους κι ὄχι τοὺς πρώτους. <text:s text:c="41"/>wa mwisho na sio wa kwanza.</text:p>
      <text:p text:style-name="P3">Ἔτσι ἁμάρτησες πρὸς τὸν Θεό. <text:s text:c="48"/>Hivyo ulimtenda Mungu dhambi.</text:p>
      <text:p text:style-name="P3">Ὁ Νόμος ἀδράνησε. <text:s text:c="59"/>Sheria haikufanya kazi.</text:p>
      <text:p text:style-name="P3">Τὸ Εὐαγγέλιο δὲν κάνει τίποτε. <text:s text:c="46"/>Injili haifanyi chochote.</text:p>
      <text:p text:style-name="P3">Ὁλόκληρη ἡ Γραφὴ <text:s text:c="60"/>Biblia nzima</text:p>
      <text:p text:style-name="P3">στὴ ζωή σου παραμελήθηκε. <text:s text:c="51"/>kupuuzwa katika maisha yako.</text:p>
      <text:p text:style-name="P3">Οἱ Προφῆτες ἀτόνησαν <text:s text:c="56"/>Manabii walitoweka</text:p>
      <text:p text:style-name="P3">καὶ κάθε δίκαιου ἄνδρα λόγος. <text:s text:c="47"/>na maneno ya kila mwenye haki.</text:p>
      <text:p text:style-name="P3">Τὰ τραύματά σου, ψυχή μου, <text:s text:c="50"/>Majeraha yako, roho yangu,</text:p>
      <text:p text:style-name="P3">πλήθυναν, μὴ ἔχοντας <text:s text:c="56"/>wakaongezeka, bila kuwa nayo</text:p>
      <text:p text:style-name="P3">γιατρὸ γιὰ νὰ σὲ θεραπεύσει. <text:s text:c="48"/>daktari kukuponya.</text:p>
      <text:p text:style-name="P3">Ἀπ᾿ τὴν Καινὴ Διαθήκη <text:s text:c="55"/>Kutoka kwa Agano Jipya</text:p>
      <text:p text:style-name="P3">φέρνω μπροστά σου, ψυχή μου, <text:s text:c="48"/>Ninaleta mbele yako, roho yangu,</text:p>
      <text:p text:style-name="P3">τὰ ὑποδείγματα ποὺ σ᾿ ὁδηγοῦνε <text:s text:c="46"/>mifano inayokuongoza</text:p>
      <text:p text:style-name="P3">σὲ κατάνυξη. <text:s text:c="64"/>kwa haraka.</text:p>
      <text:p text:style-name="P3">Προσπάθησε νὰ μιμηθεῖς τοὺς δίκαιους <text:s text:c="40"/>Jaribuni kuwaiga watu wema</text:p>
      <text:p text:style-name="P3">καὶ ν᾿ ἀποφεύγεις τοὺς ἁμαρτωλούς. <text:s text:c="42"/>na kuepuka wakosefu.</text:p>
      <text:p text:style-name="P3">Καὶ νὰ ἐξιλεώσεις τὸν Χριστὸ <text:s text:c="48"/>Na kumpatanisha Kristo</text:p>
      <text:p text:style-name="P3">μὲ προσευχὲς καὶ νηστεῖες, <text:s text:c="50"/>kwa maombi na kufunga,</text:p>
      <text:p text:style-name="P3">μὲ ἁγνότητα καὶ σεμνότητα. <text:s text:c="50"/>kwa usafi na adabu.</text:p>
      <text:p text:style-name="P3">Ὁ Χριστὸς ἔγινε βρέφος. <text:s text:c="53"/>Kristo alifanyika mtoto.</text:p>
      <text:p text:style-name="P3">Μὲ τὸ σῶμα ποὺ πῆρε ἔγινε ὅμοιος μὲ μένα. <text:s text:c="35"/>Kwa mwili aliouchukua akawa kama mimi.</text:p>
      <text:p text:style-name="P3">Καὶ ὅλα ἐκεῖνα <text:s text:c="62"/>Na hayo yote</text:p>
      <text:p text:style-name="P3">ποὺ ἀνήκουνε στὴ φύση τὴν ἀνθρώπινη <text:s text:c="41"/>ambayo ni ya asili ya mwanadamu</text:p>
      <text:p text:style-name="P3">μὲ τὴ θέλησή Του τὰ ἀνέλαβε, <text:s text:c="48"/>kwa mapenzi yake aliwachukua,</text:p>
      <text:p text:style-name="P3">μ᾿ ἐξαίρεση μόνο τὴν ἁμαρτία. <text:s text:c="47"/>isipokuwa dhambi.</text:p>
      <text:p text:style-name="P3">Ἔτσι, ψυχή μου, σοῦ φανέρωσε <text:s text:c="48"/>Hivyo, nafsi yangu, alikufunulia wewe</text:p>
      <text:p text:style-name="P3">ὑπογραμμὸ καὶ εἰκόνα <text:s text:c="56"/>mstari na picha</text:p>
      <text:p text:style-name="P3">τῆς δικῆς Του συγκατάβασης. <text:s text:c="49"/>ya kujishusha kwake mwenyewe.</text:p>
      <text:p text:style-name="P3">Ὁ Χριστὸς ἔγινε ἄνθρωπος <text:s text:c="52"/>Kristo alifanyika mwanadamu</text:p>
      <text:p text:style-name="P3">καὶ κάλεσε σὲ μετάνοια <text:s text:c="54"/>na akaitisha toba</text:p>
      <text:p text:style-name="P3">ληστὲς καὶ πόρνες. <text:s text:c="58"/>wanyang'anyi na makahaba.</text:p>
      <text:p text:style-name="P3">Ψυχή μου, μετανόησε. <text:s text:c="56"/>Nafsi yangu, tubu.</text:p>
      <text:p text:style-name="P3">Ἡ θύρα τῆς Βασιλείας <text:s text:c="56"/>Mlango wa Ufalme</text:p>
      <text:p text:style-name="P3">ἔχει ἤδη ἀνοιχτεῖ. <text:s text:c="58"/>tayari imefunguliwa.</text:p>
      <text:p text:style-name="P3">Καὶ οἱ πρῶτοι ποὺ τὴν κερδίζουν <text:s text:c="45"/>Na wa kwanza kushinda</text:p>
      <text:p text:style-name="P3">εἶναι Φαρισαῖοι καὶ Τελῶνες <text:s text:c="49"/>Hao ni Mafarisayo na Watoza ushuru</text:p>
      <text:p text:style-name="P3">καὶ μοιχοὶ ποὺ ἀλλάζουν ζωή. <text:s text:c="48"/>na wazinzi wanaobadili maisha.</text:p>
      <text:p text:style-name="P3">Ὁ Χριστὸς ἔσωσε τοὺς Μάγους. <text:s text:c="48"/>Kristo aliwaokoa Mamajusi.</text:p>
      <text:p text:style-name="P3">Κάλεσε κοντά Του τοὺς τσομπάνους. <text:s text:c="43"/>Aliwaita wachungaji kwake.</text:p>
      <text:p text:style-name="P3">Πλήθη ἀπὸ νήπια <text:s text:c="61"/>Umati wa watoto wachanga</text:p>
      <text:p text:style-name="P3">τ᾿ ἀνέδειξε μάρτυρες. <text:s text:c="55"/>akaleta mashahidi.</text:p>
      <text:p text:style-name="P3">Δόξασε τὸν γέροντα (Συμεὼν) <text:s text:c="49"/>Msifuni Mzee (Simeoni)</text:p>
      <text:p text:style-name="P3">καὶ τὴν ἡλικιωμένη χήρα (Ἄννα). <text:s text:c="45"/>na mjane mzee (Anna).</text:p>
      <text:p text:style-name="P3">Ὅλων αὐτῶν, ψυχή μου, δὲν μιμήθηκες <text:s text:c="41"/>Wote, nafsi yangu, hukuwaiga</text:p>
      <text:p text:style-name="P3">οὔτε τὶς πράξεις οὔτε τὸν βίο. <text:s text:c="46"/>wala matendo wala maisha.</text:p>
      <text:p text:style-name="P3">Ἀλλὰ ἀλίμονό σου στὴν ὥρα τῆς κρίσεως! <text:s text:c="38"/>Lakini ole wenu katika saa ya msiba!</text:p>
      <text:p text:style-name="P3">Ὁ Κύριος, ὅταν νήστεψε <text:s text:c="54"/>Bwana, alipofunga</text:p>
      <text:p text:style-name="P3">σαράντα μέρες <text:s text:c="63"/>siku arobaini</text:p>
      <text:p text:style-name="P3">στὴν ἔρημο, <text:s text:c="65"/>katika jangwa,</text:p>
      <text:p text:style-name="P3">ὕστερα πείνασε, <text:s text:c="61"/>kisha akapata njaa</text:p>
      <text:p text:style-name="P3">δείχνοντας ὅτι ἦταν κι ἄνθρωπος. <text:s text:c="44"/>kuonyesha kwamba yeye pia alikuwa binadamu.</text:p>
      <text:p text:style-name="P3">Καὶ σύ, ψυχή μου, μὴ λιγοψυχήσεις, <text:s text:c="42"/>Na wewe, roho yangu, usikate tamaa,</text:p>
      <text:p text:style-name="P3">ἂν σὲ πειράξει ὁ ἐχθρός. <text:s text:c="52"/>adui akikutania.</text:p>
      <text:p text:style-name="P3">Μὲ προσευχὲς καὶ μὲ νηστεῖες <text:s text:c="48"/>Kwa maombi na kufunga</text:p>
      <text:p text:style-name="P3">διῶξ᾿ τον ἀπὸ κοντά σου. <text:s text:c="52"/>kumfukuza kutoka kwako.</text:p>
      <text:p text:style-name="P3">Ὁ Χριστὸς πειραζότανε. <text:s text:c="54"/>Kristo alijaribiwa.</text:p>
      <text:p text:style-name="P3">Ὁ Διάβολος πείραζε <text:s text:c="58"/>Ibilisi alikuwa akitania</text:p>
      <text:p text:style-name="P3">δείχνοντας τὶς πέτρες <text:s text:c="55"/>akielekeza kwenye mawe</text:p>
      <text:p text:style-name="P3">καὶ ζητώντας νὰ γίνουν ψωμιά. <text:s text:c="47"/>na kuomba mkate utengenezwe.</text:p>
      <text:p text:style-name="P3">Σὲ βουνὸ Τὸν ἀνέβασε <text:s text:c="56"/>Akamchukua juu ya mlima</text:p>
      <text:p text:style-name="P3">νὰ δεῖ σὲ ριπὴ ὀφθαλμοῦ <text:s text:c="53"/>kuona kwa kufumba na kufumbua</text:p>
      <text:p text:style-name="P3">τοῦ κόσμου ὅλα τὰ βασίλεια. <text:s text:c="49"/>falme zote za ulimwengu.</text:p>
      <text:p text:style-name="P3">Φοβήσου, ψυχή μου, <text:s/>τὸ συγκλονιστικὸ αὐτὸ γεγονός, <text:s text:c="26"/>Hofu, roho yangu, tukio hili la kushangaza,</text:p>
      <text:p text:style-name="P3">στάσου ἄγρυπνη καὶ προσεύχου κάθε ὥρα στὸν Θεό. <text:s text:c="29"/>kesheni na kuomba kila saa kwa Mungu.</text:p>
      <text:p text:style-name="P3">Ἡ φιλέρημη τρυγόνα, <text:s text:c="57"/>Mchungaji mwenye urafiki,</text:p>
      <text:p text:style-name="P3">τὸ λυχνάρι τοῦ Χριστοῦ, <text:s text:c="53"/>taa ya Kristo,</text:p>
      <text:p text:style-name="P3">βρόντηξε μὲ τὴ φωνή του <text:s text:c="53"/>alinguruma kwa sauti yake</text:p>
      <text:p text:style-name="P3">κηρύττοντας μετάνοια. <text:s text:c="55"/>kuhubiri toba.</text:p>
      <text:p text:style-name="P3">Ὁ Ἡρώδης παρανόμησε <text:s text:c="57"/>Herode alifanya uharamu</text:p>
      <text:p text:style-name="P3">μαζὶ μὲ τὴν Ἡρῳδιάδα. <text:s text:c="55"/>pamoja na Herodia.</text:p>
      <text:p text:style-name="P3">Σὺ ὅμως, ψυχή μου, πρόσεχε μὴν πιαστεῖς <text:s text:c="37"/>Lakini wewe, roho yangu, jihadhari usishikwe</text:p>
      <text:p text:style-name="P3">στὶς παγίδες τῶν παραβατῶν τοῦ Νόμου, <text:s text:c="39"/>katika mitego ya wahalifu,</text:p>
      <text:p text:style-name="P3">ἀλλ᾿ ἀγάπα τὴ μετάνοια. <text:s text:c="53"/>Lakini napenda toba.</text:p>
      <text:p text:style-name="P3">Στὴν ἐρημιὰ κατοίκησε <text:s text:c="55"/>Aliishi jangwani</text:p>
      <text:p text:style-name="P3">ὁ Πρόδρομος τῆς χάριτος. <text:s text:c="52"/>Mtangulizi wa neema.</text:p>
      <text:p text:style-name="P3">Κι οἱ κάτοικοι ὁλόκληρης <text:s text:c="52"/>Na idadi ya watu wote</text:p>
      <text:p text:style-name="P3">τῆς Ἰουδαίας καὶ τῆς Σαμάρειας <text:s text:c="46"/>wa Yudea na Samaria</text:p>
      <text:p text:style-name="P3">ἀκούοντας ἔτρεχαν <text:s text:c="59"/>kusikia walikimbia</text:p>
      <text:p text:style-name="P3">καὶ ἐξομολογοῦνταν <text:s text:c="58"/>nao walikuwa wakikiri</text:p>
      <text:p text:style-name="P3">τὶς ἁμαρτίες τους <text:s text:c="59"/>dhambi zao</text:p>
      <text:p text:style-name="P3">καὶ πρόθυμα βαφτίζονταν. <text:s text:c="52"/>na walibatizwa kwa hiari.</text:p>
      <text:p text:style-name="P3">Ὅλους αὐτοὺς σύ, ψυχή μου, δὲν μιμήθηκες. <text:s text:c="35"/>Haya yote wewe, nafsi yangu, hukuwaiga.</text:p>
      <text:p text:style-name="P3">Ὁ γάμος ἂς εἶναι τιμημένος <text:s text:c="50"/>Ndoa iheshimiwe</text:p>
      <text:p text:style-name="P3">καὶ τὸ κρεβάτι ἂς φυλάγεται καθαρὸ ἀπὸ κάθε <text:s text:c="33"/>na kitanda kiwe safi kwa kila kitu</text:p>
      <text:p text:style-name="P3">Καὶ τὰ δυὸ <text:s text:c="3"/>[μολυσμό. <text:s text:c="53"/>Na hao wawili [uchafuzi.</text:p>
      <text:p text:style-name="P3">εὐλόγησε πρῶτα ὁ Χριστός, <text:s text:c="51"/>Kristo kwanza alibariki,</text:p>
      <text:p text:style-name="P3">τρώγοντας στὴν τράπεζα ὡς ἄνθρωπος <text:s text:c="42"/>kula benki kama mwanaume</text:p>
      <text:p text:style-name="P3">στὸν γάμο τῆς Κανᾶ, <text:s text:c="57"/>kwenye harusi ya Kana,</text:p>
      <text:p text:style-name="P3">ὅπου ἔκανε τὸ νερὸ κρασὶ <text:s text:c="52"/>ambapo aligeuza maji kuwa divai</text:p>
      <text:p text:style-name="P3">καὶ τέλεσε τὸ πρῶτο θαῦμα, <text:s text:c="50"/>na akafanya muujiza wa kwanza,</text:p>
      <text:p text:style-name="P3">γιὰ νὰ πιστέψεις σύ, ψυχή μου. <text:s text:c="46"/>upate kuamini, roho yangu.</text:p>
      <text:p text:style-name="P3">Ὁ Χριστὸς ἔκανε καλὰ τὸν Παράλυτο <text:s text:c="43"/>Kristo alimtendea mema yule aliyepooza</text:p>
      <text:p text:style-name="P3">κι αὐτὸς σήκωσε τὸ κρεβάτι του. <text:s text:c="45"/>na akainua kitanda chake.</text:p>
      <text:p text:style-name="P3">Καὶ τὸν νέο, <text:s text:c="64"/>Na mpya,</text:p>
      <text:p text:style-name="P3">τὸν γιὸ τῆς χήρας <text:s text:c="59"/>mtoto wa mjane</text:p>
      <text:p text:style-name="P3">ποὺ πέθανε, ἀνέστησε <text:s text:c="56"/>ambaye alikufa, alifufuka tena</text:p>
      <text:p text:style-name="P3">καὶ θεράπευσε τὸν δοῦλο τοῦ Ἑκατοντάρχου. <text:s text:c="35"/>akamponya mtumishi wa akida.</text:p>
      <text:p text:style-name="P3">Καὶ μὲ τὴ Σαμαρείτιδα, ὅταν συναντήθηκε, <text:s text:c="36"/>Na yule mwanamke Msamaria alipokutana naye,</text:p>
      <text:p text:style-name="P3">τὴν πνευματικὴ λατρεία <text:s text:c="54"/>ibada ya kiroho</text:p>
      <text:p text:style-name="P3">γιὰ σένα, ψυχή μου, προσδιόρισε. <text:s text:c="44"/>kwa ajili yako, nafsi yangu, kuamua.</text:p>
      <text:p text:style-name="P3">Τὴν Αἱμορροούσα ὁ Κύριος θεράπευσε, <text:s text:c="41"/>Bwana akamponya yule mwanamke aliyetoka damu,</text:p>
      <text:p text:style-name="P3">ὅταν ἀκούμπησε στὴν ἄκρη τοῦ ἐνδύματος. <text:s text:c="37"/>alipotulia kwenye ukingo wa vazi.</text:p>
      <text:p text:style-name="P3">Λεπροὺς καθάρισε. <text:s text:c="59"/>Aliwasafisha wenye ukoma.</text:p>
      <text:p text:style-name="P3">Τυφλοὺς καὶ κουτσοὺς <text:s text:c="56"/>Vipofu na vilema</text:p>
      <text:p text:style-name="P3">φώτισε καὶ ἔγιανε. <text:s text:c="58"/>angaza na upone.</text:p>
      <text:p text:style-name="P3">Ἀκόμη θεράπευσε κουφοὺς καὶ ἀλάλους <text:s text:c="41"/>Pia aliwaponya viziwi na mabubu</text:p>
      <text:p text:style-name="P3">καὶ τὴν κυρτωμένη γυναίκα <text:s text:c="51"/>na mwanamke mnene</text:p>
      <text:p text:style-name="P3">μὲ τὸν λόγο Του, <text:s text:c="60"/>kwa neno lake,</text:p>
      <text:p text:style-name="P3">γιὰ νὰ σωθεῖς σὺ πιστεύοντας, ἄθλια ψυχή. <text:s text:c="35"/>ili upate kuokolewa kwa kuamini, roho maskini.</text:p>
      <text:p text:style-name="P3">Ὁ Χριστός, ὁ Λόγος τοῦ Θεοῦ, <text:s text:c="48"/>Kristo, Neno la Mungu,</text:p>
      <text:p text:style-name="P3">τὶς ἀρρώστιες γιατρεύοντας <text:s text:c="50"/>kuponya magonjwa</text:p>
      <text:p text:style-name="P3">κήρυττε τὸ Εὐαγγέλιο στοὺς φτωχούς. <text:s text:c="41"/>kuhubiri Injili kwa maskini.</text:p>
      <text:p text:style-name="P3">Κουλοὺς θεράπευσε, <text:s text:c="58"/>Aliponya majipu,</text:p>
      <text:p text:style-name="P3">μὲ τοὺς Τελῶνες συνέτρωγε <text:s text:c="51"/>alikusanyika pamoja na Watoza Ushuru</text:p>
      <text:p text:style-name="P3">καὶ μὲ τοὺς ἁμαρτωλοὺς ἀναστρεφόταν. <text:s text:c="40"/>na akageuka na wenye dhambi.</text:p>
      <text:p text:style-name="P3">Καὶ τὴν ψυχὴ τῆς κόρης τοῦ Ἰάειρου, <text:s text:c="41"/>Na roho ya binti Yairo,</text:p>
      <text:p text:style-name="P3">ποὺ εἶχε φύγει ἀπ᾿ τὸ σῶμα, <text:s text:c="49"/>aliyekuwa ameuacha mwili,</text:p>
      <text:p text:style-name="P3">τὴν ἐπανέφερε μόλις τῆς ἔπιασε τὸ χέρι. <text:s text:c="37"/>akamrudisha mara tu alipomshika mkono.</text:p>
      <text:p text:style-name="P3">Ὁ Τελώνης κέρδιζε τὴ σωτηρία. <text:s text:c="47"/>Mtoza ushuru alikuwa akishinda wokovu.</text:p>
      <text:p text:style-name="P3">Ἡ Πόρνη ἀπαρνιόταν <text:s/>τὴν ἁμαρτωλὴ ζωή. <text:s text:c="39"/>Kahaba aliacha maisha ya dhambi.</text:p>
      <text:p text:style-name="P3">Κι ὁ Φαρισαῖος ἐπειδὴ <text:s text:c="55"/>Na Mfarisayo kwa sababu</text:p>
      <text:p text:style-name="P3">κόμπαζε κατακρινόταν. <text:s text:c="55"/>alikuwa anakosolewa.</text:p>
      <text:p text:style-name="P3">Ὁ Τελώνης ἔλεγε «ἱλάσθητι»· <text:s text:c="49"/>Mtoza ushuru akasema "badala yake";</text:p>
      <text:p text:style-name="P3">ἡ Πόρνη «ἐλέησόν με». <text:s text:c="55"/>kahaba "nihurumie".</text:p>
      <text:p text:style-name="P3">Κι ὁ Φαρισαῖος φώναζε μὲ κομπορρημοσύνη: <text:s text:c="36"/>Yule Farisayo akapiga kelele kwa sauti kuu:</text:p>
      <text:p text:style-name="P3">«Ὁ Θεός, εὐχαριστῶ σοι», <text:s text:c="52"/>"Mungu, asante"</text:p>
      <text:p text:style-name="P3">καὶ τ᾿ ἄλλα λόγια τῆς μωρίας του. <text:s text:c="43"/>na maneno mengine ya somo lake.</text:p>
      <text:p text:style-name="P3">Ὁ Ζακχαῖος ἦταν Τελώνης <text:s text:c="53"/>Zakayo alikuwa mtoza ushuru</text:p>
      <text:p text:style-name="P3">κι ὅμως σώθηκε. <text:s text:c="61"/>lakini aliokolewa.</text:p>
      <text:p text:style-name="P3">Ὁ Σίμωνας <text:s text:c="67"/>Simon</text:p>
      <text:p text:style-name="P3">ὁ Φαρισαῖος ἔπεσε σὲ σφάλμα. <text:s text:c="48"/>Mfarisayo alianguka katika makosa.</text:p>
      <text:p text:style-name="P3">Κι ἡ Πόρνη πῆρε <text:s text:c="61"/>Na yule Kahaba akatwaa</text:p>
      <text:p text:style-name="P3">ἄφεση γιὰ τὰ κρίματά της <text:s text:c="52"/>msamaha wa dhambi zake</text:p>
      <text:p text:style-name="P3">ἀπ᾿ Αὐτὸν ποὺ ἔχει τὴ δύναμη <text:s text:c="48"/>Kutoka kwa Yeye aliye na uwezo</text:p>
      <text:p text:style-name="P3">νὰ συγχωρεῖ ἁμαρτήματα. <text:s text:c="53"/>kusamehe dhambi.</text:p>
      <text:p text:style-name="P3">Ἐκεῖνον κάνε νὰ φανεῖ, ψυχή, καὶ σὲ σένα σπλαχνικός. <text:s text:c="24"/>Mfanye aonekane, roho, na huruma kwako pia.</text:p>
      <text:p text:style-name="P3">Τὴν Πόρνη δὲν προσπάθησες νὰ μιμηθεῖς, <text:s text:c="38"/>Hukujaribu kumwiga Kahaba,</text:p>
      <text:p text:style-name="P3">ταλαίπωρη ψυχή μου, <text:s text:c="57"/>roho yangu inayoteseka,</text:p>
      <text:p text:style-name="P3">ποὺ πῆρε <text:s text:c="68"/>ambaye alichukua</text:p>
      <text:p text:style-name="P3">τὸ ἀλάβαστρο τοῦ μύρου <text:s text:c="54"/>alabasta ya manemane</text:p>
      <text:p text:style-name="P3">κι ἄλειψε μαζὶ μὲ δάκρυα <text:s text:c="52"/>na kupakwa machozi</text:p>
      <text:p text:style-name="P3">τὰ πόδια τοῦ Κυρίου <text:s text:c="57"/>miguu ya Bwana</text:p>
      <text:p text:style-name="P3">καὶ ὕστερα τὰ σκούπισε μὲ τῆς κεφαλῆς της τὶς τρίχες. <text:s text:c="23"/>kisha akazifuta nywele za kichwa chake.</text:p>
      <text:p text:style-name="P3">Ἐκείνου ποὺ ᾿σκιζε τὸ γραμμάτιο <text:s text:c="45"/>Yule ambaye alikuwa anararua bili</text:p>
      <text:p text:style-name="P3">μὲ τὶς παλιές της ὀφειλὲς (ἁμαρτίες). <text:s text:c="39"/>na madeni yake ya zamani (dhambi).</text:p>
      <text:p text:style-name="P3">Γιὰ τὶς πόλεις, ὅπου κήρυξε <text:s text:c="49"/>Kwa miji aliyohubiri</text:p>
      <text:p text:style-name="P3">ὁ Χριστὸς τὸ Εὐαγγέλιο, <text:s text:c="53"/>Kristo Injili,</text:p>
      <text:p text:style-name="P3">ψυχή μου, ἔμαθες <text:s text:c="60"/>roho yangu, umejifunza</text:p>
      <text:p text:style-name="P3">ὅτι τὶς καταράστηκε. <text:s text:c="56"/>kwa sababu aliwalaani.</text:p>
      <text:p text:style-name="P3">Νὰ φοβᾶσαι τὸ παράδειγμά τους, <text:s text:c="46"/>Ogopa mfano wao,</text:p>
      <text:p text:style-name="P3">μήπως καὶ σὺ γίνεις ὅπως ἐκεῖνες. <text:s text:c="43"/>labda nawe utakuwa kama wao.</text:p>
      <text:p text:style-name="P3">Διότι ὁ ἴδιος ὁ Δεσπότης Χριστός, <text:s text:c="43"/>Kwa sababu Bwana Kristo mwenyewe,</text:p>
      <text:p text:style-name="P3">συγκρίνοντάς τες μὲ τὶς πόλεις τῶν Σοδόμων, <text:s text:c="33"/>akilinganisha na miji ya Sodoma,</text:p>
      <text:p text:style-name="P3">μέχρι τὸν Ἅδη τὶς καταδίκασε. <text:s text:c="47"/>aliwahukumu kwenda kuzimu.</text:p>
      <text:p text:style-name="P3">Ψυχή μου, μὴ φανεῖς <text:s text:c="57"/>Nafsi yangu, usione</text:p>
      <text:p text:style-name="P3">χειρότερη ἀπ᾿ τὴ Χαναναία <text:s text:c="51"/>mbaya kuliko Kanaani</text:p>
      <text:p text:style-name="P3">μὲ τὴν ἀπόγνωσή σου. <text:s text:c="56"/>kwa kukata tamaa kwako.</text:p>
      <text:p text:style-name="P3">Ἄκουσες γιὰ τὴν πίστη της, <text:s text:c="50"/>Ulisikia juu ya imani yake,</text:p>
      <text:p text:style-name="P3">ὅτι γι᾿ αὐτὴν μὲ λόγο Θεοῦ <text:s text:c="50"/>kwa sababu kwa neno la Mungu</text:p>
      <text:p text:style-name="P3">γιατρεύτηκε τὸ κοριτσάκι. <text:s text:c="51"/>msichana mdogo aliponywa.</text:p>
      <text:p text:style-name="P3">Φώναξε ἀπ᾿ τὰ βάθη τῆς καρδιᾶς <text:s text:c="46"/>Alipiga kelele kutoka ndani kabisa ya moyo wake</text:p>
      <text:p text:style-name="P3">ὅπως ἐκείνη στὸν Χριστό: <text:s text:c="52"/>kama yeye katika Kristo:</text:p>
      <text:p text:style-name="P3">Γιὲ τοῦ Δαβίδ, σῶσε καὶ μένα! <text:s text:c="47"/>Kwa ajili ya Daudi, niokoe mimi pia!</text:p>
      <text:p text:style-name="P3">Σπλαχνίσου! Σῶσε με! <text:s text:c="56"/>Kuwa na huruma! Niokoe!</text:p>
      <text:p text:style-name="P3">Γιὲ τοῦ Δαβίδ, ἐλέησέ με. <text:s text:c="51"/>Kwa ajili ya Daudi, nihurumie.</text:p>
      <text:p text:style-name="P3">Σὺ ποὺ δαιμονισμένους <text:s text:c="55"/>Nyie mliopagawa</text:p>
      <text:p text:style-name="P3">μὲ τὸν λόγο Σου θεράπευσες. <text:s text:c="49"/>kwa neno lako umeponya.</text:p>
      <text:p text:style-name="P3">Τὰ λόγια τὰ σπλαχνικά, <text:s text:c="54"/>Maneno ya visceral,</text:p>
      <text:p text:style-name="P3">ὅπως γιὰ τὸν ληστή, πρόφερε καὶ γιὰ μένα: <text:s text:c="35"/>na mnyang'anyi pia alitamka kwa ajili yangu;</text:p>
      <text:p text:style-name="P3">Ἀληθινὰ σὲ βεβαιώνω ὅτι μαζί μου <text:s text:c="44"/>Hakika nakuhakikishia hivyo pamoja nami</text:p>
      <text:p text:style-name="P3">θὰ ᾿σαι στὸν Παράδεισο, <text:s text:c="53"/>utakuwa mbinguni</text:p>
      <text:p text:style-name="P3">ὅταν θὰ ἔρθω μὲ τὴ δόξα μου. <text:s text:c="48"/>nitakapokuja na utukufu wangu.</text:p>
      <text:p text:style-name="P3">Ληστὴς Σὲ κατηγοροῦσε! <text:s text:c="54"/>Jambazi alikushtaki!</text:p>
      <text:p text:style-name="P3">Καὶ ληστὴς πάλι θεολογοῦσε! <text:s text:c="49"/>Na jambazi anateolojia tena!</text:p>
      <text:p text:style-name="P3">Κι οἱ δυό τους <text:s text:c="62"/>Na wote wawili</text:p>
      <text:p text:style-name="P3">ἦταν μαζί Σου κρεμασμένοι στὸν σταυρό. <text:s text:c="38"/>walikuwa na Wewe wakining'inia msalabani.</text:p>
      <text:p text:style-name="P3">Κύριέ μου πολυεύσπλαχνε, <text:s text:c="52"/>Mola wangu mwingi wa rehema</text:p>
      <text:p text:style-name="P3">ὅπως στὸν ληστὴ ποὺ Σὲ πίστεψε <text:s text:c="46"/>kama mnyang'anyi aliyekuamini Wewe</text:p>
      <text:p text:style-name="P3">καὶ Σ᾿ ἀναγνώρισε Θεό, <text:s text:c="54"/>na kukutambua wewe kama Mungu,</text:p>
      <text:p text:style-name="P3">ἔτσι καὶ σὲ μένα ἄνοιξε τὴν πόρτα <text:s text:c="43"/>hivyo akanifungulia mlango pia</text:p>
      <text:p text:style-name="P3">τῆς ἔνδοξης Βασιλείας Σου. <text:s text:c="50"/>ya Ufalme Wako mtukufu.</text:p>
      <text:p text:style-name="P3">Ἡ κτίση ἀγωνιοῦσε <text:s text:c="59"/>Jengo lilijitahidi</text:p>
      <text:p text:style-name="P3">βλέποντάς Σε νὰ σταυρώνεσαι. <text:s text:c="48"/>kukuona umesulubiwa.</text:p>
      <text:p text:style-name="P3">Βουνὰ καὶ πέτρες <text:s text:c="60"/>Milima na mawe</text:p>
      <text:p text:style-name="P3">ἀπ᾿ τὸν φόβο σχίζονταν. <text:s text:c="53"/>walikuwa wakijitenga na hofu.</text:p>
      <text:p text:style-name="P3">Ἡ γῆ συγκλονιζόταν ἀπὸ σεισμὸ <text:s text:c="47"/>Ardhi ikatikisika kwa tetemeko la ardhi</text:p>
      <text:p text:style-name="P3">κι ὁ Ἅδης ἔμενε γυμνός. <text:s text:c="53"/>na Hadeze ikabaki uchi.</text:p>
      <text:p text:style-name="P3">Τὸ φῶς γινόταν σκοτάδι, <text:s text:c="53"/>Nuru iligeuka kuwa giza,</text:p>
      <text:p text:style-name="P3">ἂν καὶ ἤτανε ἡμέρα, βλέποντάς Σε, <text:s text:c="43"/>ijapokuwa ni mchana kukuona,</text:p>
      <text:p text:style-name="P3">Ἰησοῦ, καρφωμένο στὸν σταυρό. <text:s text:c="47"/>Yesu, alitundikwa msalabani.</text:p>
      <text:p text:style-name="P3">Ἄξιους τῆς μετάνοιας <text:s text:c="56"/>Anastahili toba</text:p>
      <text:p text:style-name="P3">καρποὺς μὴ γυρέψεις ἀπὸ μένα, <text:s text:c="47"/>usinigeuzie matunda,</text:p>
      <text:p text:style-name="P3">διότι ἡ δύναμή μου <text:s text:c="58"/>kwa sababu nguvu zangu</text:p>
      <text:p text:style-name="P3">πλέον ἐξαντλήθηκε. <text:s text:c="58"/>sasa imeuzwa.</text:p>
      <text:p text:style-name="P3">Δῶσε νὰ ἔχω πάντοτε <text:s text:c="57"/>Acha nipate kila wakati</text:p>
      <text:p text:style-name="P3">καρδιὰ συντετριμμένη <text:s text:c="56"/>kuvunjika moyo</text:p>
      <text:p text:style-name="P3">καὶ ταπεινὸ φρόνημα, <text:s text:c="56"/>na akili mnyenyekevu,</text:p>
      <text:p text:style-name="P3">γιὰ νὰ Σοῦ τὰ προσφέρω <text:s text:c="54"/>ili kuwatolea Wewe</text:p>
      <text:p text:style-name="P3">θυσία εὐάρεστη, Μοναδικὲ Σωτήρα μου. <text:s text:c="40"/>sadaka ya kupendeza, Mwokozi wangu wa pekee.</text:p>
      <text:p text:style-name="P3">Κριτή, ποὺ γνωρίζεις τὴν καρδιά μου <text:s text:c="41"/>Jaji, ambaye anajua moyo wangu</text:p>
      <text:p text:style-name="P3">καὶ ποὺ πάλι νὰ ᾿ρθεις πρόκειται <text:s text:c="44"/>Na utakuja wapi tena?</text:p>
      <text:p text:style-name="P3">μαζὶ μὲ τοὺς ἀγγέλους <text:s text:c="55"/>pamoja na malaika</text:p>
      <text:p text:style-name="P3">γιὰ νὰ κρίνεις ὁλόκληρο τὸν κόσμο· <text:s text:c="42"/>kuhukumu ulimwengu wote;</text:p>
      <text:p text:style-name="P3">τότε κοιτάζοντάς με μὲ βλέμμα <text:s text:c="47"/>kisha akanikazia macho</text:p>
      <text:p text:style-name="P3">σπλαχνικὸ λυπήσου με. <text:s text:c="55"/>visceral nionee huruma.</text:p>
      <text:p text:style-name="P3">Κι ἐλέησε, Ἰησοῦ, ἐμένα <text:s text:c="53"/>Na unirehemu, Yesu, juu yangu</text:p>
      <text:p text:style-name="P3">ποὺ ἁμάρτησα πιότερο <text:s text:c="56"/>kwamba nimefanya dhambi zaidi</text:p>
      <text:p text:style-name="P3">ἀπὸ κάθε ἄλλον ἄνθρωπο. <text:s text:c="53"/>kutoka kwa kila mtu mwingine.</text:p>
      <text:p text:style-name="P3">Δόξα ἀνήκει στὸν Πατέρα... <text:s text:c="50"/>Utukufu una Baba...</text:p>
      <text:p text:style-name="P3">Τριάδα ὁμοούσια, <text:s text:c="60"/>utatu sawa,</text:p>
      <text:p text:style-name="P3">Μονάδα τρισυπόστατη, <text:s text:c="56"/>kitengo cha tatu,</text:p>
      <text:p text:style-name="P3">Σὲ ἀνυμνοῦμε· <text:s text:c="63"/>Tunakusifu;</text:p>
      <text:p text:style-name="P3">τὸν Πατέρα δοξάζοντας, <text:s text:c="54"/>wakimtukuza Baba,</text:p>
      <text:p text:style-name="P3">τὸν Υἱὸ μεγαλύνοντας <text:s text:c="56"/>Mwana akikua</text:p>
      <text:p text:style-name="P3">καὶ τὸ Ἅγιο Πνεῦμα προσκυνώντας. <text:s text:c="44"/>na Roho Mtakatifu akisujudu.</text:p>
      <text:p text:style-name="P3">Τὸν Θεὸ ποὺ εἶναι ἀληθινὰ στὴ φύση ἕνας, <text:s text:c="36"/>Mungu ambaye kwa kweli ni mmoja katika asili,</text:p>
      <text:p text:style-name="P3">μιὰ ζωὴ καὶ τρεῖς ζωές, <text:s text:c="53"/>maisha moja na maisha matatu,</text:p>
      <text:p text:style-name="P3">κι ἡ Βασιλεία ἡ ἀτέλειωτη. <text:s text:c="50"/>na Ufalme wa milele.</text:p>
      <text:p text:style-name="P3"/>
      <text:p text:style-name="P3">Καὶ τώρα... <text:span text:style-name="T1">Θεοτοκίο</text:span>. <text:s text:c="55"/>Na sasa ... <text:span text:style-name="T1">Bikira Maria</text:span>.</text:p>
      <text:p text:style-name="P3"/>
      <text:p text:style-name="P3">Τὴν πόλη σου φύλαγε, <text:s text:c="56"/>Linda jiji lako,</text:p>
      <text:p text:style-name="P3">ἄχραντη Θεογεννήτρια. <text:s text:c="55"/>Mama wa Mungu asiye na dhambi.</text:p>
      <text:p text:style-name="P3">Γιατὶ μὲ τὴ δική σου δύναμη <text:s text:c="49"/>Kwa sababu kwa nguvu zako mwenyewe</text:p>
      <text:p text:style-name="P3">πιστὰ βασιλεύοντας ἀνάμεσα στὶς ἄλλες πόλεις, <text:s text:c="31"/>akitawala kwa uaminifu miongoni mwa miji mingine,</text:p>
      <text:p text:style-name="P3">μὲ τὴ χάρη σου γίνεται δυνατή. <text:s text:c="46"/>kwa neema yako inawezekana.</text:p>
      <text:p text:style-name="P3">Καὶ μὲ τὴ βοήθειά σου νικώντας <text:s text:c="46"/>Na kwa msaada wako, kushinda</text:p>
      <text:p text:style-name="P3">κατατροπώνει κάθε πειρασμὸ <text:s text:c="50"/>hushinda kila jaribu</text:p>
      <text:p text:style-name="P3">καὶ σκυλεύει τοὺς ἐχθροὺς <text:s text:c="51"/>na mbwa maadui</text:p>
      <text:p text:style-name="P3">καὶ κυβερνᾶ τοὺς ὑπηκόους της. <text:s text:c="46"/>na kutawala raia wak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rc" fo:country="GR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grc" fo:country="GR" style:font-name-asian="Noto Serif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05T18:14:00.896215828</dc:date>
    <meta:editing-duration>PT6M46S</meta:editing-duration>
    <meta:editing-cycles>1</meta:editing-cycles>
    <meta:document-statistic meta:table-count="0" meta:image-count="0" meta:object-count="0" meta:page-count="1" meta:paragraph-count="1688" meta:word-count="16032" meta:character-count="171027" meta:non-whitespace-character-count="83385"/>
    <meta:generator>LibreOffice/7.4.3.2$Linux_X86_64 LibreOffice_project/40$Build-2</meta:generator>
  </office:meta>
</office:document-meta>
</file>